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6"/>
    <style:style style:name="ce2" style:family="table-cell" style:parent-style-name="Default" style:data-style-name="N61"/>
    <style:style style:name="ce3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weep Template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T</text:p>
          </table:table-cell>
          <table:table-cell table:formula="of:=23.3+273" office:value-type="float" office:value="296.3" calcext:value-type="float">
            <text:p>296.3</text:p>
          </table:table-cell>
          <table:table-cell table:style-name="Default" office:value-type="string" calcext:value-type="string">
            <text:p>K</text:p>
          </table:table-cell>
          <table:table-cell office:value-type="string" calcext:value-type="string">
            <text:p>Tr</text:p>
          </table:table-cell>
          <table:table-cell table:formula="of:=21+273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g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kb</text:p>
          </table:table-cell>
          <table:table-cell table:style-name="ce2" office:value-type="float" office:value="0.000086173303" calcext:value-type="float">
            <text:p>8.62E-05</text:p>
          </table:table-cell>
          <table:table-cell office:value-type="string" calcext:value-type="string">
            <text:p>eV/K</text:p>
          </table:table-cell>
          <table:table-cell office:value-type="string" calcext:value-type="string">
            <text:p>R(T)</text:p>
          </table:table-cell>
          <table:table-cell table:style-name="ce3" table:formula="of:=(([.$E$1]/[.$B$1])^2)*EXP(-([.$H$1]/(2*[.$K$1]))*((1/[.$E$1])-(1/[.$B$1])))" office:value-type="float" office:value="0.817951711435371" calcext:value-type="float">
            <text:p>0.81795171143537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Error</text:p>
          </table:table-cell>
          <table:table-cell office:value-type="float" office:value="0.1" calcext:value-type="float">
            <text:p>0.1</text:p>
          </table:table-cell>
          <table:table-cell table:style-name="Default"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Error</text:p>
          </table:table-cell>
          <table:table-cell table:formula="of:=(([.$E$1]^2)/([.$B$1]^3))*EXP(-(([.$H$1])/(2*[.$K$1]))*((1/[.$E$1])-(1/[.$B$1])))*(2+([.$H$1]/(2*[.$K$1]*[.$B$1])))*[.$B$2]" office:value-type="float" office:value="0.00709315340340916" calcext:value-type="float">
            <text:p>0.007093153403409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V (v)</text:p>
          </table:table-cell>
          <table:table-cell table:style-name="Default" office:value-type="string" calcext:value-type="string">
            <text:p>I (A)</text:p>
          </table:table-cell>
          <table:table-cell office:value-type="string" calcext:value-type="string">
            <text:p>I(T) (nA)</text:p>
          </table:table-cell>
          <table:table-cell office:value-type="string" calcext:value-type="string">
            <text:p>I(Tr) (nA)</text:p>
          </table:table-cell>
          <table:table-cell/>
          <table:table-cell office:value-type="string" calcext:value-type="string">
            <text:p>Data for Root</text:p>
          </table:table-cell>
          <table:table-cell table:number-columns-repeated="10"/>
        </table:table-row>
        <table:table-row table:style-name="ro1">
          <table:table-cell office:value-type="time" office:time-value="PT11H39M38.567S" calcext:value-type="time">
            <text:p>11:39:38.5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16758" calcext:value-type="float">
            <text:p>1.17E-11</text:p>
          </table:table-cell>
          <table:table-cell table:formula="of:=[.C4]*10^9" office:value-type="float" office:value="0.0116758" calcext:value-type="float">
            <text:p>0.0116758</text:p>
          </table:table-cell>
          <table:table-cell table:formula="of:=[.$N$1]*[.D4]" office:value-type="float" office:value="0.00955024059237711" calcext:value-type="float">
            <text:p>0.009550240592377</text:p>
          </table:table-cell>
          <table:table-cell/>
          <table:table-cell office:value-type="string" calcext:value-type="string">
            <text:p>Vav</text:p>
          </table:table-cell>
          <table:table-cell office:value-type="string" calcext:value-type="string">
            <text:p>Iav(Tr)</text:p>
          </table:table-cell>
          <table:table-cell office:value-type="string" calcext:value-type="string">
            <text:p>eVav</text:p>
          </table:table-cell>
          <table:table-cell office:value-type="string" calcext:value-type="string">
            <text:p>eIav(Tr)</text:p>
          </table:table-cell>
          <table:table-cell/>
          <table:table-cell office:value-type="string" calcext:value-type="string">
            <text:p>eIav(T)</text:p>
          </table:table-cell>
          <table:table-cell/>
          <table:table-cell office:value-type="string" calcext:value-type="string">
            <text:p>ROOT</text:p>
          </table:table-cell>
          <table:table-cell table:number-columns-repeated="3"/>
        </table:table-row>
        <table:table-row table:style-name="ro1">
          <table:table-cell office:value-type="time" office:time-value="PT11H39M38.938S" calcext:value-type="time">
            <text:p>11:39:38.94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114851" calcext:value-type="float">
            <text:p>-1.15E-10</text:p>
          </table:table-cell>
          <table:table-cell table:formula="of:=[.C5]*10^9" office:value-type="float" office:value="-0.114851" calcext:value-type="float">
            <text:p>-0.114851</text:p>
          </table:table-cell>
          <table:table-cell table:formula="of:=[.$N$1]*[.D5]" office:value-type="float" office:value="-0.0939425720100638" calcext:value-type="float">
            <text:p>-0.093942572010064</text:p>
          </table:table-cell>
          <table:table-cell/>
          <table:table-cell office:value-type="float" office:value="0" calcext:value-type="float">
            <text:p>0</text:p>
          </table:table-cell>
          <table:table-cell table:formula="of:=AVERAGE([.E4:.E8])" office:value-type="float" office:value="0.00581768645529435" calcext:value-type="float">
            <text:p>0.005817686455294</text:p>
          </table:table-cell>
          <table:table-cell office:value-type="float" office:value="0.05" calcext:value-type="float">
            <text:p>0.05</text:p>
          </table:table-cell>
          <table:table-cell table:formula="of:=SQRT(([.H5]*[.$N$2])^2+([.$N$1]*[.L5])^2)" office:value-type="float" office:value="0.0604372777735446" calcext:value-type="float">
            <text:p>0.060437277773545</text:p>
          </table:table-cell>
          <table:table-cell/>
          <table:table-cell table:formula="of:=(MAX([.E4:.E8])-MIN([.E4:.E8]))/2" office:value-type="float" office:value="0.0738885472586696" calcext:value-type="float">
            <text:p>0.07388854725867</text:p>
          </table:table-cell>
          <table:table-cell/>
          <table:table-cell table:formula="of:=[.G5]" office:value-type="float" office:value="0" calcext:value-type="float">
            <text:p>0</text:p>
          </table:table-cell>
          <table:table-cell table:formula="of:=[.H5]" office:value-type="float" office:value="0.00581768645529435" calcext:value-type="float">
            <text:p>0.005817686455294</text:p>
          </table:table-cell>
          <table:table-cell table:formula="of:=[.I5]" office:value-type="float" office:value="0.05" calcext:value-type="float">
            <text:p>0.05</text:p>
          </table:table-cell>
          <table:table-cell table:formula="of:=[.J5]" office:value-type="float" office:value="0.0604372777735446" calcext:value-type="float">
            <text:p>0.060437277773545</text:p>
          </table:table-cell>
        </table:table-row>
        <table:table-row table:style-name="ro1">
          <table:table-cell office:value-type="time" office:time-value="PT11H39M39.314S" calcext:value-type="time">
            <text:p>11:39:39.3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4142612" calcext:value-type="float">
            <text:p>4.14E-11</text:p>
          </table:table-cell>
          <table:table-cell table:formula="of:=[.C6]*10^9" office:value-type="float" office:value="0.04142612" calcext:value-type="float">
            <text:p>0.04142612</text:p>
          </table:table-cell>
          <table:table-cell table:formula="of:=[.$N$1]*[.D6]" office:value-type="float" office:value="0.0338845657521271" calcext:value-type="float">
            <text:p>0.033884565752127</text:p>
          </table:table-cell>
          <table:table-cell table:number-columns-repeated="8"/>
          <table:table-cell table:formula="of:=[.G10]" office:value-type="float" office:value="-5" calcext:value-type="float">
            <text:p>-5</text:p>
          </table:table-cell>
          <table:table-cell table:formula="of:=[.H10]" office:value-type="float" office:value="-0.0151792133185676" calcext:value-type="float">
            <text:p>-0.015179213318568</text:p>
          </table:table-cell>
          <table:table-cell table:formula="of:=[.I10]" office:value-type="float" office:value="0.05" calcext:value-type="float">
            <text:p>0.05</text:p>
          </table:table-cell>
          <table:table-cell table:formula="of:=[.J10]" office:value-type="float" office:value="0.0336520988337845" calcext:value-type="float">
            <text:p>0.033652098833785</text:p>
          </table:table-cell>
        </table:table-row>
        <table:table-row table:style-name="ro1">
          <table:table-cell office:value-type="time" office:time-value="PT11H39M39.689S" calcext:value-type="time">
            <text:p>11:39:39.6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6581626" calcext:value-type="float">
            <text:p>6.58E-11</text:p>
          </table:table-cell>
          <table:table-cell table:formula="of:=[.C7]*10^9" office:value-type="float" office:value="0.06581626" calcext:value-type="float">
            <text:p>0.06581626</text:p>
          </table:table-cell>
          <table:table-cell table:formula="of:=[.$N$1]*[.D7]" office:value-type="float" office:value="0.0538345225072754" calcext:value-type="float">
            <text:p>0.053834522507275</text:p>
          </table:table-cell>
          <table:table-cell table:number-columns-repeated="8"/>
          <table:table-cell table:formula="of:=[.G15]" office:value-type="float" office:value="-10" calcext:value-type="float">
            <text:p>-10</text:p>
          </table:table-cell>
          <table:table-cell table:formula="of:=[.H15]" office:value-type="float" office:value="-0.0769688552497299" calcext:value-type="float">
            <text:p>-0.07696885524973</text:p>
          </table:table-cell>
          <table:table-cell table:formula="of:=[.I15]" office:value-type="float" office:value="0.05" calcext:value-type="float">
            <text:p>0.05</text:p>
          </table:table-cell>
          <table:table-cell table:formula="of:=[.J15]" office:value-type="float" office:value="0.00767845679372706" calcext:value-type="float">
            <text:p>0.007678456793727</text:p>
          </table:table-cell>
        </table:table-row>
        <table:table-row table:style-name="ro1">
          <table:table-cell office:value-type="time" office:time-value="PT11H39M40.058S" calcext:value-type="time">
            <text:p>11:39:40.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149535" calcext:value-type="float">
            <text:p>3.15E-11</text:p>
          </table:table-cell>
          <table:table-cell table:formula="of:=[.C8]*10^9" office:value-type="float" office:value="0.03149535" calcext:value-type="float">
            <text:p>0.03149535</text:p>
          </table:table-cell>
          <table:table-cell table:formula="of:=[.$N$1]*[.D8]" office:value-type="float" office:value="0.025761675434756" calcext:value-type="float">
            <text:p>0.025761675434756</text:p>
          </table:table-cell>
          <table:table-cell table:number-columns-repeated="8"/>
          <table:table-cell table:formula="of:=[.G20]" office:value-type="float" office:value="-15" calcext:value-type="float">
            <text:p>-15</text:p>
          </table:table-cell>
          <table:table-cell table:formula="of:=[.H20]" office:value-type="float" office:value="-0.116721303517779" calcext:value-type="float">
            <text:p>-0.116721303517779</text:p>
          </table:table-cell>
          <table:table-cell table:formula="of:=[.I20]" office:value-type="float" office:value="0.05" calcext:value-type="float">
            <text:p>0.05</text:p>
          </table:table-cell>
          <table:table-cell table:formula="of:=[.J20]" office:value-type="float" office:value="0.0518546804429707" calcext:value-type="float">
            <text:p>0.051854680442971</text:p>
          </table:table-cell>
        </table:table-row>
        <table:table-row table:style-name="ro1">
          <table:table-cell office:value-type="time" office:time-value="PT11H39M40.434S" calcext:value-type="time">
            <text:p>11:39:40.43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07080508" calcext:value-type="float">
            <text:p>-7.08E-11</text:p>
          </table:table-cell>
          <table:table-cell table:formula="of:=[.C9]*10^9" office:value-type="float" office:value="-0.07080508" calcext:value-type="float">
            <text:p>-0.07080508</text:p>
          </table:table-cell>
          <table:table-cell table:formula="of:=[.$N$1]*[.D9]" office:value-type="float" office:value="-0.0579151363643184" calcext:value-type="float">
            <text:p>-0.057915136364318</text:p>
          </table:table-cell>
          <table:table-cell table:number-columns-repeated="8"/>
          <table:table-cell table:formula="of:=[.G25]" office:value-type="float" office:value="-20" calcext:value-type="float">
            <text:p>-20</text:p>
          </table:table-cell>
          <table:table-cell table:formula="of:=[.H25]" office:value-type="float" office:value="-0.148091948669622" calcext:value-type="float">
            <text:p>-0.148091948669622</text:p>
          </table:table-cell>
          <table:table-cell table:formula="of:=[.I25]" office:value-type="float" office:value="0.05" calcext:value-type="float">
            <text:p>0.05</text:p>
          </table:table-cell>
          <table:table-cell table:formula="of:=[.J25]" office:value-type="float" office:value="0.094374593537693" calcext:value-type="float">
            <text:p>0.094374593537693</text:p>
          </table:table-cell>
        </table:table-row>
        <table:table-row table:style-name="ro1">
          <table:table-cell office:value-type="time" office:time-value="PT11H39M40.818S" calcext:value-type="time">
            <text:p>11:39:40.82</text:p>
          </table:table-cell>
          <table:table-cell office:value-type="float" office:value="-5" calcext:value-type="float">
            <text:p>-5</text:p>
          </table:table-cell>
          <table:table-cell office:value-type="float" office:value="0.00000000002979182" calcext:value-type="float">
            <text:p>2.98E-11</text:p>
          </table:table-cell>
          <table:table-cell table:formula="of:=[.C10]*10^9" office:value-type="float" office:value="0.02979182" calcext:value-type="float">
            <text:p>0.02979182</text:p>
          </table:table-cell>
          <table:table-cell table:formula="of:=[.$N$1]*[.D10]" office:value-type="float" office:value="0.0243682701557745" calcext:value-type="float">
            <text:p>0.024368270155775</text:p>
          </table:table-cell>
          <table:table-cell/>
          <table:table-cell office:value-type="float" office:value="-5" calcext:value-type="float">
            <text:p>-5</text:p>
          </table:table-cell>
          <table:table-cell table:formula="of:=AVERAGE([.E9:.E13])" office:value-type="float" office:value="-0.0151792133185676" calcext:value-type="float">
            <text:p>-0.015179213318568</text:p>
          </table:table-cell>
          <table:table-cell office:value-type="float" office:value="0.05" calcext:value-type="float">
            <text:p>0.05</text:p>
          </table:table-cell>
          <table:table-cell table:formula="of:=SQRT(([.H10]*[.$N$2])^2+([.$N$1]*[.L10])^2)" office:value-type="float" office:value="0.0336520988337845" calcext:value-type="float">
            <text:p>0.033652098833785</text:p>
          </table:table-cell>
          <table:table-cell/>
          <table:table-cell table:formula="of:=(MAX([.E9:.E13])-MIN([.E9:.E13]))/2" office:value-type="float" office:value="0.0411417032600465" calcext:value-type="float">
            <text:p>0.041141703260047</text:p>
          </table:table-cell>
          <table:table-cell/>
          <table:table-cell table:formula="of:=[.G30]" office:value-type="float" office:value="-25" calcext:value-type="float">
            <text:p>-25</text:p>
          </table:table-cell>
          <table:table-cell table:formula="of:=[.H30]" office:value-type="float" office:value="-0.247262352709603" calcext:value-type="float">
            <text:p>-0.247262352709603</text:p>
          </table:table-cell>
          <table:table-cell table:formula="of:=[.I30]" office:value-type="float" office:value="0.05" calcext:value-type="float">
            <text:p>0.05</text:p>
          </table:table-cell>
          <table:table-cell table:formula="of:=[.J30]" office:value-type="float" office:value="0.0473770428920763" calcext:value-type="float">
            <text:p>0.047377042892076</text:p>
          </table:table-cell>
        </table:table-row>
        <table:table-row table:style-name="ro1">
          <table:table-cell office:value-type="time" office:time-value="PT11H39M41.201S" calcext:value-type="time">
            <text:p>11:39:41.20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06939229" calcext:value-type="float">
            <text:p>-6.94E-11</text:p>
          </table:table-cell>
          <table:table-cell table:formula="of:=[.C11]*10^9" office:value-type="float" office:value="-0.06939229" calcext:value-type="float">
            <text:p>-0.06939229</text:p>
          </table:table-cell>
          <table:table-cell table:formula="of:=[.$N$1]*[.D11]" office:value-type="float" office:value="-0.0567595423659196" calcext:value-type="float">
            <text:p>-0.05675954236592</text:p>
          </table:table-cell>
          <table:table-cell table:number-columns-repeated="8"/>
          <table:table-cell table:formula="of:=[.G35]" office:value-type="float" office:value="-30" calcext:value-type="float">
            <text:p>-30</text:p>
          </table:table-cell>
          <table:table-cell table:formula="of:=[.H35]" office:value-type="float" office:value="-0.259708420464043" calcext:value-type="float">
            <text:p>-0.259708420464043</text:p>
          </table:table-cell>
          <table:table-cell table:formula="of:=[.I35]" office:value-type="float" office:value="0.05" calcext:value-type="float">
            <text:p>0.05</text:p>
          </table:table-cell>
          <table:table-cell table:formula="of:=[.J35]" office:value-type="float" office:value="0.0375897303209818" calcext:value-type="float">
            <text:p>0.037589730320982</text:p>
          </table:table-cell>
        </table:table-row>
        <table:table-row table:style-name="ro1">
          <table:table-cell office:value-type="time" office:time-value="PT11H39M41.585S" calcext:value-type="time">
            <text:p>11:39:41.59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007022035" calcext:value-type="float">
            <text:p>-7.02E-12</text:p>
          </table:table-cell>
          <table:table-cell table:formula="of:=[.C12]*10^9" office:value-type="float" office:value="-0.007022035" calcext:value-type="float">
            <text:p>-0.007022035</text:p>
          </table:table-cell>
          <table:table-cell table:formula="of:=[.$N$1]*[.D12]" office:value-type="float" office:value="-0.00574368554600908" calcext:value-type="float">
            <text:p>-0.005743685546009</text:p>
          </table:table-cell>
          <table:table-cell table:number-columns-repeated="8"/>
          <table:table-cell table:formula="of:=[.G40]" office:value-type="float" office:value="-35" calcext:value-type="float">
            <text:p>-35</text:p>
          </table:table-cell>
          <table:table-cell table:formula="of:=[.H40]" office:value-type="float" office:value="-0.194037056996039" calcext:value-type="float">
            <text:p>-0.194037056996039</text:p>
          </table:table-cell>
          <table:table-cell table:formula="of:=[.I40]" office:value-type="float" office:value="0.05" calcext:value-type="float">
            <text:p>0.05</text:p>
          </table:table-cell>
          <table:table-cell table:formula="of:=[.J40]" office:value-type="float" office:value="0.0386532965673257" calcext:value-type="float">
            <text:p>0.038653296567326</text:p>
          </table:table-cell>
        </table:table-row>
        <table:table-row table:style-name="ro1">
          <table:table-cell office:value-type="time" office:time-value="PT11H39M41.969S" calcext:value-type="time">
            <text:p>11:39:41.97</text:p>
          </table:table-cell>
          <table:table-cell office:value-type="float" office:value="-5" calcext:value-type="float">
            <text:p>-5</text:p>
          </table:table-cell>
          <table:table-cell office:value-type="float" office:value="0.00000000002463963" calcext:value-type="float">
            <text:p>2.46E-11</text:p>
          </table:table-cell>
          <table:table-cell table:formula="of:=[.C13]*10^9" office:value-type="float" office:value="0.02463963" calcext:value-type="float">
            <text:p>0.02463963</text:p>
          </table:table-cell>
          <table:table-cell table:formula="of:=[.$N$1]*[.D13]" office:value-type="float" office:value="0.0201540275276343" calcext:value-type="float">
            <text:p>0.020154027527634</text:p>
          </table:table-cell>
          <table:table-cell table:number-columns-repeated="8"/>
          <table:table-cell table:formula="of:=[.G45]" office:value-type="float" office:value="-40" calcext:value-type="float">
            <text:p>-40</text:p>
          </table:table-cell>
          <table:table-cell table:formula="of:=[.H45]" office:value-type="float" office:value="-0.0906252526951947" calcext:value-type="float">
            <text:p>-0.090625252695195</text:p>
          </table:table-cell>
          <table:table-cell table:formula="of:=[.I45]" office:value-type="float" office:value="0.05" calcext:value-type="float">
            <text:p>0.05</text:p>
          </table:table-cell>
          <table:table-cell table:formula="of:=[.J45]" office:value-type="float" office:value="0.0269463473381555" calcext:value-type="float">
            <text:p>0.026946347338156</text:p>
          </table:table-cell>
        </table:table-row>
        <table:table-row table:style-name="ro1">
          <table:table-cell office:value-type="time" office:time-value="PT11H39M42.353S" calcext:value-type="time">
            <text:p>11:39:42.35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09453172" calcext:value-type="float">
            <text:p>-9.45E-11</text:p>
          </table:table-cell>
          <table:table-cell table:formula="of:=[.C14]*10^9" office:value-type="float" office:value="-0.09453172" calcext:value-type="float">
            <text:p>-0.09453172</text:p>
          </table:table-cell>
          <table:table-cell table:formula="of:=[.$N$1]*[.D14]" office:value-type="float" office:value="-0.0773223821589293" calcext:value-type="float">
            <text:p>-0.077322382158929</text:p>
          </table:table-cell>
          <table:table-cell table:number-columns-repeated="8"/>
          <table:table-cell table:formula="of:=[.G50]" office:value-type="float" office:value="-45" calcext:value-type="float">
            <text:p>-45</text:p>
          </table:table-cell>
          <table:table-cell table:formula="of:=[.H50]" office:value-type="float" office:value="-0.20610269540949" calcext:value-type="float">
            <text:p>-0.20610269540949</text:p>
          </table:table-cell>
          <table:table-cell table:formula="of:=[.I50]" office:value-type="float" office:value="0.05" calcext:value-type="float">
            <text:p>0.05</text:p>
          </table:table-cell>
          <table:table-cell table:formula="of:=[.J50]" office:value-type="float" office:value="0.051590471935808" calcext:value-type="float">
            <text:p>0.051590471935808</text:p>
          </table:table-cell>
        </table:table-row>
        <table:table-row table:style-name="ro1">
          <table:table-cell office:value-type="time" office:time-value="PT11H39M42.737S" calcext:value-type="time">
            <text:p>11:39:42.74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08838187" calcext:value-type="float">
            <text:p>-8.84E-11</text:p>
          </table:table-cell>
          <table:table-cell table:formula="of:=[.C15]*10^9" office:value-type="float" office:value="-0.08838187" calcext:value-type="float">
            <text:p>-0.08838187</text:p>
          </table:table-cell>
          <table:table-cell table:formula="of:=[.$N$1]*[.D15]" office:value-type="float" office:value="-0.0722921018263585" calcext:value-type="float">
            <text:p>-0.072292101826359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AVERAGE([.E14:.E18])" office:value-type="float" office:value="-0.0769688552497299" calcext:value-type="float">
            <text:p>-0.07696885524973</text:p>
          </table:table-cell>
          <table:table-cell office:value-type="float" office:value="0.05" calcext:value-type="float">
            <text:p>0.05</text:p>
          </table:table-cell>
          <table:table-cell table:formula="of:=SQRT(([.H15]*[.$N$2])^2+([.$N$1]*[.L15])^2)" office:value-type="float" office:value="0.00767845679372706" calcext:value-type="float">
            <text:p>0.007678456793727</text:p>
          </table:table-cell>
          <table:table-cell/>
          <table:table-cell table:formula="of:=(MAX([.E14:.E18])-MIN([.E14:.E18]))/2" office:value-type="float" office:value="0.00936366171724015" calcext:value-type="float">
            <text:p>0.00936366171724</text:p>
          </table:table-cell>
          <table:table-cell/>
          <table:table-cell table:formula="of:=[.G55]" office:value-type="float" office:value="-50" calcext:value-type="float">
            <text:p>-50</text:p>
          </table:table-cell>
          <table:table-cell table:formula="of:=[.H55]" office:value-type="float" office:value="-0.291344453320468" calcext:value-type="float">
            <text:p>-0.291344453320468</text:p>
          </table:table-cell>
          <table:table-cell table:formula="of:=[.I55]" office:value-type="float" office:value="0.05" calcext:value-type="float">
            <text:p>0.05</text:p>
          </table:table-cell>
          <table:table-cell table:formula="of:=[.J55]" office:value-type="float" office:value="0.0400999439850981" calcext:value-type="float">
            <text:p>0.040099943985098</text:p>
          </table:table-cell>
        </table:table-row>
        <table:table-row table:style-name="ro1">
          <table:table-cell office:value-type="time" office:time-value="PT11H39M43.121S" calcext:value-type="time">
            <text:p>11:39:43.12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08730151" calcext:value-type="float">
            <text:p>-8.73E-11</text:p>
          </table:table-cell>
          <table:table-cell table:formula="of:=[.C16]*10^9" office:value-type="float" office:value="-0.08730151" calcext:value-type="float">
            <text:p>-0.08730151</text:p>
          </table:table-cell>
          <table:table-cell table:formula="of:=[.$N$1]*[.D16]" office:value-type="float" office:value="-0.0714084195153922" calcext:value-type="float">
            <text:p>-0.071408419515392</text:p>
          </table:table-cell>
          <table:table-cell table:number-columns-repeated="8"/>
          <table:table-cell table:formula="of:=[.G60]" office:value-type="float" office:value="-55" calcext:value-type="float">
            <text:p>-55</text:p>
          </table:table-cell>
          <table:table-cell table:formula="of:=[.H60]" office:value-type="float" office:value="-0.278191266311492" calcext:value-type="float">
            <text:p>-0.278191266311492</text:p>
          </table:table-cell>
          <table:table-cell table:formula="of:=[.I60]" office:value-type="float" office:value="0.05" calcext:value-type="float">
            <text:p>0.05</text:p>
          </table:table-cell>
          <table:table-cell table:formula="of:=[.J60]" office:value-type="float" office:value="0.0273158481689364" calcext:value-type="float">
            <text:p>0.027315848168937</text:p>
          </table:table-cell>
        </table:table-row>
        <table:table-row table:style-name="ro1">
          <table:table-cell office:value-type="time" office:time-value="PT11H39M43.504S" calcext:value-type="time">
            <text:p>11:39:43.50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09008555" calcext:value-type="float">
            <text:p>-9.01E-11</text:p>
          </table:table-cell>
          <table:table-cell table:formula="of:=[.C17]*10^9" office:value-type="float" office:value="-0.09008555" calcext:value-type="float">
            <text:p>-0.09008555</text:p>
          </table:table-cell>
          <table:table-cell table:formula="of:=[.$N$1]*[.D17]" office:value-type="float" office:value="-0.0736856297980967" calcext:value-type="float">
            <text:p>-0.073685629798097</text:p>
          </table:table-cell>
          <table:table-cell table:number-columns-repeated="8"/>
          <table:table-cell table:formula="of:=[.G65]" office:value-type="float" office:value="-60" calcext:value-type="float">
            <text:p>-60</text:p>
          </table:table-cell>
          <table:table-cell table:formula="of:=[.H65]" office:value-type="float" office:value="-0.233775768583045" calcext:value-type="float">
            <text:p>-0.233775768583045</text:p>
          </table:table-cell>
          <table:table-cell table:formula="of:=[.I65]" office:value-type="float" office:value="0.05" calcext:value-type="float">
            <text:p>0.05</text:p>
          </table:table-cell>
          <table:table-cell table:formula="of:=[.J65]" office:value-type="float" office:value="0.0960650891673055" calcext:value-type="float">
            <text:p>0.096065089167306</text:p>
          </table:table-cell>
        </table:table-row>
        <table:table-row table:style-name="ro1">
          <table:table-cell office:value-type="time" office:time-value="PT11H39M43.888S" calcext:value-type="time">
            <text:p>11:39:43.89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1101969" calcext:value-type="float">
            <text:p>-1.10E-10</text:p>
          </table:table-cell>
          <table:table-cell table:formula="of:=[.C18]*10^9" office:value-type="float" office:value="-0.1101969" calcext:value-type="float">
            <text:p>-0.1101969</text:p>
          </table:table-cell>
          <table:table-cell table:formula="of:=[.$N$1]*[.D18]" office:value-type="float" office:value="-0.0901357429498725" calcext:value-type="float">
            <text:p>-0.090135742949873</text:p>
          </table:table-cell>
          <table:table-cell table:number-columns-repeated="8"/>
          <table:table-cell table:formula="of:=[.G70]" office:value-type="float" office:value="-65" calcext:value-type="float">
            <text:p>-65</text:p>
          </table:table-cell>
          <table:table-cell table:formula="of:=[.H70]" office:value-type="float" office:value="-0.203587706564271" calcext:value-type="float">
            <text:p>-0.203587706564271</text:p>
          </table:table-cell>
          <table:table-cell table:formula="of:=[.I70]" office:value-type="float" office:value="0.05" calcext:value-type="float">
            <text:p>0.05</text:p>
          </table:table-cell>
          <table:table-cell table:formula="of:=[.J70]" office:value-type="float" office:value="0.0943661990096666" calcext:value-type="float">
            <text:p>0.094366199009667</text:p>
          </table:table-cell>
        </table:table-row>
        <table:table-row table:style-name="ro1">
          <table:table-cell office:value-type="time" office:time-value="PT11H39M44.273S" calcext:value-type="time">
            <text:p>11:39:44.27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1935101" calcext:value-type="float">
            <text:p>-1.94E-10</text:p>
          </table:table-cell>
          <table:table-cell table:formula="of:=[.C19]*10^9" office:value-type="float" office:value="-0.1935101" calcext:value-type="float">
            <text:p>-0.1935101</text:p>
          </table:table-cell>
          <table:table-cell table:formula="of:=[.$N$1]*[.D19]" office:value-type="float" office:value="-0.15828191747503" calcext:value-type="float">
            <text:p>-0.15828191747503</text:p>
          </table:table-cell>
          <table:table-cell table:number-columns-repeated="8"/>
          <table:table-cell table:formula="of:=[.G75]" office:value-type="float" office:value="-70" calcext:value-type="float">
            <text:p>-70</text:p>
          </table:table-cell>
          <table:table-cell table:formula="of:=[.H75]" office:value-type="float" office:value="-0.190808290769353" calcext:value-type="float">
            <text:p>-0.190808290769353</text:p>
          </table:table-cell>
          <table:table-cell table:formula="of:=[.I75]" office:value-type="float" office:value="0.05" calcext:value-type="float">
            <text:p>0.05</text:p>
          </table:table-cell>
          <table:table-cell table:formula="of:=[.J75]" office:value-type="float" office:value="0.0578965438856903" calcext:value-type="float">
            <text:p>0.05789654388569</text:p>
          </table:table-cell>
        </table:table-row>
        <table:table-row table:style-name="ro1">
          <table:table-cell office:value-type="time" office:time-value="PT11H39M44.656S" calcext:value-type="time">
            <text:p>11:39:44.66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03851882" calcext:value-type="float">
            <text:p>-3.85E-11</text:p>
          </table:table-cell>
          <table:table-cell table:formula="of:=[.C20]*10^9" office:value-type="float" office:value="-0.03851882" calcext:value-type="float">
            <text:p>-0.03851882</text:p>
          </table:table-cell>
          <table:table-cell table:formula="of:=[.$N$1]*[.D20]" office:value-type="float" office:value="-0.031506534741471" calcext:value-type="float">
            <text:p>-0.031506534741471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AVERAGE([.E19:.E23])" office:value-type="float" office:value="-0.116721303517779" calcext:value-type="float">
            <text:p>-0.116721303517779</text:p>
          </table:table-cell>
          <table:table-cell office:value-type="float" office:value="0.05" calcext:value-type="float">
            <text:p>0.05</text:p>
          </table:table-cell>
          <table:table-cell table:formula="of:=SQRT(([.H20]*[.$N$2])^2+([.$N$1]*[.L20])^2)" office:value-type="float" office:value="0.0518546804429707" calcext:value-type="float">
            <text:p>0.051854680442971</text:p>
          </table:table-cell>
          <table:table-cell/>
          <table:table-cell table:formula="of:=(MAX([.E19:.E23])-MIN([.E19:.E23]))/2" office:value-type="float" office:value="0.0633876913667794" calcext:value-type="float">
            <text:p>0.06338769136678</text:p>
          </table:table-cell>
          <table:table-cell/>
          <table:table-cell table:formula="of:=[.G80]" office:value-type="float" office:value="-75" calcext:value-type="float">
            <text:p>-75</text:p>
          </table:table-cell>
          <table:table-cell table:formula="of:=[.H80]" office:value-type="float" office:value="-0.236664855823006" calcext:value-type="float">
            <text:p>-0.236664855823006</text:p>
          </table:table-cell>
          <table:table-cell table:formula="of:=[.I80]" office:value-type="float" office:value="0.05" calcext:value-type="float">
            <text:p>0.05</text:p>
          </table:table-cell>
          <table:table-cell table:formula="of:=[.J80]" office:value-type="float" office:value="0.0606840617960987" calcext:value-type="float">
            <text:p>0.060684061796099</text:p>
          </table:table-cell>
        </table:table-row>
        <table:table-row table:style-name="ro1">
          <table:table-cell office:value-type="time" office:time-value="PT11H39M45.04S" calcext:value-type="time">
            <text:p>11:39:45.04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1314303" calcext:value-type="float">
            <text:p>-1.31E-10</text:p>
          </table:table-cell>
          <table:table-cell table:formula="of:=[.C21]*10^9" office:value-type="float" office:value="-0.1314303" calcext:value-type="float">
            <text:p>-0.1314303</text:p>
          </table:table-cell>
          <table:table-cell table:formula="of:=[.$N$1]*[.D21]" office:value-type="float" office:value="-0.107503638819464" calcext:value-type="float">
            <text:p>-0.107503638819464</text:p>
          </table:table-cell>
          <table:table-cell table:number-columns-repeated="8"/>
          <table:table-cell table:formula="of:=[.G85]" office:value-type="float" office:value="-80" calcext:value-type="float">
            <text:p>-80</text:p>
          </table:table-cell>
          <table:table-cell table:formula="of:=[.H85]" office:value-type="float" office:value="-0.252306055629758" calcext:value-type="float">
            <text:p>-0.252306055629758</text:p>
          </table:table-cell>
          <table:table-cell table:formula="of:=[.I85]" office:value-type="float" office:value="0.05" calcext:value-type="float">
            <text:p>0.05</text:p>
          </table:table-cell>
          <table:table-cell table:formula="of:=[.J85]" office:value-type="float" office:value="0.0639105301655564" calcext:value-type="float">
            <text:p>0.063910530165556</text:p>
          </table:table-cell>
        </table:table-row>
        <table:table-row table:style-name="ro1">
          <table:table-cell office:value-type="time" office:time-value="PT11H39M45.424S" calcext:value-type="time">
            <text:p>11:39:45.42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192305" calcext:value-type="float">
            <text:p>-1.92E-10</text:p>
          </table:table-cell>
          <table:table-cell table:formula="of:=[.C22]*10^9" office:value-type="float" office:value="-0.192305" calcext:value-type="float">
            <text:p>-0.192305</text:p>
          </table:table-cell>
          <table:table-cell table:formula="of:=[.$N$1]*[.D22]" office:value-type="float" office:value="-0.157296203867579" calcext:value-type="float">
            <text:p>-0.157296203867579</text:p>
          </table:table-cell>
          <table:table-cell table:number-columns-repeated="8"/>
          <table:table-cell table:formula="of:=[.G90]" office:value-type="float" office:value="-85" calcext:value-type="float">
            <text:p>-85</text:p>
          </table:table-cell>
          <table:table-cell table:formula="of:=[.H90]" office:value-type="float" office:value="-0.270720798817713" calcext:value-type="float">
            <text:p>-0.270720798817713</text:p>
          </table:table-cell>
          <table:table-cell table:formula="of:=[.I90]" office:value-type="float" office:value="0.05" calcext:value-type="float">
            <text:p>0.05</text:p>
          </table:table-cell>
          <table:table-cell table:formula="of:=[.J90]" office:value-type="float" office:value="0.108341927873879" calcext:value-type="float">
            <text:p>0.108341927873879</text:p>
          </table:table-cell>
        </table:table-row>
        <table:table-row table:style-name="ro1">
          <table:table-cell office:value-type="time" office:time-value="PT11H39M45.807S" calcext:value-type="time">
            <text:p>11:39:45.81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1577333" calcext:value-type="float">
            <text:p>-1.58E-10</text:p>
          </table:table-cell>
          <table:table-cell table:formula="of:=[.C23]*10^9" office:value-type="float" office:value="-0.1577333" calcext:value-type="float">
            <text:p>-0.1577333</text:p>
          </table:table-cell>
          <table:table-cell table:formula="of:=[.$N$1]*[.D23]" office:value-type="float" office:value="-0.129018222685349" calcext:value-type="float">
            <text:p>-0.129018222685349</text:p>
          </table:table-cell>
          <table:table-cell table:number-columns-repeated="8"/>
          <table:table-cell table:formula="of:=[.G95]" office:value-type="float" office:value="-90" calcext:value-type="float">
            <text:p>-90</text:p>
          </table:table-cell>
          <table:table-cell table:formula="of:=[.H95]" office:value-type="float" office:value="-0.20849559678226" calcext:value-type="float">
            <text:p>-0.20849559678226</text:p>
          </table:table-cell>
          <table:table-cell table:formula="of:=[.I95]" office:value-type="float" office:value="0.05" calcext:value-type="float">
            <text:p>0.05</text:p>
          </table:table-cell>
          <table:table-cell table:formula="of:=[.J95]" office:value-type="float" office:value="0.0809548079372106" calcext:value-type="float">
            <text:p>0.080954807937211</text:p>
          </table:table-cell>
        </table:table-row>
        <table:table-row table:style-name="ro1">
          <table:table-cell office:value-type="time" office:time-value="PT11H39M46.191S" calcext:value-type="time">
            <text:p>11:39:46.19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1208345" calcext:value-type="float">
            <text:p>-1.21E-10</text:p>
          </table:table-cell>
          <table:table-cell table:formula="of:=[.C24]*10^9" office:value-type="float" office:value="-0.1208345" calcext:value-type="float">
            <text:p>-0.1208345</text:p>
          </table:table-cell>
          <table:table-cell table:formula="of:=[.$N$1]*[.D24]" office:value-type="float" office:value="-0.0988367860754374" calcext:value-type="float">
            <text:p>-0.098836786075437</text:p>
          </table:table-cell>
          <table:table-cell table:number-columns-repeated="8"/>
          <table:table-cell table:formula="of:=[.G100]" office:value-type="float" office:value="-95" calcext:value-type="float">
            <text:p>-95</text:p>
          </table:table-cell>
          <table:table-cell table:formula="of:=[.H100]" office:value-type="float" office:value="-0.288326620481127" calcext:value-type="float">
            <text:p>-0.288326620481127</text:p>
          </table:table-cell>
          <table:table-cell table:formula="of:=[.I100]" office:value-type="float" office:value="0.05" calcext:value-type="float">
            <text:p>0.05</text:p>
          </table:table-cell>
          <table:table-cell table:formula="of:=[.J100]" office:value-type="float" office:value="0.0591810002996439" calcext:value-type="float">
            <text:p>0.059181000299644</text:p>
          </table:table-cell>
        </table:table-row>
        <table:table-row table:style-name="ro1">
          <table:table-cell office:value-type="time" office:time-value="PT11H39M46.567S" calcext:value-type="time">
            <text:p>11:39:46.57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2270425" calcext:value-type="float">
            <text:p>-2.27E-10</text:p>
          </table:table-cell>
          <table:table-cell table:formula="of:=[.C25]*10^9" office:value-type="float" office:value="-0.2270425" calcext:value-type="float">
            <text:p>-0.2270425</text:p>
          </table:table-cell>
          <table:table-cell table:formula="of:=[.$N$1]*[.D25]" office:value-type="float" office:value="-0.185709801443565" calcext:value-type="float">
            <text:p>-0.185709801443565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AVERAGE([.E24:.E28])" office:value-type="float" office:value="-0.148091948669622" calcext:value-type="float">
            <text:p>-0.148091948669622</text:p>
          </table:table-cell>
          <table:table-cell office:value-type="float" office:value="0.05" calcext:value-type="float">
            <text:p>0.05</text:p>
          </table:table-cell>
          <table:table-cell table:formula="of:=SQRT(([.H25]*[.$N$2])^2+([.$N$1]*[.L25])^2)" office:value-type="float" office:value="0.094374593537693" calcext:value-type="float">
            <text:p>0.094374593537693</text:p>
          </table:table-cell>
          <table:table-cell/>
          <table:table-cell table:formula="of:=(MAX([.E24:.E28])-MIN([.E24:.E28]))/2" office:value-type="float" office:value="0.115372027551581" calcext:value-type="float">
            <text:p>0.115372027551581</text:p>
          </table:table-cell>
          <table:table-cell/>
          <table:table-cell table:formula="of:=[.G105]" office:value-type="float" office:value="-100" calcext:value-type="float">
            <text:p>-100</text:p>
          </table:table-cell>
          <table:table-cell table:formula="of:=[.H105]" office:value-type="float" office:value="-0.255262901989494" calcext:value-type="float">
            <text:p>-0.255262901989494</text:p>
          </table:table-cell>
          <table:table-cell table:formula="of:=[.I105]" office:value-type="float" office:value="0.05" calcext:value-type="float">
            <text:p>0.05</text:p>
          </table:table-cell>
          <table:table-cell table:formula="of:=[.J105]" office:value-type="float" office:value="0.0267359033357292" calcext:value-type="float">
            <text:p>0.026735903335729</text:p>
          </table:table-cell>
        </table:table-row>
        <table:table-row table:style-name="ro1">
          <table:table-cell office:value-type="time" office:time-value="PT11H39M46.943S" calcext:value-type="time">
            <text:p>11:39:46.94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02709185" calcext:value-type="float">
            <text:p>-2.71E-11</text:p>
          </table:table-cell>
          <table:table-cell table:formula="of:=[.C26]*10^9" office:value-type="float" office:value="-0.02709185" calcext:value-type="float">
            <text:p>-0.02709185</text:p>
          </table:table-cell>
          <table:table-cell table:formula="of:=[.$N$1]*[.D26]" office:value-type="float" office:value="-0.0221598250734504" calcext:value-type="float">
            <text:p>-0.02215982507345</text:p>
          </table:table-cell>
          <table:table-cell table:number-columns-repeated="8"/>
          <table:table-cell table:formula="of:=[.G110]" office:value-type="float" office:value="-105" calcext:value-type="float">
            <text:p>-105</text:p>
          </table:table-cell>
          <table:table-cell table:formula="of:=[.H110]" office:value-type="float" office:value="-0.322260050668496" calcext:value-type="float">
            <text:p>-0.322260050668496</text:p>
          </table:table-cell>
          <table:table-cell table:formula="of:=[.I110]" office:value-type="float" office:value="0.05" calcext:value-type="float">
            <text:p>0.05</text:p>
          </table:table-cell>
          <table:table-cell table:formula="of:=[.J110]" office:value-type="float" office:value="0.0908531245143861" calcext:value-type="float">
            <text:p>0.090853124514386</text:p>
          </table:table-cell>
        </table:table-row>
        <table:table-row table:style-name="ro1">
          <table:table-cell office:value-type="time" office:time-value="PT11H39M47.327S" calcext:value-type="time">
            <text:p>11:39:47.33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2211004" calcext:value-type="float">
            <text:p>-2.21E-10</text:p>
          </table:table-cell>
          <table:table-cell table:formula="of:=[.C27]*10^9" office:value-type="float" office:value="-0.2211004" calcext:value-type="float">
            <text:p>-0.2211004</text:p>
          </table:table-cell>
          <table:table-cell table:formula="of:=[.$N$1]*[.D27]" office:value-type="float" office:value="-0.180849450579045" calcext:value-type="float">
            <text:p>-0.180849450579045</text:p>
          </table:table-cell>
          <table:table-cell table:number-columns-repeated="8"/>
          <table:table-cell table:formula="of:=[.G115]" office:value-type="float" office:value="-110" calcext:value-type="float">
            <text:p>-110</text:p>
          </table:table-cell>
          <table:table-cell table:formula="of:=[.H115]" office:value-type="float" office:value="-0.2570370883287" calcext:value-type="float">
            <text:p>-0.2570370883287</text:p>
          </table:table-cell>
          <table:table-cell table:formula="of:=[.I115]" office:value-type="float" office:value="0.05" calcext:value-type="float">
            <text:p>0.05</text:p>
          </table:table-cell>
          <table:table-cell table:formula="of:=[.J115]" office:value-type="float" office:value="0.0547973258573292" calcext:value-type="float">
            <text:p>0.054797325857329</text:p>
          </table:table-cell>
        </table:table-row>
        <table:table-row table:style-name="ro1">
          <table:table-cell office:value-type="time" office:time-value="PT11H39M47.711S" calcext:value-type="time">
            <text:p>11:39:47.71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3091917" calcext:value-type="float">
            <text:p>-3.09E-10</text:p>
          </table:table-cell>
          <table:table-cell table:formula="of:=[.C28]*10^9" office:value-type="float" office:value="-0.3091917" calcext:value-type="float">
            <text:p>-0.3091917</text:p>
          </table:table-cell>
          <table:table-cell table:formula="of:=[.$N$1]*[.D28]" office:value-type="float" office:value="-0.252903880176612" calcext:value-type="float">
            <text:p>-0.252903880176612</text:p>
          </table:table-cell>
          <table:table-cell table:number-columns-repeated="8"/>
          <table:table-cell table:formula="of:=[.G120]" office:value-type="float" office:value="-115" calcext:value-type="float">
            <text:p>-115</text:p>
          </table:table-cell>
          <table:table-cell table:formula="of:=[.H120]" office:value-type="float" office:value="-0.339831943694919" calcext:value-type="float">
            <text:p>-0.339831943694919</text:p>
          </table:table-cell>
          <table:table-cell table:formula="of:=[.I120]" office:value-type="float" office:value="0.05" calcext:value-type="float">
            <text:p>0.05</text:p>
          </table:table-cell>
          <table:table-cell table:formula="of:=[.J120]" office:value-type="float" office:value="0.0831862863387641" calcext:value-type="float">
            <text:p>0.083186286338764</text:p>
          </table:table-cell>
        </table:table-row>
        <table:table-row table:style-name="ro1">
          <table:table-cell office:value-type="time" office:time-value="PT11H39M48.095S" calcext:value-type="time">
            <text:p>11:39:48.10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3435985" calcext:value-type="float">
            <text:p>-3.44E-10</text:p>
          </table:table-cell>
          <table:table-cell table:formula="of:=[.C29]*10^9" office:value-type="float" office:value="-0.3435985" calcext:value-type="float">
            <text:p>-0.3435985</text:p>
          </table:table-cell>
          <table:table-cell table:formula="of:=[.$N$1]*[.D29]" office:value-type="float" office:value="-0.281046981121627" calcext:value-type="float">
            <text:p>-0.281046981121627</text:p>
          </table:table-cell>
          <table:table-cell table:number-columns-repeated="8"/>
          <table:table-cell table:formula="of:=[.G125]" office:value-type="float" office:value="-120" calcext:value-type="float">
            <text:p>-120</text:p>
          </table:table-cell>
          <table:table-cell table:formula="of:=[.H125]" office:value-type="float" office:value="-0.237004682041039" calcext:value-type="float">
            <text:p>-0.237004682041039</text:p>
          </table:table-cell>
          <table:table-cell table:formula="of:=[.I125]" office:value-type="float" office:value="0.05" calcext:value-type="float">
            <text:p>0.05</text:p>
          </table:table-cell>
          <table:table-cell table:formula="of:=[.J125]" office:value-type="float" office:value="0.0375266739340388" calcext:value-type="float">
            <text:p>0.037526673934039</text:p>
          </table:table-cell>
        </table:table-row>
        <table:table-row table:style-name="ro1">
          <table:table-cell office:value-type="time" office:time-value="PT11H39M48.47S" calcext:value-type="time">
            <text:p>11:39:48.47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2020697" calcext:value-type="float">
            <text:p>-2.02E-10</text:p>
          </table:table-cell>
          <table:table-cell table:formula="of:=[.C30]*10^9" office:value-type="float" office:value="-0.2020697" calcext:value-type="float">
            <text:p>-0.2020697</text:p>
          </table:table-cell>
          <table:table-cell table:formula="of:=[.$N$1]*[.D30]" office:value-type="float" office:value="-0.165283256944232" calcext:value-type="float">
            <text:p>-0.165283256944232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AVERAGE([.E29:.E33])" office:value-type="float" office:value="-0.247262352709603" calcext:value-type="float">
            <text:p>-0.247262352709603</text:p>
          </table:table-cell>
          <table:table-cell office:value-type="float" office:value="0.05" calcext:value-type="float">
            <text:p>0.05</text:p>
          </table:table-cell>
          <table:table-cell table:formula="of:=SQRT(([.H30]*[.$N$2])^2+([.$N$1]*[.L30])^2)" office:value-type="float" office:value="0.0473770428920763" calcext:value-type="float">
            <text:p>0.047377042892076</text:p>
          </table:table-cell>
          <table:table-cell/>
          <table:table-cell table:formula="of:=(MAX([.E29:.E33])-MIN([.E29:.E33]))/2" office:value-type="float" office:value="0.0578818620886972" calcext:value-type="float">
            <text:p>0.057881862088697</text:p>
          </table:table-cell>
          <table:table-cell/>
          <table:table-cell table:formula="of:=[.G130]" office:value-type="float" office:value="-125" calcext:value-type="float">
            <text:p>-125</text:p>
          </table:table-cell>
          <table:table-cell table:formula="of:=[.H130]" office:value-type="float" office:value="-0.381718645553258" calcext:value-type="float">
            <text:p>-0.381718645553258</text:p>
          </table:table-cell>
          <table:table-cell table:formula="of:=[.I130]" office:value-type="float" office:value="0.05" calcext:value-type="float">
            <text:p>0.05</text:p>
          </table:table-cell>
          <table:table-cell table:formula="of:=[.J130]" office:value-type="float" office:value="0.0453676877738" calcext:value-type="float">
            <text:p>0.0453676877738</text:p>
          </table:table-cell>
        </table:table-row>
        <table:table-row table:style-name="ro1">
          <table:table-cell office:value-type="time" office:time-value="PT11H39M48.846S" calcext:value-type="time">
            <text:p>11:39:48.85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3112279" calcext:value-type="float">
            <text:p>-3.11E-10</text:p>
          </table:table-cell>
          <table:table-cell table:formula="of:=[.C31]*10^9" office:value-type="float" office:value="-0.3112279" calcext:value-type="float">
            <text:p>-0.3112279</text:p>
          </table:table-cell>
          <table:table-cell table:formula="of:=[.$N$1]*[.D31]" office:value-type="float" office:value="-0.254569393451437" calcext:value-type="float">
            <text:p>-0.254569393451437</text:p>
          </table:table-cell>
          <table:table-cell table:number-columns-repeated="8"/>
          <table:table-cell table:formula="of:=[.G135]" office:value-type="float" office:value="-130" calcext:value-type="float">
            <text:p>-130</text:p>
          </table:table-cell>
          <table:table-cell table:formula="of:=[.H135]" office:value-type="float" office:value="-0.230091550484398" calcext:value-type="float">
            <text:p>-0.230091550484398</text:p>
          </table:table-cell>
          <table:table-cell table:formula="of:=[.I135]" office:value-type="float" office:value="0.05" calcext:value-type="float">
            <text:p>0.05</text:p>
          </table:table-cell>
          <table:table-cell table:formula="of:=[.J135]" office:value-type="float" office:value="0.0512761321492843" calcext:value-type="float">
            <text:p>0.051276132149284</text:p>
          </table:table-cell>
        </table:table-row>
        <table:table-row table:style-name="ro1">
          <table:table-cell office:value-type="time" office:time-value="PT11H39M49.23S" calcext:value-type="time">
            <text:p>11:39:49.23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3246497" calcext:value-type="float">
            <text:p>-3.25E-10</text:p>
          </table:table-cell>
          <table:table-cell table:formula="of:=[.C32]*10^9" office:value-type="float" office:value="-0.3246497" calcext:value-type="float">
            <text:p>-0.3246497</text:p>
          </table:table-cell>
          <table:table-cell table:formula="of:=[.$N$1]*[.D32]" office:value-type="float" office:value="-0.26554777773198" calcext:value-type="float">
            <text:p>-0.26554777773198</text:p>
          </table:table-cell>
          <table:table-cell table:number-columns-repeated="8"/>
          <table:table-cell table:formula="of:=[.G140]" office:value-type="float" office:value="-135" calcext:value-type="float">
            <text:p>-135</text:p>
          </table:table-cell>
          <table:table-cell table:formula="of:=[.H140]" office:value-type="float" office:value="-0.407882434228873" calcext:value-type="float">
            <text:p>-0.407882434228873</text:p>
          </table:table-cell>
          <table:table-cell table:formula="of:=[.I140]" office:value-type="float" office:value="0.05" calcext:value-type="float">
            <text:p>0.05</text:p>
          </table:table-cell>
          <table:table-cell table:formula="of:=[.J140]" office:value-type="float" office:value="0.020265849428365" calcext:value-type="float">
            <text:p>0.020265849428365</text:p>
          </table:table-cell>
        </table:table-row>
        <table:table-row table:style-name="ro1">
          <table:table-cell office:value-type="time" office:time-value="PT11H39M49.614S" calcext:value-type="time">
            <text:p>11:39:49.61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329927" calcext:value-type="float">
            <text:p>-3.30E-10</text:p>
          </table:table-cell>
          <table:table-cell table:formula="of:=[.C33]*10^9" office:value-type="float" office:value="-0.329927" calcext:value-type="float">
            <text:p>-0.329927</text:p>
          </table:table-cell>
          <table:table-cell table:formula="of:=[.$N$1]*[.D33]" office:value-type="float" office:value="-0.269864354298738" calcext:value-type="float">
            <text:p>-0.269864354298738</text:p>
          </table:table-cell>
          <table:table-cell table:number-columns-repeated="8"/>
          <table:table-cell table:formula="of:=[.G145]" office:value-type="float" office:value="-140" calcext:value-type="float">
            <text:p>-140</text:p>
          </table:table-cell>
          <table:table-cell table:formula="of:=[.H145]" office:value-type="float" office:value="-0.276790883904412" calcext:value-type="float">
            <text:p>-0.276790883904412</text:p>
          </table:table-cell>
          <table:table-cell table:formula="of:=[.I145]" office:value-type="float" office:value="0.05" calcext:value-type="float">
            <text:p>0.05</text:p>
          </table:table-cell>
          <table:table-cell table:formula="of:=[.J145]" office:value-type="float" office:value="0.0477181926100113" calcext:value-type="float">
            <text:p>0.047718192610011</text:p>
          </table:table-cell>
        </table:table-row>
        <table:table-row table:style-name="ro1">
          <table:table-cell office:value-type="time" office:time-value="PT11H39M49.998S" calcext:value-type="time">
            <text:p>11:39:50.00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3253142" calcext:value-type="float">
            <text:p>-3.25E-10</text:p>
          </table:table-cell>
          <table:table-cell table:formula="of:=[.C34]*10^9" office:value-type="float" office:value="-0.3253142" calcext:value-type="float">
            <text:p>-0.3253142</text:p>
          </table:table-cell>
          <table:table-cell table:formula="of:=[.$N$1]*[.D34]" office:value-type="float" office:value="-0.266091306644229" calcext:value-type="float">
            <text:p>-0.266091306644229</text:p>
          </table:table-cell>
          <table:table-cell table:number-columns-repeated="8"/>
          <table:table-cell table:formula="of:=[.G150]" office:value-type="float" office:value="-145" calcext:value-type="float">
            <text:p>-145</text:p>
          </table:table-cell>
          <table:table-cell table:formula="of:=[.H150]" office:value-type="float" office:value="-0.378571363676066" calcext:value-type="float">
            <text:p>-0.378571363676066</text:p>
          </table:table-cell>
          <table:table-cell table:formula="of:=[.I150]" office:value-type="float" office:value="0.05" calcext:value-type="float">
            <text:p>0.05</text:p>
          </table:table-cell>
          <table:table-cell table:formula="of:=[.J150]" office:value-type="float" office:value="0.0593591637531848" calcext:value-type="float">
            <text:p>0.059359163753185</text:p>
          </table:table-cell>
        </table:table-row>
        <table:table-row table:style-name="ro1">
          <table:table-cell office:value-type="time" office:time-value="PT11H39M50.381S" calcext:value-type="time">
            <text:p>11:39:50.38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3219492" calcext:value-type="float">
            <text:p>-3.22E-10</text:p>
          </table:table-cell>
          <table:table-cell table:formula="of:=[.C35]*10^9" office:value-type="float" office:value="-0.3219492" calcext:value-type="float">
            <text:p>-0.3219492</text:p>
          </table:table-cell>
          <table:table-cell table:formula="of:=[.$N$1]*[.D35]" office:value-type="float" office:value="-0.263338899135249" calcext:value-type="float">
            <text:p>-0.263338899135249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AVERAGE([.E34:.E38])" office:value-type="float" office:value="-0.259708420464043" calcext:value-type="float">
            <text:p>-0.259708420464043</text:p>
          </table:table-cell>
          <table:table-cell office:value-type="float" office:value="0.05" calcext:value-type="float">
            <text:p>0.05</text:p>
          </table:table-cell>
          <table:table-cell table:formula="of:=SQRT(([.H35]*[.$N$2])^2+([.$N$1]*[.L35])^2)" office:value-type="float" office:value="0.0375897303209818" calcext:value-type="float">
            <text:p>0.037589730320982</text:p>
          </table:table-cell>
          <table:table-cell/>
          <table:table-cell table:formula="of:=(MAX([.E34:.E38])-MIN([.E34:.E38]))/2" office:value-type="float" office:value="0.0459007099075198" calcext:value-type="float">
            <text:p>0.04590070990752</text:p>
          </table:table-cell>
          <table:table-cell/>
          <table:table-cell table:formula="of:=[.G155]" office:value-type="float" office:value="-150" calcext:value-type="float">
            <text:p>-150</text:p>
          </table:table-cell>
          <table:table-cell table:formula="of:=[.H155]" office:value-type="float" office:value="-0.332449749549839" calcext:value-type="float">
            <text:p>-0.332449749549839</text:p>
          </table:table-cell>
          <table:table-cell table:formula="of:=[.I155]" office:value-type="float" office:value="0.05" calcext:value-type="float">
            <text:p>0.05</text:p>
          </table:table-cell>
          <table:table-cell table:formula="of:=[.J155]" office:value-type="float" office:value="0.0641654550353541" calcext:value-type="float">
            <text:p>0.064165455035354</text:p>
          </table:table-cell>
        </table:table-row>
        <table:table-row table:style-name="ro1">
          <table:table-cell office:value-type="time" office:time-value="PT11H39M50.765S" calcext:value-type="time">
            <text:p>11:39:50.77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3636667" calcext:value-type="float">
            <text:p>-3.64E-10</text:p>
          </table:table-cell>
          <table:table-cell table:formula="of:=[.C36]*10^9" office:value-type="float" office:value="-0.3636667" calcext:value-type="float">
            <text:p>-0.3636667</text:p>
          </table:table-cell>
          <table:table-cell table:formula="of:=[.$N$1]*[.D36]" office:value-type="float" office:value="-0.297461799657054" calcext:value-type="float">
            <text:p>-0.297461799657054</text:p>
          </table:table-cell>
          <table:table-cell table:number-columns-repeated="8"/>
          <table:table-cell table:formula="of:=[.G160]" office:value-type="float" office:value="-155" calcext:value-type="float">
            <text:p>-155</text:p>
          </table:table-cell>
          <table:table-cell table:formula="of:=[.H160]" office:value-type="float" office:value="-0.458320919384474" calcext:value-type="float">
            <text:p>-0.458320919384474</text:p>
          </table:table-cell>
          <table:table-cell table:formula="of:=[.I160]" office:value-type="float" office:value="0.05" calcext:value-type="float">
            <text:p>0.05</text:p>
          </table:table-cell>
          <table:table-cell table:formula="of:=[.J160]" office:value-type="float" office:value="0.0310846591234439" calcext:value-type="float">
            <text:p>0.031084659123444</text:p>
          </table:table-cell>
        </table:table-row>
        <table:table-row table:style-name="ro1">
          <table:table-cell office:value-type="time" office:time-value="PT11H39M51.149S" calcext:value-type="time">
            <text:p>11:39:51.15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32519" calcext:value-type="float">
            <text:p>-3.25E-10</text:p>
          </table:table-cell>
          <table:table-cell table:formula="of:=[.C37]*10^9" office:value-type="float" office:value="-0.32519" calcext:value-type="float">
            <text:p>-0.32519</text:p>
          </table:table-cell>
          <table:table-cell table:formula="of:=[.$N$1]*[.D37]" office:value-type="float" office:value="-0.265989717041668" calcext:value-type="float">
            <text:p>-0.265989717041668</text:p>
          </table:table-cell>
          <table:table-cell table:number-columns-repeated="8"/>
          <table:table-cell table:formula="of:=[.G165]" office:value-type="float" office:value="-160" calcext:value-type="float">
            <text:p>-160</text:p>
          </table:table-cell>
          <table:table-cell table:formula="of:=[.H165]" office:value-type="float" office:value="-0.338091685992704" calcext:value-type="float">
            <text:p>-0.338091685992704</text:p>
          </table:table-cell>
          <table:table-cell table:formula="of:=[.I165]" office:value-type="float" office:value="0.05" calcext:value-type="float">
            <text:p>0.05</text:p>
          </table:table-cell>
          <table:table-cell table:formula="of:=[.J165]" office:value-type="float" office:value="0.0339600335425217" calcext:value-type="float">
            <text:p>0.033960033542522</text:p>
          </table:table-cell>
        </table:table-row>
        <table:table-row table:style-name="ro1">
          <table:table-cell office:value-type="time" office:time-value="PT11H39M51.534S" calcext:value-type="time">
            <text:p>11:39:51.53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2514334" calcext:value-type="float">
            <text:p>-2.51E-10</text:p>
          </table:table-cell>
          <table:table-cell table:formula="of:=[.C38]*10^9" office:value-type="float" office:value="-0.2514334" calcext:value-type="float">
            <text:p>-0.2514334</text:p>
          </table:table-cell>
          <table:table-cell table:formula="of:=[.$N$1]*[.D38]" office:value-type="float" office:value="-0.205660379842014" calcext:value-type="float">
            <text:p>-0.205660379842014</text:p>
          </table:table-cell>
          <table:table-cell table:number-columns-repeated="8"/>
          <table:table-cell table:formula="of:=[.G170]" office:value-type="float" office:value="-165" calcext:value-type="float">
            <text:p>-165</text:p>
          </table:table-cell>
          <table:table-cell table:formula="of:=[.H170]" office:value-type="float" office:value="-0.505577457869352" calcext:value-type="float">
            <text:p>-0.505577457869352</text:p>
          </table:table-cell>
          <table:table-cell table:formula="of:=[.I170]" office:value-type="float" office:value="0.05" calcext:value-type="float">
            <text:p>0.05</text:p>
          </table:table-cell>
          <table:table-cell table:formula="of:=[.J170]" office:value-type="float" office:value="0.0455258292173485" calcext:value-type="float">
            <text:p>0.045525829217349</text:p>
          </table:table-cell>
        </table:table-row>
        <table:table-row table:style-name="ro1">
          <table:table-cell office:value-type="time" office:time-value="PT11H39M51.918S" calcext:value-type="time">
            <text:p>11:39:51.92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2181925" calcext:value-type="float">
            <text:p>-2.18E-10</text:p>
          </table:table-cell>
          <table:table-cell table:formula="of:=[.C39]*10^9" office:value-type="float" office:value="-0.2181925" calcext:value-type="float">
            <text:p>-0.2181925</text:p>
          </table:table-cell>
          <table:table-cell table:formula="of:=[.$N$1]*[.D39]" office:value-type="float" office:value="-0.178470928797362" calcext:value-type="float">
            <text:p>-0.178470928797362</text:p>
          </table:table-cell>
          <table:table-cell table:number-columns-repeated="8"/>
          <table:table-cell table:formula="of:=[.G175]" office:value-type="float" office:value="-170" calcext:value-type="float">
            <text:p>-170</text:p>
          </table:table-cell>
          <table:table-cell table:formula="of:=[.H175]" office:value-type="float" office:value="-0.438539853298703" calcext:value-type="float">
            <text:p>-0.438539853298703</text:p>
          </table:table-cell>
          <table:table-cell table:formula="of:=[.I175]" office:value-type="float" office:value="0.05" calcext:value-type="float">
            <text:p>0.05</text:p>
          </table:table-cell>
          <table:table-cell table:formula="of:=[.J175]" office:value-type="float" office:value="0.0882932169480878" calcext:value-type="float">
            <text:p>0.088293216948088</text:p>
          </table:table-cell>
        </table:table-row>
        <table:table-row table:style-name="ro1">
          <table:table-cell office:value-type="time" office:time-value="PT11H39M52.301S" calcext:value-type="time">
            <text:p>11:39:52.30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2851328" calcext:value-type="float">
            <text:p>-2.85E-10</text:p>
          </table:table-cell>
          <table:table-cell table:formula="of:=[.C40]*10^9" office:value-type="float" office:value="-0.2851328" calcext:value-type="float">
            <text:p>-0.2851328</text:p>
          </table:table-cell>
          <table:table-cell table:formula="of:=[.$N$1]*[.D40]" office:value-type="float" office:value="-0.233224861746359" calcext:value-type="float">
            <text:p>-0.233224861746359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AVERAGE([.E39:.E43])" office:value-type="float" office:value="-0.194037056996039" calcext:value-type="float">
            <text:p>-0.194037056996039</text:p>
          </table:table-cell>
          <table:table-cell office:value-type="float" office:value="0.05" calcext:value-type="float">
            <text:p>0.05</text:p>
          </table:table-cell>
          <table:table-cell table:formula="of:=SQRT(([.H40]*[.$N$2])^2+([.$N$1]*[.L40])^2)" office:value-type="float" office:value="0.0386532965673257" calcext:value-type="float">
            <text:p>0.038653296567326</text:p>
          </table:table-cell>
          <table:table-cell/>
          <table:table-cell table:formula="of:=(MAX([.E39:.E43])-MIN([.E39:.E43]))/2" office:value-type="float" office:value="0.0472262415534863" calcext:value-type="float">
            <text:p>0.047226241553486</text:p>
          </table:table-cell>
          <table:table-cell/>
          <table:table-cell table:formula="of:=[.G180]" office:value-type="float" office:value="-175" calcext:value-type="float">
            <text:p>-175</text:p>
          </table:table-cell>
          <table:table-cell table:formula="of:=[.H180]" office:value-type="float" office:value="-0.600879547418993" calcext:value-type="float">
            <text:p>-0.600879547418993</text:p>
          </table:table-cell>
          <table:table-cell table:formula="of:=[.I180]" office:value-type="float" office:value="0.05" calcext:value-type="float">
            <text:p>0.05</text:p>
          </table:table-cell>
          <table:table-cell table:formula="of:=[.J180]" office:value-type="float" office:value="0.0359911969486445" calcext:value-type="float">
            <text:p>0.035991196948645</text:p>
          </table:table-cell>
        </table:table-row>
        <table:table-row table:style-name="ro1">
          <table:table-cell office:value-type="time" office:time-value="PT11H39M52.685S" calcext:value-type="time">
            <text:p>11:39:52.69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2466142" calcext:value-type="float">
            <text:p>-2.47E-10</text:p>
          </table:table-cell>
          <table:table-cell table:formula="of:=[.C41]*10^9" office:value-type="float" office:value="-0.2466142" calcext:value-type="float">
            <text:p>-0.2466142</text:p>
          </table:table-cell>
          <table:table-cell table:formula="of:=[.$N$1]*[.D41]" office:value-type="float" office:value="-0.201718506954265" calcext:value-type="float">
            <text:p>-0.201718506954265</text:p>
          </table:table-cell>
          <table:table-cell table:number-columns-repeated="8"/>
          <table:table-cell table:formula="of:=[.G185]" office:value-type="float" office:value="-180" calcext:value-type="float">
            <text:p>-180</text:p>
          </table:table-cell>
          <table:table-cell table:formula="of:=[.H185]" office:value-type="float" office:value="-0.596903206046124" calcext:value-type="float">
            <text:p>-0.596903206046124</text:p>
          </table:table-cell>
          <table:table-cell table:formula="of:=[.I185]" office:value-type="float" office:value="0.05" calcext:value-type="float">
            <text:p>0.05</text:p>
          </table:table-cell>
          <table:table-cell table:formula="of:=[.J185]" office:value-type="float" office:value="0.0746118638900746" calcext:value-type="float">
            <text:p>0.074611863890075</text:p>
          </table:table-cell>
        </table:table-row>
        <table:table-row table:style-name="ro1">
          <table:table-cell office:value-type="time" office:time-value="PT11H39M53.069S" calcext:value-type="time">
            <text:p>11:39:53.07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2665177" calcext:value-type="float">
            <text:p>-2.67E-10</text:p>
          </table:table-cell>
          <table:table-cell table:formula="of:=[.C42]*10^9" office:value-type="float" office:value="-0.2665177" calcext:value-type="float">
            <text:p>-0.2665177</text:p>
          </table:table-cell>
          <table:table-cell table:formula="of:=[.$N$1]*[.D42]" office:value-type="float" office:value="-0.217998608842819" calcext:value-type="float">
            <text:p>-0.217998608842819</text:p>
          </table:table-cell>
          <table:table-cell table:number-columns-repeated="8"/>
          <table:table-cell table:formula="of:=[.G190]" office:value-type="float" office:value="-185" calcext:value-type="float">
            <text:p>-185</text:p>
          </table:table-cell>
          <table:table-cell table:formula="of:=[.H190]" office:value-type="float" office:value="-0.846830739894199" calcext:value-type="float">
            <text:p>-0.846830739894199</text:p>
          </table:table-cell>
          <table:table-cell table:formula="of:=[.I190]" office:value-type="float" office:value="0.05" calcext:value-type="float">
            <text:p>0.05</text:p>
          </table:table-cell>
          <table:table-cell table:formula="of:=[.J190]" office:value-type="float" office:value="0.0804989795683417" calcext:value-type="float">
            <text:p>0.080498979568342</text:p>
          </table:table-cell>
        </table:table-row>
        <table:table-row table:style-name="ro1">
          <table:table-cell office:value-type="time" office:time-value="PT11H39M53.453S" calcext:value-type="time">
            <text:p>11:39:53.45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1696584" calcext:value-type="float">
            <text:p>-1.70E-10</text:p>
          </table:table-cell>
          <table:table-cell table:formula="of:=[.C43]*10^9" office:value-type="float" office:value="-0.1696584" calcext:value-type="float">
            <text:p>-0.1696584</text:p>
          </table:table-cell>
          <table:table-cell table:formula="of:=[.$N$1]*[.D43]" office:value-type="float" office:value="-0.138772378639387" calcext:value-type="float">
            <text:p>-0.138772378639387</text:p>
          </table:table-cell>
          <table:table-cell table:number-columns-repeated="8"/>
          <table:table-cell table:formula="of:=[.G195]" office:value-type="float" office:value="-190" calcext:value-type="float">
            <text:p>-190</text:p>
          </table:table-cell>
          <table:table-cell table:formula="of:=[.H195]" office:value-type="float" office:value="-1.44669139758433" calcext:value-type="float">
            <text:p>-1.44669139758433</text:p>
          </table:table-cell>
          <table:table-cell table:formula="of:=[.I195]" office:value-type="float" office:value="0.05" calcext:value-type="float">
            <text:p>0.05</text:p>
          </table:table-cell>
          <table:table-cell table:formula="of:=[.J195]" office:value-type="float" office:value="0.0732395591763738" calcext:value-type="float">
            <text:p>0.073239559176374</text:p>
          </table:table-cell>
        </table:table-row>
        <table:table-row table:style-name="ro1">
          <table:table-cell office:value-type="time" office:time-value="PT11H39M53.837S" calcext:value-type="time">
            <text:p>11:39:53.84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1450597" calcext:value-type="float">
            <text:p>-1.45E-10</text:p>
          </table:table-cell>
          <table:table-cell table:formula="of:=[.C44]*10^9" office:value-type="float" office:value="-0.1450597" calcext:value-type="float">
            <text:p>-0.1450597</text:p>
          </table:table-cell>
          <table:table-cell table:formula="of:=[.$N$1]*[.D44]" office:value-type="float" office:value="-0.118651829875302" calcext:value-type="float">
            <text:p>-0.118651829875302</text:p>
          </table:table-cell>
          <table:table-cell table:number-columns-repeated="8"/>
          <table:table-cell table:formula="of:=[.G200]" office:value-type="float" office:value="-195" calcext:value-type="float">
            <text:p>-195</text:p>
          </table:table-cell>
          <table:table-cell table:formula="of:=[.H200]" office:value-type="float" office:value="-2.89995520076037" calcext:value-type="float">
            <text:p>-2.89995520076037</text:p>
          </table:table-cell>
          <table:table-cell table:formula="of:=[.I200]" office:value-type="float" office:value="0.05" calcext:value-type="float">
            <text:p>0.05</text:p>
          </table:table-cell>
          <table:table-cell table:formula="of:=[.J200]" office:value-type="float" office:value="0.0623974090959324" calcext:value-type="float">
            <text:p>0.062397409095932</text:p>
          </table:table-cell>
        </table:table-row>
        <table:table-row table:style-name="ro1">
          <table:table-cell office:value-type="time" office:time-value="PT11H39M54.221S" calcext:value-type="time">
            <text:p>11:39:54.22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07109605" calcext:value-type="float">
            <text:p>-7.11E-11</text:p>
          </table:table-cell>
          <table:table-cell table:formula="of:=[.C45]*10^9" office:value-type="float" office:value="-0.07109605" calcext:value-type="float">
            <text:p>-0.07109605</text:p>
          </table:table-cell>
          <table:table-cell table:formula="of:=[.$N$1]*[.D45]" office:value-type="float" office:value="-0.0581531357737947" calcext:value-type="float">
            <text:p>-0.058153135773795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AVERAGE([.E44:.E48])" office:value-type="float" office:value="-0.0906252526951947" calcext:value-type="float">
            <text:p>-0.090625252695195</text:p>
          </table:table-cell>
          <table:table-cell office:value-type="float" office:value="0.05" calcext:value-type="float">
            <text:p>0.05</text:p>
          </table:table-cell>
          <table:table-cell table:formula="of:=SQRT(([.H45]*[.$N$2])^2+([.$N$1]*[.L45])^2)" office:value-type="float" office:value="0.0269463473381555" calcext:value-type="float">
            <text:p>0.026946347338156</text:p>
          </table:table-cell>
          <table:table-cell/>
          <table:table-cell table:formula="of:=(MAX([.E44:.E48])-MIN([.E44:.E48]))/2" office:value-type="float" office:value="0.0329343144411256" calcext:value-type="float">
            <text:p>0.032934314441126</text:p>
          </table:table-cell>
          <table:table-cell/>
          <table:table-cell table:formula="of:=[.G205]" office:value-type="float" office:value="-200" calcext:value-type="float">
            <text:p>-200</text:p>
          </table:table-cell>
          <table:table-cell table:formula="of:=[.H205]" office:value-type="float" office:value="-7.17199953172156" calcext:value-type="float">
            <text:p>-7.17199953172156</text:p>
          </table:table-cell>
          <table:table-cell table:formula="of:=[.I205]" office:value-type="float" office:value="0.05" calcext:value-type="float">
            <text:p>0.05</text:p>
          </table:table-cell>
          <table:table-cell table:formula="of:=[.J205]" office:value-type="float" office:value="0.115865403498617" calcext:value-type="float">
            <text:p>0.115865403498617</text:p>
          </table:table-cell>
        </table:table-row>
        <table:table-row table:style-name="ro1">
          <table:table-cell office:value-type="time" office:time-value="PT11H39M54.604S" calcext:value-type="time">
            <text:p>11:39:54.60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1516248" calcext:value-type="float">
            <text:p>-1.52E-10</text:p>
          </table:table-cell>
          <table:table-cell table:formula="of:=[.C46]*10^9" office:value-type="float" office:value="-0.1516248" calcext:value-type="float">
            <text:p>-0.1516248</text:p>
          </table:table-cell>
          <table:table-cell table:formula="of:=[.$N$1]*[.D46]" office:value-type="float" office:value="-0.124021764656046" calcext:value-type="float">
            <text:p>-0.124021764656046</text:p>
          </table:table-cell>
          <table:table-cell table:number-columns-repeated="8"/>
          <table:table-cell table:formula="of:=[.G210]" office:value-type="float" office:value="-205" calcext:value-type="float">
            <text:p>-205</text:p>
          </table:table-cell>
          <table:table-cell table:formula="of:=[.H210]" office:value-type="float" office:value="-18.2759465979452" calcext:value-type="float">
            <text:p>-18.2759465979452</text:p>
          </table:table-cell>
          <table:table-cell table:formula="of:=[.I210]" office:value-type="float" office:value="0.05" calcext:value-type="float">
            <text:p>0.05</text:p>
          </table:table-cell>
          <table:table-cell table:formula="of:=[.J210]" office:value-type="float" office:value="0.135395341323878" calcext:value-type="float">
            <text:p>0.135395341323878</text:p>
          </table:table-cell>
        </table:table-row>
        <table:table-row table:style-name="ro1">
          <table:table-cell office:value-type="time" office:time-value="PT11H39M54.987S" calcext:value-type="time">
            <text:p>11:39:54.99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1041719" calcext:value-type="float">
            <text:p>-1.04E-10</text:p>
          </table:table-cell>
          <table:table-cell table:formula="of:=[.C47]*10^9" office:value-type="float" office:value="-0.1041719" calcext:value-type="float">
            <text:p>-0.1041719</text:p>
          </table:table-cell>
          <table:table-cell table:formula="of:=[.$N$1]*[.D47]" office:value-type="float" office:value="-0.0852075838884744" calcext:value-type="float">
            <text:p>-0.085207583888474</text:p>
          </table:table-cell>
          <table:table-cell table:number-columns-repeated="8"/>
          <table:table-cell table:formula="of:=[.G215]" office:value-type="float" office:value="-210" calcext:value-type="float">
            <text:p>-210</text:p>
          </table:table-cell>
          <table:table-cell table:formula="of:=[.H215]" office:value-type="float" office:value="-42.9166453866338" calcext:value-type="float">
            <text:p>-42.9166453866338</text:p>
          </table:table-cell>
          <table:table-cell table:formula="of:=[.I215]" office:value-type="float" office:value="0.05" calcext:value-type="float">
            <text:p>0.05</text:p>
          </table:table-cell>
          <table:table-cell table:formula="of:=[.J215]" office:value-type="float" office:value="0.308202148646904" calcext:value-type="float">
            <text:p>0.308202148646904</text:p>
          </table:table-cell>
        </table:table-row>
        <table:table-row table:style-name="ro1">
          <table:table-cell office:value-type="time" office:time-value="PT11H39M55.371S" calcext:value-type="time">
            <text:p>11:39:55.37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08202434" calcext:value-type="float">
            <text:p>-8.20E-11</text:p>
          </table:table-cell>
          <table:table-cell table:formula="of:=[.C48]*10^9" office:value-type="float" office:value="-0.08202434" calcext:value-type="float">
            <text:p>-0.08202434</text:p>
          </table:table-cell>
          <table:table-cell table:formula="of:=[.$N$1]*[.D48]" office:value-type="float" office:value="-0.0670919492823568" calcext:value-type="float">
            <text:p>-0.067091949282357</text:p>
          </table:table-cell>
          <table:table-cell table:number-columns-repeated="12"/>
        </table:table-row>
        <table:table-row table:style-name="ro1">
          <table:table-cell office:value-type="time" office:time-value="PT11H39M55.756S" calcext:value-type="time">
            <text:p>11:39:55.76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1496304" calcext:value-type="float">
            <text:p>-1.50E-10</text:p>
          </table:table-cell>
          <table:table-cell table:formula="of:=[.C49]*10^9" office:value-type="float" office:value="-0.1496304" calcext:value-type="float">
            <text:p>-0.1496304</text:p>
          </table:table-cell>
          <table:table-cell table:formula="of:=[.$N$1]*[.D49]" office:value-type="float" office:value="-0.122390441762759" calcext:value-type="float">
            <text:p>-0.122390441762759</text:p>
          </table:table-cell>
          <table:table-cell table:number-columns-repeated="12"/>
        </table:table-row>
        <table:table-row table:style-name="ro1">
          <table:table-cell office:value-type="time" office:time-value="PT11H39M56.14S" calcext:value-type="time">
            <text:p>11:39:56.14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2250898" calcext:value-type="float">
            <text:p>-2.25E-10</text:p>
          </table:table-cell>
          <table:table-cell table:formula="of:=[.C50]*10^9" office:value-type="float" office:value="-0.2250898" calcext:value-type="float">
            <text:p>-0.2250898</text:p>
          </table:table-cell>
          <table:table-cell table:formula="of:=[.$N$1]*[.D50]" office:value-type="float" office:value="-0.184112587136645" calcext:value-type="float">
            <text:p>-0.184112587136645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AVERAGE([.E49:.E53])" office:value-type="float" office:value="-0.20610269540949" calcext:value-type="float">
            <text:p>-0.20610269540949</text:p>
          </table:table-cell>
          <table:table-cell table:style-name="ce3" office:value-type="float" office:value="0.05" calcext:value-type="float">
            <text:p>0.05</text:p>
          </table:table-cell>
          <table:table-cell table:formula="of:=SQRT(([.H50]*[.$N$2])^2+([.$N$1]*[.L50])^2)" office:value-type="float" office:value="0.051590471935808" calcext:value-type="float">
            <text:p>0.051590471935808</text:p>
          </table:table-cell>
          <table:table-cell/>
          <table:table-cell table:formula="of:=(MAX([.E49:.E53])-MIN([.E49:.E53]))/2" office:value-type="float" office:value="0.0630474316343394" calcext:value-type="float">
            <text:p>0.06304743163434</text:p>
          </table:table-cell>
          <table:table-cell table:number-columns-repeated="5"/>
        </table:table-row>
        <table:table-row table:style-name="ro1">
          <table:table-cell office:value-type="time" office:time-value="PT11H39M56.523S" calcext:value-type="time">
            <text:p>11:39:56.52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2937759" calcext:value-type="float">
            <text:p>-2.94E-10</text:p>
          </table:table-cell>
          <table:table-cell table:formula="of:=[.C51]*10^9" office:value-type="float" office:value="-0.2937759" calcext:value-type="float">
            <text:p>-0.2937759</text:p>
          </table:table-cell>
          <table:table-cell table:formula="of:=[.$N$1]*[.D51]" office:value-type="float" office:value="-0.240294500183467" calcext:value-type="float">
            <text:p>-0.240294500183467</text:p>
          </table:table-cell>
          <table:table-cell table:number-columns-repeated="12"/>
        </table:table-row>
        <table:table-row table:style-name="ro1">
          <table:table-cell office:value-type="time" office:time-value="PT11H39M56.906S" calcext:value-type="time">
            <text:p>11:39:56.91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287585" calcext:value-type="float">
            <text:p>-2.88E-10</text:p>
          </table:table-cell>
          <table:table-cell table:formula="of:=[.C52]*10^9" office:value-type="float" office:value="-0.287585" calcext:value-type="float">
            <text:p>-0.287585</text:p>
          </table:table-cell>
          <table:table-cell table:formula="of:=[.$N$1]*[.D52]" office:value-type="float" office:value="-0.235230642933141" calcext:value-type="float">
            <text:p>-0.235230642933141</text:p>
          </table:table-cell>
          <table:table-cell table:number-columns-repeated="12"/>
        </table:table-row>
        <table:table-row table:style-name="ro1">
          <table:table-cell office:value-type="time" office:time-value="PT11H39M57.29S" calcext:value-type="time">
            <text:p>11:39:57.29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3037897" calcext:value-type="float">
            <text:p>-3.04E-10</text:p>
          </table:table-cell>
          <table:table-cell table:formula="of:=[.C53]*10^9" office:value-type="float" office:value="-0.3037897" calcext:value-type="float">
            <text:p>-0.3037897</text:p>
          </table:table-cell>
          <table:table-cell table:formula="of:=[.$N$1]*[.D53]" office:value-type="float" office:value="-0.248485305031438" calcext:value-type="float">
            <text:p>-0.248485305031438</text:p>
          </table:table-cell>
          <table:table-cell table:number-columns-repeated="12"/>
        </table:table-row>
        <table:table-row table:style-name="ro1">
          <table:table-cell office:value-type="time" office:time-value="PT11H39M57.674S" calcext:value-type="time">
            <text:p>11:39:57.67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4171043" calcext:value-type="float">
            <text:p>-4.17E-10</text:p>
          </table:table-cell>
          <table:table-cell table:formula="of:=[.C54]*10^9" office:value-type="float" office:value="-0.4171043" calcext:value-type="float">
            <text:p>-0.4171043</text:p>
          </table:table-cell>
          <table:table-cell table:formula="of:=[.$N$1]*[.D54]" office:value-type="float" office:value="-0.341171176032053" calcext:value-type="float">
            <text:p>-0.341171176032053</text:p>
          </table:table-cell>
          <table:table-cell table:number-columns-repeated="12"/>
        </table:table-row>
        <table:table-row table:style-name="ro1">
          <table:table-cell office:value-type="time" office:time-value="PT11H39M58.05S" calcext:value-type="time">
            <text:p>11:39:58.05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2973914" calcext:value-type="float">
            <text:p>-2.97E-10</text:p>
          </table:table-cell>
          <table:table-cell table:formula="of:=[.C55]*10^9" office:value-type="float" office:value="-0.2973914" calcext:value-type="float">
            <text:p>-0.2973914</text:p>
          </table:table-cell>
          <table:table-cell table:formula="of:=[.$N$1]*[.D55]" office:value-type="float" office:value="-0.243251804596161" calcext:value-type="float">
            <text:p>-0.243251804596161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AVERAGE([.E54:.E58])" office:value-type="float" office:value="-0.291344453320468" calcext:value-type="float">
            <text:p>-0.291344453320468</text:p>
          </table:table-cell>
          <table:table-cell office:value-type="float" office:value="0.05" calcext:value-type="float">
            <text:p>0.05</text:p>
          </table:table-cell>
          <table:table-cell table:formula="of:=SQRT(([.H55]*[.$N$2])^2+([.$N$1]*[.L55])^2)" office:value-type="float" office:value="0.0400999439850981" calcext:value-type="float">
            <text:p>0.040099943985098</text:p>
          </table:table-cell>
          <table:table-cell/>
          <table:table-cell table:formula="of:=(MAX([.E54:.E58])-MIN([.E54:.E58]))/2" office:value-type="float" office:value="0.0489596857179458" calcext:value-type="float">
            <text:p>0.048959685717946</text:p>
          </table:table-cell>
          <table:table-cell table:number-columns-repeated="5"/>
        </table:table-row>
        <table:table-row table:style-name="ro1">
          <table:table-cell office:value-type="time" office:time-value="PT11H39M58.427S" calcext:value-type="time">
            <text:p>11:39:58.43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3252728" calcext:value-type="float">
            <text:p>-3.25E-10</text:p>
          </table:table-cell>
          <table:table-cell table:formula="of:=[.C56]*10^9" office:value-type="float" office:value="-0.3252728" calcext:value-type="float">
            <text:p>-0.3252728</text:p>
          </table:table-cell>
          <table:table-cell table:formula="of:=[.$N$1]*[.D56]" office:value-type="float" office:value="-0.266057443443375" calcext:value-type="float">
            <text:p>-0.266057443443375</text:p>
          </table:table-cell>
          <table:table-cell table:number-columns-repeated="12"/>
        </table:table-row>
        <table:table-row table:style-name="ro1">
          <table:table-cell office:value-type="time" office:time-value="PT11H39M58.811S" calcext:value-type="time">
            <text:p>11:39:58.81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3619214" calcext:value-type="float">
            <text:p>-3.62E-10</text:p>
          </table:table-cell>
          <table:table-cell table:formula="of:=[.C57]*10^9" office:value-type="float" office:value="-0.3619214" calcext:value-type="float">
            <text:p>-0.3619214</text:p>
          </table:table-cell>
          <table:table-cell table:formula="of:=[.$N$1]*[.D57]" office:value-type="float" office:value="-0.296034228535086" calcext:value-type="float">
            <text:p>-0.296034228535086</text:p>
          </table:table-cell>
          <table:table-cell table:number-columns-repeated="12"/>
        </table:table-row>
        <table:table-row table:style-name="ro1">
          <table:table-cell office:value-type="time" office:time-value="PT11H39M59.194S" calcext:value-type="time">
            <text:p>11:39:59.19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3792493" calcext:value-type="float">
            <text:p>-3.79E-10</text:p>
          </table:table-cell>
          <table:table-cell table:formula="of:=[.C58]*10^9" office:value-type="float" office:value="-0.3792493" calcext:value-type="float">
            <text:p>-0.3792493</text:p>
          </table:table-cell>
          <table:table-cell table:formula="of:=[.$N$1]*[.D58]" office:value-type="float" office:value="-0.310207613995667" calcext:value-type="float">
            <text:p>-0.310207613995667</text:p>
          </table:table-cell>
          <table:table-cell table:number-columns-repeated="12"/>
        </table:table-row>
        <table:table-row table:style-name="ro1">
          <table:table-cell office:value-type="time" office:time-value="PT11H39M59.578S" calcext:value-type="time">
            <text:p>11:39:59.58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368986" calcext:value-type="float">
            <text:p>-3.69E-10</text:p>
          </table:table-cell>
          <table:table-cell table:formula="of:=[.C59]*10^9" office:value-type="float" office:value="-0.368986" calcext:value-type="float">
            <text:p>-0.368986</text:p>
          </table:table-cell>
          <table:table-cell table:formula="of:=[.$N$1]*[.D59]" office:value-type="float" office:value="-0.301812730195692" calcext:value-type="float">
            <text:p>-0.301812730195692</text:p>
          </table:table-cell>
          <table:table-cell table:number-columns-repeated="12"/>
        </table:table-row>
        <table:table-row table:style-name="ro1">
          <table:table-cell office:value-type="time" office:time-value="PT11H39M59.961S" calcext:value-type="time">
            <text:p>11:39:59.96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3216165" calcext:value-type="float">
            <text:p>-3.22E-10</text:p>
          </table:table-cell>
          <table:table-cell table:formula="of:=[.C60]*10^9" office:value-type="float" office:value="-0.3216165" calcext:value-type="float">
            <text:p>-0.3216165</text:p>
          </table:table-cell>
          <table:table-cell table:formula="of:=[.$N$1]*[.D60]" office:value-type="float" office:value="-0.263066766600854" calcext:value-type="float">
            <text:p>-0.263066766600854</text:p>
          </table:table-cell>
          <table:table-cell/>
          <table:table-cell office:value-type="float" office:value="-55" calcext:value-type="float">
            <text:p>-55</text:p>
          </table:table-cell>
          <table:table-cell table:formula="of:=AVERAGE([.E59:.E63])" office:value-type="float" office:value="-0.278191266311492" calcext:value-type="float">
            <text:p>-0.278191266311492</text:p>
          </table:table-cell>
          <table:table-cell office:value-type="float" office:value="0.05" calcext:value-type="float">
            <text:p>0.05</text:p>
          </table:table-cell>
          <table:table-cell table:formula="of:=SQRT(([.H60]*[.$N$2])^2+([.$N$1]*[.L60])^2)" office:value-type="float" office:value="0.0273158481689364" calcext:value-type="float">
            <text:p>0.027315848168937</text:p>
          </table:table-cell>
          <table:table-cell/>
          <table:table-cell table:formula="of:=(MAX([.E59:.E63])-MIN([.E59:.E63]))/2" office:value-type="float" office:value="0.0333081797196299" calcext:value-type="float">
            <text:p>0.03330817971963</text:p>
          </table:table-cell>
          <table:table-cell table:number-columns-repeated="5"/>
        </table:table-row>
        <table:table-row table:style-name="ro1">
          <table:table-cell office:value-type="time" office:time-value="PT11H40M00.346S" calcext:value-type="time">
            <text:p>11:40:00.35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3705654" calcext:value-type="float">
            <text:p>-3.71E-10</text:p>
          </table:table-cell>
          <table:table-cell table:formula="of:=[.C61]*10^9" office:value-type="float" office:value="-0.3705654" calcext:value-type="float">
            <text:p>-0.3705654</text:p>
          </table:table-cell>
          <table:table-cell table:formula="of:=[.$N$1]*[.D61]" office:value-type="float" office:value="-0.303104603128733" calcext:value-type="float">
            <text:p>-0.303104603128733</text:p>
          </table:table-cell>
          <table:table-cell table:number-columns-repeated="12"/>
        </table:table-row>
        <table:table-row table:style-name="ro1">
          <table:table-cell office:value-type="time" office:time-value="PT11H40M00.73S" calcext:value-type="time">
            <text:p>11:40:00.73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3502456" calcext:value-type="float">
            <text:p>-3.50E-10</text:p>
          </table:table-cell>
          <table:table-cell table:formula="of:=[.C62]*10^9" office:value-type="float" office:value="-0.3502456" calcext:value-type="float">
            <text:p>-0.3502456</text:p>
          </table:table-cell>
          <table:table-cell table:formula="of:=[.$N$1]*[.D62]" office:value-type="float" office:value="-0.286483987942708" calcext:value-type="float">
            <text:p>-0.286483987942708</text:p>
          </table:table-cell>
          <table:table-cell table:number-columns-repeated="12"/>
        </table:table-row>
        <table:table-row table:style-name="ro1">
          <table:table-cell office:value-type="time" office:time-value="PT11H40M01.113S" calcext:value-type="time">
            <text:p>11:40:01.11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2891225" calcext:value-type="float">
            <text:p>-2.89E-10</text:p>
          </table:table-cell>
          <table:table-cell table:formula="of:=[.C63]*10^9" office:value-type="float" office:value="-0.2891225" calcext:value-type="float">
            <text:p>-0.2891225</text:p>
          </table:table-cell>
          <table:table-cell table:formula="of:=[.$N$1]*[.D63]" office:value-type="float" office:value="-0.236488243689473" calcext:value-type="float">
            <text:p>-0.236488243689473</text:p>
          </table:table-cell>
          <table:table-cell table:number-columns-repeated="12"/>
        </table:table-row>
        <table:table-row table:style-name="ro1">
          <table:table-cell office:value-type="time" office:time-value="PT11H40M01.497S" calcext:value-type="time">
            <text:p>11:40:01.50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4114113" calcext:value-type="float">
            <text:p>-4.11E-10</text:p>
          </table:table-cell>
          <table:table-cell table:formula="of:=[.C64]*10^9" office:value-type="float" office:value="-0.4114113" calcext:value-type="float">
            <text:p>-0.4114113</text:p>
          </table:table-cell>
          <table:table-cell table:formula="of:=[.$N$1]*[.D64]" office:value-type="float" office:value="-0.336514576938851" calcext:value-type="float">
            <text:p>-0.336514576938851</text:p>
          </table:table-cell>
          <table:table-cell table:number-columns-repeated="12"/>
        </table:table-row>
        <table:table-row table:style-name="ro1">
          <table:table-cell office:value-type="time" office:time-value="PT11H40M01.873S" calcext:value-type="time">
            <text:p>11:40:01.87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3986961" calcext:value-type="float">
            <text:p>-3.99E-10</text:p>
          </table:table-cell>
          <table:table-cell table:formula="of:=[.C65]*10^9" office:value-type="float" office:value="-0.3986961" calcext:value-type="float">
            <text:p>-0.3986961</text:p>
          </table:table-cell>
          <table:table-cell table:formula="of:=[.$N$1]*[.D65]" office:value-type="float" office:value="-0.326114157337608" calcext:value-type="float">
            <text:p>-0.326114157337608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AVERAGE([.E64:.E68])" office:value-type="float" office:value="-0.233775768583045" calcext:value-type="float">
            <text:p>-0.233775768583045</text:p>
          </table:table-cell>
          <table:table-cell office:value-type="float" office:value="0.05" calcext:value-type="float">
            <text:p>0.05</text:p>
          </table:table-cell>
          <table:table-cell table:formula="of:=SQRT(([.H65]*[.$N$2])^2+([.$N$1]*[.L65])^2)" office:value-type="float" office:value="0.0960650891673055" calcext:value-type="float">
            <text:p>0.096065089167306</text:p>
          </table:table-cell>
          <table:table-cell/>
          <table:table-cell table:formula="of:=(MAX([.E64:.E68])-MIN([.E64:.E68]))/2" office:value-type="float" office:value="0.117428419500508" calcext:value-type="float">
            <text:p>0.117428419500508</text:p>
          </table:table-cell>
          <table:table-cell table:number-columns-repeated="5"/>
        </table:table-row>
        <table:table-row table:style-name="ro1">
          <table:table-cell office:value-type="time" office:time-value="PT11H40M02.249S" calcext:value-type="time">
            <text:p>11:40:02.25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2624873" calcext:value-type="float">
            <text:p>-2.62E-10</text:p>
          </table:table-cell>
          <table:table-cell table:formula="of:=[.C66]*10^9" office:value-type="float" office:value="-0.2624873" calcext:value-type="float">
            <text:p>-0.2624873</text:p>
          </table:table-cell>
          <table:table-cell table:formula="of:=[.$N$1]*[.D66]" office:value-type="float" office:value="-0.21470193626505" calcext:value-type="float">
            <text:p>-0.21470193626505</text:p>
          </table:table-cell>
          <table:table-cell table:number-columns-repeated="12"/>
        </table:table-row>
        <table:table-row table:style-name="ro1">
          <table:table-cell office:value-type="time" office:time-value="PT11H40M02.633S" calcext:value-type="time">
            <text:p>11:40:02.63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2321536" calcext:value-type="float">
            <text:p>-2.32E-10</text:p>
          </table:table-cell>
          <table:table-cell table:formula="of:=[.C67]*10^9" office:value-type="float" office:value="-0.2321536" calcext:value-type="float">
            <text:p>-0.2321536</text:p>
          </table:table-cell>
          <table:table-cell table:formula="of:=[.$N$1]*[.D67]" office:value-type="float" office:value="-0.189890434435883" calcext:value-type="float">
            <text:p>-0.189890434435883</text:p>
          </table:table-cell>
          <table:table-cell table:number-columns-repeated="12"/>
        </table:table-row>
        <table:table-row table:style-name="ro1">
          <table:table-cell office:value-type="time" office:time-value="PT11H40M03.017S" calcext:value-type="time">
            <text:p>11:40:03.02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1242833" calcext:value-type="float">
            <text:p>-1.24E-10</text:p>
          </table:table-cell>
          <table:table-cell table:formula="of:=[.C68]*10^9" office:value-type="float" office:value="-0.1242833" calcext:value-type="float">
            <text:p>-0.1242833</text:p>
          </table:table-cell>
          <table:table-cell table:formula="of:=[.$N$1]*[.D68]" office:value-type="float" office:value="-0.101657737937836" calcext:value-type="float">
            <text:p>-0.101657737937836</text:p>
          </table:table-cell>
          <table:table-cell table:number-columns-repeated="12"/>
        </table:table-row>
        <table:table-row table:style-name="ro1">
          <table:table-cell office:value-type="time" office:time-value="PT11H40M03.401S" calcext:value-type="time">
            <text:p>11:40:03.40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2695091" calcext:value-type="float">
            <text:p>-2.70E-10</text:p>
          </table:table-cell>
          <table:table-cell table:formula="of:=[.C69]*10^9" office:value-type="float" office:value="-0.2695091" calcext:value-type="float">
            <text:p>-0.2695091</text:p>
          </table:table-cell>
          <table:table-cell table:formula="of:=[.$N$1]*[.D69]" office:value-type="float" office:value="-0.220445429592407" calcext:value-type="float">
            <text:p>-0.220445429592407</text:p>
          </table:table-cell>
          <table:table-cell table:number-columns-repeated="12"/>
        </table:table-row>
        <table:table-row table:style-name="ro1">
          <table:table-cell office:value-type="time" office:time-value="PT11H40M03.784S" calcext:value-type="time">
            <text:p>11:40:03.78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1157651" calcext:value-type="float">
            <text:p>-1.16E-10</text:p>
          </table:table-cell>
          <table:table-cell table:formula="of:=[.C70]*10^9" office:value-type="float" office:value="-0.1157651" calcext:value-type="float">
            <text:p>-0.1157651</text:p>
          </table:table-cell>
          <table:table-cell table:formula="of:=[.$N$1]*[.D70]" office:value-type="float" office:value="-0.0946902616694869" calcext:value-type="float">
            <text:p>-0.094690261669487</text:p>
          </table:table-cell>
          <table:table-cell/>
          <table:table-cell office:value-type="float" office:value="-65" calcext:value-type="float">
            <text:p>-65</text:p>
          </table:table-cell>
          <table:table-cell table:formula="of:=AVERAGE([.E69:.E73])" office:value-type="float" office:value="-0.203587706564271" calcext:value-type="float">
            <text:p>-0.203587706564271</text:p>
          </table:table-cell>
          <table:table-cell office:value-type="float" office:value="0.05" calcext:value-type="float">
            <text:p>0.05</text:p>
          </table:table-cell>
          <table:table-cell table:formula="of:=SQRT(([.H70]*[.$N$2])^2+([.$N$1]*[.L70])^2)" office:value-type="float" office:value="0.0943661990096666" calcext:value-type="float">
            <text:p>0.094366199009667</text:p>
          </table:table-cell>
          <table:table-cell/>
          <table:table-cell table:formula="of:=(MAX([.E69:.E73])-MIN([.E69:.E73]))/2" office:value-type="float" office:value="0.115355402683046" calcext:value-type="float">
            <text:p>0.115355402683046</text:p>
          </table:table-cell>
          <table:table-cell table:number-columns-repeated="5"/>
        </table:table-row>
        <table:table-row table:style-name="ro1">
          <table:table-cell office:value-type="time" office:time-value="PT11H40M04.168S" calcext:value-type="time">
            <text:p>11:40:04.17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1708222" calcext:value-type="float">
            <text:p>-1.71E-10</text:p>
          </table:table-cell>
          <table:table-cell table:formula="of:=[.C71]*10^9" office:value-type="float" office:value="-0.1708222" calcext:value-type="float">
            <text:p>-0.1708222</text:p>
          </table:table-cell>
          <table:table-cell table:formula="of:=[.$N$1]*[.D71]" office:value-type="float" office:value="-0.139724310841155" calcext:value-type="float">
            <text:p>-0.139724310841155</text:p>
          </table:table-cell>
          <table:table-cell table:number-columns-repeated="12"/>
        </table:table-row>
        <table:table-row table:style-name="ro1">
          <table:table-cell office:value-type="time" office:time-value="PT11H40M04.552S" calcext:value-type="time">
            <text:p>11:40:04.55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2905764" calcext:value-type="float">
            <text:p>-2.91E-10</text:p>
          </table:table-cell>
          <table:table-cell table:formula="of:=[.C72]*10^9" office:value-type="float" office:value="-0.2905764" calcext:value-type="float">
            <text:p>-0.2905764</text:p>
          </table:table-cell>
          <table:table-cell table:formula="of:=[.$N$1]*[.D72]" office:value-type="float" office:value="-0.237677463682729" calcext:value-type="float">
            <text:p>-0.237677463682729</text:p>
          </table:table-cell>
          <table:table-cell table:number-columns-repeated="12"/>
        </table:table-row>
        <table:table-row table:style-name="ro1">
          <table:table-cell office:value-type="time" office:time-value="PT11H40M04.936S" calcext:value-type="time">
            <text:p>11:40:04.94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3978243" calcext:value-type="float">
            <text:p>-3.98E-10</text:p>
          </table:table-cell>
          <table:table-cell table:formula="of:=[.C73]*10^9" office:value-type="float" office:value="-0.3978243" calcext:value-type="float">
            <text:p>-0.3978243</text:p>
          </table:table-cell>
          <table:table-cell table:formula="of:=[.$N$1]*[.D73]" office:value-type="float" office:value="-0.325401067035579" calcext:value-type="float">
            <text:p>-0.325401067035579</text:p>
          </table:table-cell>
          <table:table-cell table:number-columns-repeated="12"/>
        </table:table-row>
        <table:table-row table:style-name="ro1">
          <table:table-cell office:value-type="time" office:time-value="PT11H40M05.321S" calcext:value-type="time">
            <text:p>11:40:05.32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3553571" calcext:value-type="float">
            <text:p>-3.55E-10</text:p>
          </table:table-cell>
          <table:table-cell table:formula="of:=[.C74]*10^9" office:value-type="float" office:value="-0.3553571" calcext:value-type="float">
            <text:p>-0.3553571</text:p>
          </table:table-cell>
          <table:table-cell table:formula="of:=[.$N$1]*[.D74]" office:value-type="float" office:value="-0.29066494811571" calcext:value-type="float">
            <text:p>-0.29066494811571</text:p>
          </table:table-cell>
          <table:table-cell table:number-columns-repeated="12"/>
        </table:table-row>
        <table:table-row table:style-name="ro1">
          <table:table-cell office:value-type="time" office:time-value="PT11H40M05.704S" calcext:value-type="time">
            <text:p>11:40:05.70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2312812" calcext:value-type="float">
            <text:p>-2.31E-10</text:p>
          </table:table-cell>
          <table:table-cell table:formula="of:=[.C75]*10^9" office:value-type="float" office:value="-0.2312812" calcext:value-type="float">
            <text:p>-0.2312812</text:p>
          </table:table-cell>
          <table:table-cell table:formula="of:=[.$N$1]*[.D75]" office:value-type="float" office:value="-0.189176853362826" calcext:value-type="float">
            <text:p>-0.189176853362826</text:p>
          </table:table-cell>
          <table:table-cell/>
          <table:table-cell office:value-type="float" office:value="-70" calcext:value-type="float">
            <text:p>-70</text:p>
          </table:table-cell>
          <table:table-cell table:formula="of:=AVERAGE([.E74:.E78])" office:value-type="float" office:value="-0.190808290769353" calcext:value-type="float">
            <text:p>-0.190808290769353</text:p>
          </table:table-cell>
          <table:table-cell office:value-type="float" office:value="0.05" calcext:value-type="float">
            <text:p>0.05</text:p>
          </table:table-cell>
          <table:table-cell table:formula="of:=SQRT(([.H75]*[.$N$2])^2+([.$N$1]*[.L75])^2)" office:value-type="float" office:value="0.0578965438856903" calcext:value-type="float">
            <text:p>0.05789654388569</text:p>
          </table:table-cell>
          <table:table-cell/>
          <table:table-cell table:formula="of:=(MAX([.E74:.E78])-MIN([.E74:.E78]))/2" office:value-type="float" office:value="0.070763006537967" calcext:value-type="float">
            <text:p>0.070763006537967</text:p>
          </table:table-cell>
          <table:table-cell table:number-columns-repeated="5"/>
        </table:table-row>
        <table:table-row table:style-name="ro1">
          <table:table-cell office:value-type="time" office:time-value="PT11H40M06.088S" calcext:value-type="time">
            <text:p>11:40:06.09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1882745" calcext:value-type="float">
            <text:p>-1.88E-10</text:p>
          </table:table-cell>
          <table:table-cell table:formula="of:=[.C76]*10^9" office:value-type="float" office:value="-0.1882745" calcext:value-type="float">
            <text:p>-0.1882745</text:p>
          </table:table-cell>
          <table:table-cell table:formula="of:=[.$N$1]*[.D76]" office:value-type="float" office:value="-0.153999449494639" calcext:value-type="float">
            <text:p>-0.153999449494639</text:p>
          </table:table-cell>
          <table:table-cell table:number-columns-repeated="12"/>
        </table:table-row>
        <table:table-row table:style-name="ro1">
          <table:table-cell office:value-type="time" office:time-value="PT11H40M06.471S" calcext:value-type="time">
            <text:p>11:40:06.47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1823322" calcext:value-type="float">
            <text:p>-1.82E-10</text:p>
          </table:table-cell>
          <table:table-cell table:formula="of:=[.C77]*10^9" office:value-type="float" office:value="-0.1823322" calcext:value-type="float">
            <text:p>-0.1823322</text:p>
          </table:table-cell>
          <table:table-cell table:formula="of:=[.$N$1]*[.D77]" office:value-type="float" office:value="-0.149138935039776" calcext:value-type="float">
            <text:p>-0.149138935039776</text:p>
          </table:table-cell>
          <table:table-cell table:number-columns-repeated="12"/>
        </table:table-row>
        <table:table-row table:style-name="ro1">
          <table:table-cell office:value-type="time" office:time-value="PT11H40M06.855S" calcext:value-type="time">
            <text:p>11:40:06.86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2091337" calcext:value-type="float">
            <text:p>-2.09E-10</text:p>
          </table:table-cell>
          <table:table-cell table:formula="of:=[.C78]*10^9" office:value-type="float" office:value="-0.2091337" calcext:value-type="float">
            <text:p>-0.2091337</text:p>
          </table:table-cell>
          <table:table-cell table:formula="of:=[.$N$1]*[.D78]" office:value-type="float" office:value="-0.171061267833812" calcext:value-type="float">
            <text:p>-0.171061267833812</text:p>
          </table:table-cell>
          <table:table-cell table:number-columns-repeated="12"/>
        </table:table-row>
        <table:table-row table:style-name="ro1">
          <table:table-cell office:value-type="time" office:time-value="PT11H40M07.239S" calcext:value-type="time">
            <text:p>11:40:07.24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1921386" calcext:value-type="float">
            <text:p>-1.92E-10</text:p>
          </table:table-cell>
          <table:table-cell table:formula="of:=[.C79]*10^9" office:value-type="float" office:value="-0.1921386" calcext:value-type="float">
            <text:p>-0.1921386</text:p>
          </table:table-cell>
          <table:table-cell table:formula="of:=[.$N$1]*[.D79]" office:value-type="float" office:value="-0.157160096702796" calcext:value-type="float">
            <text:p>-0.157160096702796</text:p>
          </table:table-cell>
          <table:table-cell table:number-columns-repeated="12"/>
        </table:table-row>
        <table:table-row table:style-name="ro1">
          <table:table-cell office:value-type="time" office:time-value="PT11H40M07.623S" calcext:value-type="time">
            <text:p>11:40:07.62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2756592" calcext:value-type="float">
            <text:p>-2.76E-10</text:p>
          </table:table-cell>
          <table:table-cell table:formula="of:=[.C80]*10^9" office:value-type="float" office:value="-0.2756592" calcext:value-type="float">
            <text:p>-0.2756592</text:p>
          </table:table-cell>
          <table:table-cell table:formula="of:=[.$N$1]*[.D80]" office:value-type="float" office:value="-0.225475914412905" calcext:value-type="float">
            <text:p>-0.225475914412905</text:p>
          </table:table-cell>
          <table:table-cell/>
          <table:table-cell office:value-type="float" office:value="-75" calcext:value-type="float">
            <text:p>-75</text:p>
          </table:table-cell>
          <table:table-cell table:formula="of:=AVERAGE([.E79:.E83])" office:value-type="float" office:value="-0.236664855823006" calcext:value-type="float">
            <text:p>-0.236664855823006</text:p>
          </table:table-cell>
          <table:table-cell office:value-type="float" office:value="0.05" calcext:value-type="float">
            <text:p>0.05</text:p>
          </table:table-cell>
          <table:table-cell table:formula="of:=SQRT(([.H80]*[.$N$2])^2+([.$N$1]*[.L80])^2)" office:value-type="float" office:value="0.0606840617960987" calcext:value-type="float">
            <text:p>0.060684061796099</text:p>
          </table:table-cell>
          <table:table-cell/>
          <table:table-cell table:formula="of:=(MAX([.E79:.E83])-MIN([.E79:.E83]))/2" office:value-type="float" office:value="0.07416188218208" calcext:value-type="float">
            <text:p>0.07416188218208</text:p>
          </table:table-cell>
          <table:table-cell table:number-columns-repeated="5"/>
        </table:table-row>
        <table:table-row table:style-name="ro1">
          <table:table-cell office:value-type="time" office:time-value="PT11H40M08.007S" calcext:value-type="time">
            <text:p>11:40:08.01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2886237" calcext:value-type="float">
            <text:p>-2.89E-10</text:p>
          </table:table-cell>
          <table:table-cell table:formula="of:=[.C81]*10^9" office:value-type="float" office:value="-0.2886237" calcext:value-type="float">
            <text:p>-0.2886237</text:p>
          </table:table-cell>
          <table:table-cell table:formula="of:=[.$N$1]*[.D81]" office:value-type="float" office:value="-0.236080249375809" calcext:value-type="float">
            <text:p>-0.236080249375809</text:p>
          </table:table-cell>
          <table:table-cell table:number-columns-repeated="12"/>
        </table:table-row>
        <table:table-row table:style-name="ro1">
          <table:table-cell office:value-type="time" office:time-value="PT11H40M08.391S" calcext:value-type="time">
            <text:p>11:40:08.39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3167964" calcext:value-type="float">
            <text:p>-3.17E-10</text:p>
          </table:table-cell>
          <table:table-cell table:formula="of:=[.C82]*10^9" office:value-type="float" office:value="-0.3167964" calcext:value-type="float">
            <text:p>-0.3167964</text:p>
          </table:table-cell>
          <table:table-cell table:formula="of:=[.$N$1]*[.D82]" office:value-type="float" office:value="-0.259124157556564" calcext:value-type="float">
            <text:p>-0.259124157556564</text:p>
          </table:table-cell>
          <table:table-cell table:number-columns-repeated="12"/>
        </table:table-row>
        <table:table-row table:style-name="ro1">
          <table:table-cell office:value-type="time" office:time-value="PT11H40M08.774S" calcext:value-type="time">
            <text:p>11:40:08.77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3734742" calcext:value-type="float">
            <text:p>-3.73E-10</text:p>
          </table:table-cell>
          <table:table-cell table:formula="of:=[.C83]*10^9" office:value-type="float" office:value="-0.3734742" calcext:value-type="float">
            <text:p>-0.3734742</text:p>
          </table:table-cell>
          <table:table-cell table:formula="of:=[.$N$1]*[.D83]" office:value-type="float" office:value="-0.305483861066956" calcext:value-type="float">
            <text:p>-0.305483861066956</text:p>
          </table:table-cell>
          <table:table-cell table:number-columns-repeated="12"/>
        </table:table-row>
        <table:table-row table:style-name="ro1">
          <table:table-cell office:value-type="time" office:time-value="PT11H40M09.158S" calcext:value-type="time">
            <text:p>11:40:09.16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3275999" calcext:value-type="float">
            <text:p>-3.28E-10</text:p>
          </table:table-cell>
          <table:table-cell table:formula="of:=[.C84]*10^9" office:value-type="float" office:value="-0.3275999" calcext:value-type="float">
            <text:p>-0.3275999</text:p>
          </table:table-cell>
          <table:table-cell table:formula="of:=[.$N$1]*[.D84]" office:value-type="float" office:value="-0.267960898871057" calcext:value-type="float">
            <text:p>-0.267960898871057</text:p>
          </table:table-cell>
          <table:table-cell table:number-columns-repeated="12"/>
        </table:table-row>
        <table:table-row table:style-name="ro1">
          <table:table-cell office:value-type="time" office:time-value="PT11H40M09.542S" calcext:value-type="time">
            <text:p>11:40:09.54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409749" calcext:value-type="float">
            <text:p>-4.10E-10</text:p>
          </table:table-cell>
          <table:table-cell table:formula="of:=[.C85]*10^9" office:value-type="float" office:value="-0.409749" calcext:value-type="float">
            <text:p>-0.409749</text:p>
          </table:table-cell>
          <table:table-cell table:formula="of:=[.$N$1]*[.D85]" office:value-type="float" office:value="-0.335154895808932" calcext:value-type="float">
            <text:p>-0.335154895808932</text:p>
          </table:table-cell>
          <table:table-cell/>
          <table:table-cell office:value-type="float" office:value="-80" calcext:value-type="float">
            <text:p>-80</text:p>
          </table:table-cell>
          <table:table-cell table:formula="of:=AVERAGE([.E84:.E88])" office:value-type="float" office:value="-0.252306055629758" calcext:value-type="float">
            <text:p>-0.252306055629758</text:p>
          </table:table-cell>
          <table:table-cell office:value-type="float" office:value="0.05" calcext:value-type="float">
            <text:p>0.05</text:p>
          </table:table-cell>
          <table:table-cell table:formula="of:=SQRT(([.H85]*[.$N$2])^2+([.$N$1]*[.L85])^2)" office:value-type="float" office:value="0.0639105301655564" calcext:value-type="float">
            <text:p>0.063910530165556</text:p>
          </table:table-cell>
          <table:table-cell/>
          <table:table-cell table:formula="of:=(MAX([.E84:.E88])-MIN([.E84:.E88]))/2" office:value-type="float" office:value="0.0781042049432706" calcext:value-type="float">
            <text:p>0.078104204943271</text:p>
          </table:table-cell>
          <table:table-cell table:number-columns-repeated="5"/>
        </table:table-row>
        <table:table-row table:style-name="ro1">
          <table:table-cell office:value-type="time" office:time-value="PT11H40M09.926S" calcext:value-type="time">
            <text:p>11:40:09.93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2372233" calcext:value-type="float">
            <text:p>-2.37E-10</text:p>
          </table:table-cell>
          <table:table-cell table:formula="of:=[.C86]*10^9" office:value-type="float" office:value="-0.2372233" calcext:value-type="float">
            <text:p>-0.2372233</text:p>
          </table:table-cell>
          <table:table-cell table:formula="of:=[.$N$1]*[.D86]" office:value-type="float" office:value="-0.194037204227347" calcext:value-type="float">
            <text:p>-0.194037204227347</text:p>
          </table:table-cell>
          <table:table-cell table:number-columns-repeated="12"/>
        </table:table-row>
        <table:table-row table:style-name="ro1">
          <table:table-cell office:value-type="time" office:time-value="PT11H40M10.31S" calcext:value-type="time">
            <text:p>11:40:10.31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2187739" calcext:value-type="float">
            <text:p>-2.19E-10</text:p>
          </table:table-cell>
          <table:table-cell table:formula="of:=[.C87]*10^9" office:value-type="float" office:value="-0.2187739" calcext:value-type="float">
            <text:p>-0.2187739</text:p>
          </table:table-cell>
          <table:table-cell table:formula="of:=[.$N$1]*[.D87]" office:value-type="float" office:value="-0.178946485922391" calcext:value-type="float">
            <text:p>-0.178946485922391</text:p>
          </table:table-cell>
          <table:table-cell table:number-columns-repeated="12"/>
        </table:table-row>
        <table:table-row table:style-name="ro1">
          <table:table-cell office:value-type="time" office:time-value="PT11H40M10.694S" calcext:value-type="time">
            <text:p>11:40:10.69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348958" calcext:value-type="float">
            <text:p>-3.49E-10</text:p>
          </table:table-cell>
          <table:table-cell table:formula="of:=[.C88]*10^9" office:value-type="float" office:value="-0.348958" calcext:value-type="float">
            <text:p>-0.348958</text:p>
          </table:table-cell>
          <table:table-cell table:formula="of:=[.$N$1]*[.D88]" office:value-type="float" office:value="-0.285430793319064" calcext:value-type="float">
            <text:p>-0.285430793319064</text:p>
          </table:table-cell>
          <table:table-cell table:number-columns-repeated="12"/>
        </table:table-row>
        <table:table-row table:style-name="ro1">
          <table:table-cell office:value-type="time" office:time-value="PT11H40M11.078S" calcext:value-type="time">
            <text:p>11:40:11.08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3775875" calcext:value-type="float">
            <text:p>-3.78E-10</text:p>
          </table:table-cell>
          <table:table-cell table:formula="of:=[.C89]*10^9" office:value-type="float" office:value="-0.3775875" calcext:value-type="float">
            <text:p>-0.3775875</text:p>
          </table:table-cell>
          <table:table-cell table:formula="of:=[.$N$1]*[.D89]" office:value-type="float" office:value="-0.308848341841603" calcext:value-type="float">
            <text:p>-0.308848341841603</text:p>
          </table:table-cell>
          <table:table-cell table:number-columns-repeated="12"/>
        </table:table-row>
        <table:table-row table:style-name="ro1">
          <table:table-cell office:value-type="time" office:time-value="PT11H40M11.461S" calcext:value-type="time">
            <text:p>11:40:11.46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4518425" calcext:value-type="float">
            <text:p>-4.52E-10</text:p>
          </table:table-cell>
          <table:table-cell table:formula="of:=[.C90]*10^9" office:value-type="float" office:value="-0.4518425" calcext:value-type="float">
            <text:p>-0.4518425</text:p>
          </table:table-cell>
          <table:table-cell table:formula="of:=[.$N$1]*[.D90]" office:value-type="float" office:value="-0.369585346174237" calcext:value-type="float">
            <text:p>-0.369585346174237</text:p>
          </table:table-cell>
          <table:table-cell/>
          <table:table-cell office:value-type="float" office:value="-85" calcext:value-type="float">
            <text:p>-85</text:p>
          </table:table-cell>
          <table:table-cell table:formula="of:=AVERAGE([.E89:.E93])" office:value-type="float" office:value="-0.270720798817713" calcext:value-type="float">
            <text:p>-0.270720798817713</text:p>
          </table:table-cell>
          <table:table-cell office:value-type="float" office:value="0.05" calcext:value-type="float">
            <text:p>0.05</text:p>
          </table:table-cell>
          <table:table-cell table:formula="of:=SQRT(([.H90]*[.$N$2])^2+([.$N$1]*[.L90])^2)" office:value-type="float" office:value="0.108341927873879" calcext:value-type="float">
            <text:p>0.108341927873879</text:p>
          </table:table-cell>
          <table:table-cell/>
          <table:table-cell table:formula="of:=(MAX([.E89:.E93])-MIN([.E89:.E93]))/2" office:value-type="float" office:value="0.132434357110573" calcext:value-type="float">
            <text:p>0.132434357110573</text:p>
          </table:table-cell>
          <table:table-cell table:number-columns-repeated="5"/>
        </table:table-row>
        <table:table-row table:style-name="ro1">
          <table:table-cell office:value-type="time" office:time-value="PT11H40M11.845S" calcext:value-type="time">
            <text:p>11:40:11.85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4261628" calcext:value-type="float">
            <text:p>-4.26E-10</text:p>
          </table:table-cell>
          <table:table-cell table:formula="of:=[.C91]*10^9" office:value-type="float" office:value="-0.4261628" calcext:value-type="float">
            <text:p>-0.4261628</text:p>
          </table:table-cell>
          <table:table-cell table:formula="of:=[.$N$1]*[.D91]" office:value-type="float" office:value="-0.34858059161009" calcext:value-type="float">
            <text:p>-0.34858059161009</text:p>
          </table:table-cell>
          <table:table-cell table:number-columns-repeated="12"/>
        </table:table-row>
        <table:table-row table:style-name="ro1">
          <table:table-cell office:value-type="time" office:time-value="PT11H40M12.229S" calcext:value-type="time">
            <text:p>11:40:12.23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2712545" calcext:value-type="float">
            <text:p>-2.71E-10</text:p>
          </table:table-cell>
          <table:table-cell table:formula="of:=[.C92]*10^9" office:value-type="float" office:value="-0.2712545" calcext:value-type="float">
            <text:p>-0.2712545</text:p>
          </table:table-cell>
          <table:table-cell table:formula="of:=[.$N$1]*[.D92]" office:value-type="float" office:value="-0.221873082509546" calcext:value-type="float">
            <text:p>-0.221873082509546</text:p>
          </table:table-cell>
          <table:table-cell table:number-columns-repeated="12"/>
        </table:table-row>
        <table:table-row table:style-name="ro1">
          <table:table-cell office:value-type="time" office:time-value="PT11H40M12.613S" calcext:value-type="time">
            <text:p>11:40:12.61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128023" calcext:value-type="float">
            <text:p>-1.28E-10</text:p>
          </table:table-cell>
          <table:table-cell table:formula="of:=[.C93]*10^9" office:value-type="float" office:value="-0.128023" calcext:value-type="float">
            <text:p>-0.128023</text:p>
          </table:table-cell>
          <table:table-cell table:formula="of:=[.$N$1]*[.D93]" office:value-type="float" office:value="-0.104716631953091" calcext:value-type="float">
            <text:p>-0.104716631953091</text:p>
          </table:table-cell>
          <table:table-cell table:number-columns-repeated="12"/>
        </table:table-row>
        <table:table-row table:style-name="ro1">
          <table:table-cell office:value-type="time" office:time-value="PT11H40M12.996S" calcext:value-type="time">
            <text:p>11:40:13.00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2501043" calcext:value-type="float">
            <text:p>-2.50E-10</text:p>
          </table:table-cell>
          <table:table-cell table:formula="of:=[.C94]*10^9" office:value-type="float" office:value="-0.2501043" calcext:value-type="float">
            <text:p>-0.2501043</text:p>
          </table:table-cell>
          <table:table-cell table:formula="of:=[.$N$1]*[.D94]" office:value-type="float" office:value="-0.204573240222346" calcext:value-type="float">
            <text:p>-0.204573240222346</text:p>
          </table:table-cell>
          <table:table-cell table:number-columns-repeated="12"/>
        </table:table-row>
        <table:table-row table:style-name="ro1">
          <table:table-cell office:value-type="time" office:time-value="PT11H40M13.38S" calcext:value-type="time">
            <text:p>11:40:13.38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218857" calcext:value-type="float">
            <text:p>-2.19E-10</text:p>
          </table:table-cell>
          <table:table-cell table:formula="of:=[.C95]*10^9" office:value-type="float" office:value="-0.218857" calcext:value-type="float">
            <text:p>-0.218857</text:p>
          </table:table-cell>
          <table:table-cell table:formula="of:=[.$N$1]*[.D95]" office:value-type="float" office:value="-0.179014457709611" calcext:value-type="float">
            <text:p>-0.179014457709611</text:p>
          </table:table-cell>
          <table:table-cell/>
          <table:table-cell office:value-type="float" office:value="-90" calcext:value-type="float">
            <text:p>-90</text:p>
          </table:table-cell>
          <table:table-cell table:formula="of:=AVERAGE([.E94:.E98])" office:value-type="float" office:value="-0.20849559678226" calcext:value-type="float">
            <text:p>-0.20849559678226</text:p>
          </table:table-cell>
          <table:table-cell office:value-type="float" office:value="0.05" calcext:value-type="float">
            <text:p>0.05</text:p>
          </table:table-cell>
          <table:table-cell table:formula="of:=SQRT(([.H95]*[.$N$2])^2+([.$N$1]*[.L95])^2)" office:value-type="float" office:value="0.0809548079372106" calcext:value-type="float">
            <text:p>0.080954807937211</text:p>
          </table:table-cell>
          <table:table-cell/>
          <table:table-cell table:formula="of:=(MAX([.E94:.E98])-MIN([.E94:.E98]))/2" office:value-type="float" office:value="0.0989560843325502" calcext:value-type="float">
            <text:p>0.09895608433255</text:p>
          </table:table-cell>
          <table:table-cell table:number-columns-repeated="5"/>
        </table:table-row>
        <table:table-row table:style-name="ro1">
          <table:table-cell office:value-type="time" office:time-value="PT11H40M13.764S" calcext:value-type="time">
            <text:p>11:40:13.76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2009892" calcext:value-type="float">
            <text:p>-2.01E-10</text:p>
          </table:table-cell>
          <table:table-cell table:formula="of:=[.C96]*10^9" office:value-type="float" office:value="-0.2009892" calcext:value-type="float">
            <text:p>-0.2009892</text:p>
          </table:table-cell>
          <table:table-cell table:formula="of:=[.$N$1]*[.D96]" office:value-type="float" office:value="-0.164399460120026" calcext:value-type="float">
            <text:p>-0.164399460120026</text:p>
          </table:table-cell>
          <table:table-cell table:number-columns-repeated="12"/>
        </table:table-row>
        <table:table-row table:style-name="ro1">
          <table:table-cell office:value-type="time" office:time-value="PT11H40M14.14S" calcext:value-type="time">
            <text:p>11:40:14.14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1812935" calcext:value-type="float">
            <text:p>-1.81E-10</text:p>
          </table:table-cell>
          <table:table-cell table:formula="of:=[.C97]*10^9" office:value-type="float" office:value="-0.1812935" calcext:value-type="float">
            <text:p>-0.1812935</text:p>
          </table:table-cell>
          <table:table-cell table:formula="of:=[.$N$1]*[.D97]" office:value-type="float" office:value="-0.148289328597109" calcext:value-type="float">
            <text:p>-0.148289328597109</text:p>
          </table:table-cell>
          <table:table-cell table:number-columns-repeated="12"/>
        </table:table-row>
        <table:table-row table:style-name="ro1">
          <table:table-cell office:value-type="time" office:time-value="PT11H40M14.517S" calcext:value-type="time">
            <text:p>11:40:14.52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4232542" calcext:value-type="float">
            <text:p>-4.23E-10</text:p>
          </table:table-cell>
          <table:table-cell table:formula="of:=[.C98]*10^9" office:value-type="float" office:value="-0.4232542" calcext:value-type="float">
            <text:p>-0.4232542</text:p>
          </table:table-cell>
          <table:table-cell table:formula="of:=[.$N$1]*[.D98]" office:value-type="float" office:value="-0.346201497262209" calcext:value-type="float">
            <text:p>-0.346201497262209</text:p>
          </table:table-cell>
          <table:table-cell table:number-columns-repeated="12"/>
        </table:table-row>
        <table:table-row table:style-name="ro1">
          <table:table-cell office:value-type="time" office:time-value="PT11H40M14.901S" calcext:value-type="time">
            <text:p>11:40:14.90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4105388" calcext:value-type="float">
            <text:p>-4.11E-10</text:p>
          </table:table-cell>
          <table:table-cell table:formula="of:=[.C99]*10^9" office:value-type="float" office:value="-0.4105388" calcext:value-type="float">
            <text:p>-0.4105388</text:p>
          </table:table-cell>
          <table:table-cell table:formula="of:=[.$N$1]*[.D99]" office:value-type="float" office:value="-0.335800914070624" calcext:value-type="float">
            <text:p>-0.335800914070624</text:p>
          </table:table-cell>
          <table:table-cell table:number-columns-repeated="12"/>
        </table:table-row>
        <table:table-row table:style-name="ro1">
          <table:table-cell office:value-type="time" office:time-value="PT11H40M15.283S" calcext:value-type="time">
            <text:p>11:40:15.28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4210935" calcext:value-type="float">
            <text:p>-4.21E-10</text:p>
          </table:table-cell>
          <table:table-cell table:formula="of:=[.C100]*10^9" office:value-type="float" office:value="-0.4210935" calcext:value-type="float">
            <text:p>-0.4210935</text:p>
          </table:table-cell>
          <table:table-cell table:formula="of:=[.$N$1]*[.D100]" office:value-type="float" office:value="-0.344434148999311" calcext:value-type="float">
            <text:p>-0.344434148999311</text:p>
          </table:table-cell>
          <table:table-cell/>
          <table:table-cell office:value-type="float" office:value="-95" calcext:value-type="float">
            <text:p>-95</text:p>
          </table:table-cell>
          <table:table-cell table:formula="of:=AVERAGE([.E99:.E103])" office:value-type="float" office:value="-0.288326620481127" calcext:value-type="float">
            <text:p>-0.288326620481127</text:p>
          </table:table-cell>
          <table:table-cell office:value-type="float" office:value="0.05" calcext:value-type="float">
            <text:p>0.05</text:p>
          </table:table-cell>
          <table:table-cell table:formula="of:=SQRT(([.H100]*[.$N$2])^2+([.$N$1]*[.L100])^2)" office:value-type="float" office:value="0.0591810002996439" calcext:value-type="float">
            <text:p>0.059181000299644</text:p>
          </table:table-cell>
          <table:table-cell/>
          <table:table-cell table:formula="of:=(MAX([.E99:.E103])-MIN([.E99:.E103]))/2" office:value-type="float" office:value="0.0723094669411923" calcext:value-type="float">
            <text:p>0.072309466941192</text:p>
          </table:table-cell>
          <table:table-cell table:number-columns-repeated="5"/>
        </table:table-row>
        <table:table-row table:style-name="ro1">
          <table:table-cell office:value-type="time" office:time-value="PT11H40M15.667S" calcext:value-type="time">
            <text:p>11:40:15.67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336492" calcext:value-type="float">
            <text:p>-3.36E-10</text:p>
          </table:table-cell>
          <table:table-cell table:formula="of:=[.C101]*10^9" office:value-type="float" office:value="-0.336492" calcext:value-type="float">
            <text:p>-0.336492</text:p>
          </table:table-cell>
          <table:table-cell table:formula="of:=[.$N$1]*[.D101]" office:value-type="float" office:value="-0.275234207284311" calcext:value-type="float">
            <text:p>-0.275234207284311</text:p>
          </table:table-cell>
          <table:table-cell table:number-columns-repeated="12"/>
        </table:table-row>
        <table:table-row table:style-name="ro1">
          <table:table-cell office:value-type="time" office:time-value="PT11H40M16.051S" calcext:value-type="time">
            <text:p>11:40:16.05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3500801" calcext:value-type="float">
            <text:p>-3.50E-10</text:p>
          </table:table-cell>
          <table:table-cell table:formula="of:=[.C102]*10^9" office:value-type="float" office:value="-0.3500801" calcext:value-type="float">
            <text:p>-0.3500801</text:p>
          </table:table-cell>
          <table:table-cell table:formula="of:=[.$N$1]*[.D102]" office:value-type="float" office:value="-0.286348616934466" calcext:value-type="float">
            <text:p>-0.286348616934466</text:p>
          </table:table-cell>
          <table:table-cell table:number-columns-repeated="12"/>
        </table:table-row>
        <table:table-row table:style-name="ro1">
          <table:table-cell office:value-type="time" office:time-value="PT11H40M16.435S" calcext:value-type="time">
            <text:p>11:40:16.44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2442873" calcext:value-type="float">
            <text:p>-2.44E-10</text:p>
          </table:table-cell>
          <table:table-cell table:formula="of:=[.C103]*10^9" office:value-type="float" office:value="-0.2442873" calcext:value-type="float">
            <text:p>-0.2442873</text:p>
          </table:table-cell>
          <table:table-cell table:formula="of:=[.$N$1]*[.D103]" office:value-type="float" office:value="-0.199815215116926" calcext:value-type="float">
            <text:p>-0.199815215116926</text:p>
          </table:table-cell>
          <table:table-cell table:number-columns-repeated="12"/>
        </table:table-row>
        <table:table-row table:style-name="ro1">
          <table:table-cell office:value-type="time" office:time-value="PT11H40M16.82S" calcext:value-type="time">
            <text:p>11:40:16.82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2811026" calcext:value-type="float">
            <text:p>-2.81E-10</text:p>
          </table:table-cell>
          <table:table-cell table:formula="of:=[.C104]*10^9" office:value-type="float" office:value="-0.2811026" calcext:value-type="float">
            <text:p>-0.2811026</text:p>
          </table:table-cell>
          <table:table-cell table:formula="of:=[.$N$1]*[.D104]" office:value-type="float" office:value="-0.229928352758933" calcext:value-type="float">
            <text:p>-0.229928352758933</text:p>
          </table:table-cell>
          <table:table-cell table:number-columns-repeated="12"/>
        </table:table-row>
        <table:table-row table:style-name="ro1">
          <table:table-cell office:value-type="time" office:time-value="PT11H40M17.203S" calcext:value-type="time">
            <text:p>11:40:17.20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316713" calcext:value-type="float">
            <text:p>-3.17E-10</text:p>
          </table:table-cell>
          <table:table-cell table:formula="of:=[.C105]*10^9" office:value-type="float" office:value="-0.316713" calcext:value-type="float">
            <text:p>-0.316713</text:p>
          </table:table-cell>
          <table:table-cell table:formula="of:=[.$N$1]*[.D105]" office:value-type="float" office:value="-0.259055940383831" calcext:value-type="float">
            <text:p>-0.259055940383831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AVERAGE([.E104:.E108])" office:value-type="float" office:value="-0.255262901989494" calcext:value-type="float">
            <text:p>-0.255262901989494</text:p>
          </table:table-cell>
          <table:table-cell office:value-type="float" office:value="0.05" calcext:value-type="float">
            <text:p>0.05</text:p>
          </table:table-cell>
          <table:table-cell table:formula="of:=SQRT(([.H105]*[.$N$2])^2+([.$N$1]*[.L105])^2)" office:value-type="float" office:value="0.0267359033357292" calcext:value-type="float">
            <text:p>0.026735903335729</text:p>
          </table:table-cell>
          <table:table-cell/>
          <table:table-cell table:formula="of:=(MAX([.E104:.E108])-MIN([.E104:.E108]))/2" office:value-type="float" office:value="0.0326113666566581" calcext:value-type="float">
            <text:p>0.032611366656658</text:p>
          </table:table-cell>
          <table:table-cell table:number-columns-repeated="5"/>
        </table:table-row>
        <table:table-row table:style-name="ro1">
          <table:table-cell office:value-type="time" office:time-value="PT11H40M17.586S" calcext:value-type="time">
            <text:p>11:40:17.59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2777783" calcext:value-type="float">
            <text:p>-2.78E-10</text:p>
          </table:table-cell>
          <table:table-cell table:formula="of:=[.C106]*10^9" office:value-type="float" office:value="-0.2777783" calcext:value-type="float">
            <text:p>-0.2777783</text:p>
          </table:table-cell>
          <table:table-cell table:formula="of:=[.$N$1]*[.D106]" office:value-type="float" office:value="-0.227209235884608" calcext:value-type="float">
            <text:p>-0.227209235884608</text:p>
          </table:table-cell>
          <table:table-cell table:number-columns-repeated="12"/>
        </table:table-row>
        <table:table-row table:style-name="ro1">
          <table:table-cell office:value-type="time" office:time-value="PT11H40M17.962S" calcext:value-type="time">
            <text:p>11:40:17.96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3575174" calcext:value-type="float">
            <text:p>-3.58E-10</text:p>
          </table:table-cell>
          <table:table-cell table:formula="of:=[.C107]*10^9" office:value-type="float" office:value="-0.3575174" calcext:value-type="float">
            <text:p>-0.3575174</text:p>
          </table:table-cell>
          <table:table-cell table:formula="of:=[.$N$1]*[.D107]" office:value-type="float" office:value="-0.292431969197924" calcext:value-type="float">
            <text:p>-0.292431969197924</text:p>
          </table:table-cell>
          <table:table-cell table:number-columns-repeated="12"/>
        </table:table-row>
        <table:table-row table:style-name="ro1">
          <table:table-cell office:value-type="time" office:time-value="PT11H40M18.338S" calcext:value-type="time">
            <text:p>11:40:18.34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3272675" calcext:value-type="float">
            <text:p>-3.27E-10</text:p>
          </table:table-cell>
          <table:table-cell table:formula="of:=[.C108]*10^9" office:value-type="float" office:value="-0.3272675" calcext:value-type="float">
            <text:p>-0.3272675</text:p>
          </table:table-cell>
          <table:table-cell table:formula="of:=[.$N$1]*[.D108]" office:value-type="float" office:value="-0.267689011722175" calcext:value-type="float">
            <text:p>-0.267689011722175</text:p>
          </table:table-cell>
          <table:table-cell table:number-columns-repeated="12"/>
        </table:table-row>
        <table:table-row table:style-name="ro1">
          <table:table-cell office:value-type="time" office:time-value="PT11H40M18.722S" calcext:value-type="time">
            <text:p>11:40:18.72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4350964" calcext:value-type="float">
            <text:p>-4.35E-10</text:p>
          </table:table-cell>
          <table:table-cell table:formula="of:=[.C109]*10^9" office:value-type="float" office:value="-0.4350964" calcext:value-type="float">
            <text:p>-0.4350964</text:p>
          </table:table-cell>
          <table:table-cell table:formula="of:=[.$N$1]*[.D109]" office:value-type="float" office:value="-0.355887845019369" calcext:value-type="float">
            <text:p>-0.355887845019369</text:p>
          </table:table-cell>
          <table:table-cell table:number-columns-repeated="12"/>
        </table:table-row>
        <table:table-row table:style-name="ro1">
          <table:table-cell office:value-type="time" office:time-value="PT11H40M19.105S" calcext:value-type="time">
            <text:p>11:40:19.11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5060681" calcext:value-type="float">
            <text:p>-5.06E-10</text:p>
          </table:table-cell>
          <table:table-cell table:formula="of:=[.C110]*10^9" office:value-type="float" office:value="-0.5060681" calcext:value-type="float">
            <text:p>-0.5060681</text:p>
          </table:table-cell>
          <table:table-cell table:formula="of:=[.$N$1]*[.D110]" office:value-type="float" office:value="-0.413939268497847" calcext:value-type="float">
            <text:p>-0.413939268497847</text:p>
          </table:table-cell>
          <table:table-cell/>
          <table:table-cell office:value-type="float" office:value="-105" calcext:value-type="float">
            <text:p>-105</text:p>
          </table:table-cell>
          <table:table-cell table:formula="of:=AVERAGE([.E109:.E113])" office:value-type="float" office:value="-0.322260050668496" calcext:value-type="float">
            <text:p>-0.322260050668496</text:p>
          </table:table-cell>
          <table:table-cell office:value-type="float" office:value="0.05" calcext:value-type="float">
            <text:p>0.05</text:p>
          </table:table-cell>
          <table:table-cell table:formula="of:=SQRT(([.H110]*[.$N$2])^2+([.$N$1]*[.L110])^2)" office:value-type="float" office:value="0.0908531245143861" calcext:value-type="float">
            <text:p>0.090853124514386</text:p>
          </table:table-cell>
          <table:table-cell/>
          <table:table-cell table:formula="of:=(MAX([.E109:.E113])-MIN([.E109:.E113]))/2" office:value-type="float" office:value="0.111038785218702" calcext:value-type="float">
            <text:p>0.111038785218702</text:p>
          </table:table-cell>
          <table:table-cell table:number-columns-repeated="5"/>
        </table:table-row>
        <table:table-row table:style-name="ro1">
          <table:table-cell office:value-type="time" office:time-value="PT11H40M19.489S" calcext:value-type="time">
            <text:p>11:40:19.49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4681308" calcext:value-type="float">
            <text:p>-4.68E-10</text:p>
          </table:table-cell>
          <table:table-cell table:formula="of:=[.C111]*10^9" office:value-type="float" office:value="-0.4681308" calcext:value-type="float">
            <text:p>-0.4681308</text:p>
          </table:table-cell>
          <table:table-cell table:formula="of:=[.$N$1]*[.D111]" office:value-type="float" office:value="-0.38290838903561" calcext:value-type="float">
            <text:p>-0.38290838903561</text:p>
          </table:table-cell>
          <table:table-cell table:number-columns-repeated="12"/>
        </table:table-row>
        <table:table-row table:style-name="ro1">
          <table:table-cell office:value-type="time" office:time-value="PT11H40M19.873S" calcext:value-type="time">
            <text:p>11:40:19.87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3260621" calcext:value-type="float">
            <text:p>-3.26E-10</text:p>
          </table:table-cell>
          <table:table-cell table:formula="of:=[.C112]*10^9" office:value-type="float" office:value="-0.3260621" calcext:value-type="float">
            <text:p>-0.3260621</text:p>
          </table:table-cell>
          <table:table-cell table:formula="of:=[.$N$1]*[.D112]" office:value-type="float" office:value="-0.266703052729211" calcext:value-type="float">
            <text:p>-0.266703052729211</text:p>
          </table:table-cell>
          <table:table-cell table:number-columns-repeated="12"/>
        </table:table-row>
        <table:table-row table:style-name="ro1">
          <table:table-cell office:value-type="time" office:time-value="PT11H40M20.257S" calcext:value-type="time">
            <text:p>11:40:20.26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2345636" calcext:value-type="float">
            <text:p>-2.35E-10</text:p>
          </table:table-cell>
          <table:table-cell table:formula="of:=[.C113]*10^9" office:value-type="float" office:value="-0.2345636" calcext:value-type="float">
            <text:p>-0.2345636</text:p>
          </table:table-cell>
          <table:table-cell table:formula="of:=[.$N$1]*[.D113]" office:value-type="float" office:value="-0.191861698060442" calcext:value-type="float">
            <text:p>-0.191861698060442</text:p>
          </table:table-cell>
          <table:table-cell table:number-columns-repeated="12"/>
        </table:table-row>
        <table:table-row table:style-name="ro1">
          <table:table-cell office:value-type="time" office:time-value="PT11H40M20.642S" calcext:value-type="time">
            <text:p>11:40:20.64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256545" calcext:value-type="float">
            <text:p>-2.57E-10</text:p>
          </table:table-cell>
          <table:table-cell table:formula="of:=[.C114]*10^9" office:value-type="float" office:value="-0.256545" calcext:value-type="float">
            <text:p>-0.256545</text:p>
          </table:table-cell>
          <table:table-cell table:formula="of:=[.$N$1]*[.D114]" office:value-type="float" office:value="-0.209841421810187" calcext:value-type="float">
            <text:p>-0.209841421810187</text:p>
          </table:table-cell>
          <table:table-cell table:number-columns-repeated="12"/>
        </table:table-row>
        <table:table-row table:style-name="ro1">
          <table:table-cell office:value-type="time" office:time-value="PT11H40M21.025S" calcext:value-type="time">
            <text:p>11:40:21.03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2594537" calcext:value-type="float">
            <text:p>-2.59E-10</text:p>
          </table:table-cell>
          <table:table-cell table:formula="of:=[.C115]*10^9" office:value-type="float" office:value="-0.2594537" calcext:value-type="float">
            <text:p>-0.2594537</text:p>
          </table:table-cell>
          <table:table-cell table:formula="of:=[.$N$1]*[.D115]" office:value-type="float" office:value="-0.212220597953239" calcext:value-type="float">
            <text:p>-0.212220597953239</text:p>
          </table:table-cell>
          <table:table-cell/>
          <table:table-cell office:value-type="float" office:value="-110" calcext:value-type="float">
            <text:p>-110</text:p>
          </table:table-cell>
          <table:table-cell table:formula="of:=AVERAGE([.E114:.E118])" office:value-type="float" office:value="-0.2570370883287" calcext:value-type="float">
            <text:p>-0.2570370883287</text:p>
          </table:table-cell>
          <table:table-cell office:value-type="float" office:value="0.05" calcext:value-type="float">
            <text:p>0.05</text:p>
          </table:table-cell>
          <table:table-cell table:formula="of:=SQRT(([.H115]*[.$N$2])^2+([.$N$1]*[.L115])^2)" office:value-type="float" office:value="0.0547973258573292" calcext:value-type="float">
            <text:p>0.054797325857329</text:p>
          </table:table-cell>
          <table:table-cell/>
          <table:table-cell table:formula="of:=(MAX([.E114:.E118])-MIN([.E114:.E118]))/2" office:value-type="float" office:value="0.0669562592729468" calcext:value-type="float">
            <text:p>0.066956259272947</text:p>
          </table:table-cell>
          <table:table-cell table:number-columns-repeated="5"/>
        </table:table-row>
        <table:table-row table:style-name="ro1">
          <table:table-cell office:value-type="time" office:time-value="PT11H40M21.409S" calcext:value-type="time">
            <text:p>11:40:21.41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3544011" calcext:value-type="float">
            <text:p>-3.54E-10</text:p>
          </table:table-cell>
          <table:table-cell table:formula="of:=[.C116]*10^9" office:value-type="float" office:value="-0.3544011" calcext:value-type="float">
            <text:p>-0.3544011</text:p>
          </table:table-cell>
          <table:table-cell table:formula="of:=[.$N$1]*[.D116]" office:value-type="float" office:value="-0.289882986279578" calcext:value-type="float">
            <text:p>-0.289882986279578</text:p>
          </table:table-cell>
          <table:table-cell table:number-columns-repeated="12"/>
        </table:table-row>
        <table:table-row table:style-name="ro1">
          <table:table-cell office:value-type="time" office:time-value="PT11H40M21.793S" calcext:value-type="time">
            <text:p>11:40:21.79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2805624" calcext:value-type="float">
            <text:p>-2.81E-10</text:p>
          </table:table-cell>
          <table:table-cell table:formula="of:=[.C117]*10^9" office:value-type="float" office:value="-0.2805624" calcext:value-type="float">
            <text:p>-0.2805624</text:p>
          </table:table-cell>
          <table:table-cell table:formula="of:=[.$N$1]*[.D117]" office:value-type="float" office:value="-0.229486495244415" calcext:value-type="float">
            <text:p>-0.229486495244415</text:p>
          </table:table-cell>
          <table:table-cell table:number-columns-repeated="12"/>
        </table:table-row>
        <table:table-row table:style-name="ro1">
          <table:table-cell office:value-type="time" office:time-value="PT11H40M22.176S" calcext:value-type="time">
            <text:p>11:40:22.18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4202619" calcext:value-type="float">
            <text:p>-4.20E-10</text:p>
          </table:table-cell>
          <table:table-cell table:formula="of:=[.C118]*10^9" office:value-type="float" office:value="-0.4202619" calcext:value-type="float">
            <text:p>-0.4202619</text:p>
          </table:table-cell>
          <table:table-cell table:formula="of:=[.$N$1]*[.D118]" office:value-type="float" office:value="-0.343753940356081" calcext:value-type="float">
            <text:p>-0.343753940356081</text:p>
          </table:table-cell>
          <table:table-cell table:number-columns-repeated="12"/>
        </table:table-row>
        <table:table-row table:style-name="ro1">
          <table:table-cell office:value-type="time" office:time-value="PT11H40M22.561S" calcext:value-type="time">
            <text:p>11:40:22.56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5260965" calcext:value-type="float">
            <text:p>-5.26E-10</text:p>
          </table:table-cell>
          <table:table-cell table:formula="of:=[.C119]*10^9" office:value-type="float" office:value="-0.5260965" calcext:value-type="float">
            <text:p>-0.5260965</text:p>
          </table:table-cell>
          <table:table-cell table:formula="of:=[.$N$1]*[.D119]" office:value-type="float" office:value="-0.430321532555159" calcext:value-type="float">
            <text:p>-0.430321532555159</text:p>
          </table:table-cell>
          <table:table-cell table:number-columns-repeated="12"/>
        </table:table-row>
        <table:table-row table:style-name="ro1">
          <table:table-cell office:value-type="time" office:time-value="PT11H40M22.944S" calcext:value-type="time">
            <text:p>11:40:22.94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5150432" calcext:value-type="float">
            <text:p>-5.15E-10</text:p>
          </table:table-cell>
          <table:table-cell table:formula="of:=[.C120]*10^9" office:value-type="float" office:value="-0.5150432" calcext:value-type="float">
            <text:p>-0.5150432</text:p>
          </table:table-cell>
          <table:table-cell table:formula="of:=[.$N$1]*[.D120]" office:value-type="float" office:value="-0.42128046690315" calcext:value-type="float">
            <text:p>-0.42128046690315</text:p>
          </table:table-cell>
          <table:table-cell/>
          <table:table-cell office:value-type="float" office:value="-115" calcext:value-type="float">
            <text:p>-115</text:p>
          </table:table-cell>
          <table:table-cell table:formula="of:=AVERAGE([.E119:.E123])" office:value-type="float" office:value="-0.339831943694919" calcext:value-type="float">
            <text:p>-0.339831943694919</text:p>
          </table:table-cell>
          <table:table-cell office:value-type="float" office:value="0.05" calcext:value-type="float">
            <text:p>0.05</text:p>
          </table:table-cell>
          <table:table-cell table:formula="of:=SQRT(([.H120]*[.$N$2])^2+([.$N$1]*[.L120])^2)" office:value-type="float" office:value="0.0831862863387641" calcext:value-type="float">
            <text:p>0.083186286338764</text:p>
          </table:table-cell>
          <table:table-cell/>
          <table:table-cell table:formula="of:=(MAX([.E119:.E123])-MIN([.E119:.E123]))/2" office:value-type="float" office:value="0.101658024220935" calcext:value-type="float">
            <text:p>0.101658024220935</text:p>
          </table:table-cell>
          <table:table-cell table:number-columns-repeated="5"/>
        </table:table-row>
        <table:table-row table:style-name="ro1">
          <table:table-cell office:value-type="time" office:time-value="PT11H40M23.328S" calcext:value-type="time">
            <text:p>11:40:23.33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4430747" calcext:value-type="float">
            <text:p>-4.43E-10</text:p>
          </table:table-cell>
          <table:table-cell table:formula="of:=[.C121]*10^9" office:value-type="float" office:value="-0.4430747" calcext:value-type="float">
            <text:p>-0.4430747</text:p>
          </table:table-cell>
          <table:table-cell table:formula="of:=[.$N$1]*[.D121]" office:value-type="float" office:value="-0.362413709158714" calcext:value-type="float">
            <text:p>-0.362413709158714</text:p>
          </table:table-cell>
          <table:table-cell table:number-columns-repeated="12"/>
        </table:table-row>
        <table:table-row table:style-name="ro1">
          <table:table-cell office:value-type="time" office:time-value="PT11H40M23.712S" calcext:value-type="time">
            <text:p>11:40:23.71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3155914" calcext:value-type="float">
            <text:p>-3.16E-10</text:p>
          </table:table-cell>
          <table:table-cell table:formula="of:=[.C122]*10^9" office:value-type="float" office:value="-0.3155914" calcext:value-type="float">
            <text:p>-0.3155914</text:p>
          </table:table-cell>
          <table:table-cell table:formula="of:=[.$N$1]*[.D122]" office:value-type="float" office:value="-0.258138525744285" calcext:value-type="float">
            <text:p>-0.258138525744285</text:p>
          </table:table-cell>
          <table:table-cell table:number-columns-repeated="12"/>
        </table:table-row>
        <table:table-row table:style-name="ro1">
          <table:table-cell office:value-type="time" office:time-value="PT11H40M24.096S" calcext:value-type="time">
            <text:p>11:40:24.10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2775292" calcext:value-type="float">
            <text:p>-2.78E-10</text:p>
          </table:table-cell>
          <table:table-cell table:formula="of:=[.C123]*10^9" office:value-type="float" office:value="-0.2775292" calcext:value-type="float">
            <text:p>-0.2775292</text:p>
          </table:table-cell>
          <table:table-cell table:formula="of:=[.$N$1]*[.D123]" office:value-type="float" office:value="-0.227005484113289" calcext:value-type="float">
            <text:p>-0.227005484113289</text:p>
          </table:table-cell>
          <table:table-cell table:number-columns-repeated="12"/>
        </table:table-row>
        <table:table-row table:style-name="ro1">
          <table:table-cell office:value-type="time" office:time-value="PT11H40M24.48S" calcext:value-type="time">
            <text:p>11:40:24.48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2889144" calcext:value-type="float">
            <text:p>-2.89E-10</text:p>
          </table:table-cell>
          <table:table-cell table:formula="of:=[.C124]*10^9" office:value-type="float" office:value="-0.2889144" calcext:value-type="float">
            <text:p>-0.2889144</text:p>
          </table:table-cell>
          <table:table-cell table:formula="of:=[.$N$1]*[.D124]" office:value-type="float" office:value="-0.236318027938323" calcext:value-type="float">
            <text:p>-0.236318027938323</text:p>
          </table:table-cell>
          <table:table-cell table:number-columns-repeated="12"/>
        </table:table-row>
        <table:table-row table:style-name="ro1">
          <table:table-cell office:value-type="time" office:time-value="PT11H40M24.863S" calcext:value-type="time">
            <text:p>11:40:24.86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2891634" calcext:value-type="float">
            <text:p>-2.89E-10</text:p>
          </table:table-cell>
          <table:table-cell table:formula="of:=[.C125]*10^9" office:value-type="float" office:value="-0.2891634" calcext:value-type="float">
            <text:p>-0.2891634</text:p>
          </table:table-cell>
          <table:table-cell table:formula="of:=[.$N$1]*[.D125]" office:value-type="float" office:value="-0.236521697914471" calcext:value-type="float">
            <text:p>-0.236521697914471</text:p>
          </table:table-cell>
          <table:table-cell/>
          <table:table-cell office:value-type="float" office:value="-120" calcext:value-type="float">
            <text:p>-120</text:p>
          </table:table-cell>
          <table:table-cell table:formula="of:=AVERAGE([.E124:.E128])" office:value-type="float" office:value="-0.237004682041039" calcext:value-type="float">
            <text:p>-0.237004682041039</text:p>
          </table:table-cell>
          <table:table-cell office:value-type="float" office:value="0.05" calcext:value-type="float">
            <text:p>0.05</text:p>
          </table:table-cell>
          <table:table-cell table:formula="of:=SQRT(([.H125]*[.$N$2])^2+([.$N$1]*[.L125])^2)" office:value-type="float" office:value="0.0375266739340388" calcext:value-type="float">
            <text:p>0.037526673934039</text:p>
          </table:table-cell>
          <table:table-cell/>
          <table:table-cell table:formula="of:=(MAX([.E124:.E128])-MIN([.E124:.E128]))/2" office:value-type="float" office:value="0.045832779017885" calcext:value-type="float">
            <text:p>0.045832779017885</text:p>
          </table:table-cell>
          <table:table-cell table:number-columns-repeated="5"/>
        </table:table-row>
        <table:table-row table:style-name="ro1">
          <table:table-cell office:value-type="time" office:time-value="PT11H40M25.247S" calcext:value-type="time">
            <text:p>11:40:25.25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2409214" calcext:value-type="float">
            <text:p>-2.41E-10</text:p>
          </table:table-cell>
          <table:table-cell table:formula="of:=[.C126]*10^9" office:value-type="float" office:value="-0.2409214" calcext:value-type="float">
            <text:p>-0.2409214</text:p>
          </table:table-cell>
          <table:table-cell table:formula="of:=[.$N$1]*[.D126]" office:value-type="float" office:value="-0.197062071451406" calcext:value-type="float">
            <text:p>-0.197062071451406</text:p>
          </table:table-cell>
          <table:table-cell table:number-columns-repeated="12"/>
        </table:table-row>
        <table:table-row table:style-name="ro1">
          <table:table-cell office:value-type="time" office:time-value="PT11H40M25.631S" calcext:value-type="time">
            <text:p>11:40:25.63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2767816" calcext:value-type="float">
            <text:p>-2.77E-10</text:p>
          </table:table-cell>
          <table:table-cell table:formula="of:=[.C127]*10^9" office:value-type="float" office:value="-0.2767816" calcext:value-type="float">
            <text:p>-0.2767816</text:p>
          </table:table-cell>
          <table:table-cell table:formula="of:=[.$N$1]*[.D127]" office:value-type="float" office:value="-0.22639398341382" calcext:value-type="float">
            <text:p>-0.22639398341382</text:p>
          </table:table-cell>
          <table:table-cell table:number-columns-repeated="12"/>
        </table:table-row>
        <table:table-row table:style-name="ro1">
          <table:table-cell office:value-type="time" office:time-value="PT11H40M26.015S" calcext:value-type="time">
            <text:p>11:40:26.02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3529886" calcext:value-type="float">
            <text:p>-3.53E-10</text:p>
          </table:table-cell>
          <table:table-cell table:formula="of:=[.C128]*10^9" office:value-type="float" office:value="-0.3529886" calcext:value-type="float">
            <text:p>-0.3529886</text:p>
          </table:table-cell>
          <table:table-cell table:formula="of:=[.$N$1]*[.D128]" office:value-type="float" office:value="-0.288727629487176" calcext:value-type="float">
            <text:p>-0.288727629487176</text:p>
          </table:table-cell>
          <table:table-cell table:number-columns-repeated="12"/>
        </table:table-row>
        <table:table-row table:style-name="ro1">
          <table:table-cell office:value-type="time" office:time-value="PT11H40M26.4S" calcext:value-type="time">
            <text:p>11:40:26.40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5616236" calcext:value-type="float">
            <text:p>-5.62E-10</text:p>
          </table:table-cell>
          <table:table-cell table:formula="of:=[.C129]*10^9" office:value-type="float" office:value="-0.5616236" calcext:value-type="float">
            <text:p>-0.5616236</text:p>
          </table:table-cell>
          <table:table-cell table:formula="of:=[.$N$1]*[.D129]" office:value-type="float" office:value="-0.459380984802495" calcext:value-type="float">
            <text:p>-0.459380984802495</text:p>
          </table:table-cell>
          <table:table-cell table:number-columns-repeated="12"/>
        </table:table-row>
        <table:table-row table:style-name="ro1">
          <table:table-cell office:value-type="time" office:time-value="PT11H40M26.783S" calcext:value-type="time">
            <text:p>11:40:26.78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4397086" calcext:value-type="float">
            <text:p>-4.40E-10</text:p>
          </table:table-cell>
          <table:table-cell table:formula="of:=[.C130]*10^9" office:value-type="float" office:value="-0.4397086" calcext:value-type="float">
            <text:p>-0.4397086</text:p>
          </table:table-cell>
          <table:table-cell table:formula="of:=[.$N$1]*[.D130]" office:value-type="float" office:value="-0.359660401902851" calcext:value-type="float">
            <text:p>-0.359660401902851</text:p>
          </table:table-cell>
          <table:table-cell/>
          <table:table-cell office:value-type="float" office:value="-125" calcext:value-type="float">
            <text:p>-125</text:p>
          </table:table-cell>
          <table:table-cell table:formula="of:=AVERAGE([.E129:.E133])" office:value-type="float" office:value="-0.381718645553258" calcext:value-type="float">
            <text:p>-0.381718645553258</text:p>
          </table:table-cell>
          <table:table-cell office:value-type="float" office:value="0.05" calcext:value-type="float">
            <text:p>0.05</text:p>
          </table:table-cell>
          <table:table-cell table:formula="of:=SQRT(([.H130]*[.$N$2])^2+([.$N$1]*[.L130])^2)" office:value-type="float" office:value="0.0453676877738" calcext:value-type="float">
            <text:p>0.0453676877738</text:p>
          </table:table-cell>
          <table:table-cell/>
          <table:table-cell table:formula="of:=(MAX([.E129:.E133])-MIN([.E129:.E133]))/2" office:value-type="float" office:value="0.055366128907421" calcext:value-type="float">
            <text:p>0.055366128907421</text:p>
          </table:table-cell>
          <table:table-cell table:number-columns-repeated="5"/>
        </table:table-row>
        <table:table-row table:style-name="ro1">
          <table:table-cell office:value-type="time" office:time-value="PT11H40M27.167S" calcext:value-type="time">
            <text:p>11:40:27.17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4479361" calcext:value-type="float">
            <text:p>-4.48E-10</text:p>
          </table:table-cell>
          <table:table-cell table:formula="of:=[.C131]*10^9" office:value-type="float" office:value="-0.4479361" calcext:value-type="float">
            <text:p>-0.4479361</text:p>
          </table:table-cell>
          <table:table-cell table:formula="of:=[.$N$1]*[.D131]" office:value-type="float" office:value="-0.366390099608686" calcext:value-type="float">
            <text:p>-0.366390099608686</text:p>
          </table:table-cell>
          <table:table-cell table:number-columns-repeated="12"/>
        </table:table-row>
        <table:table-row table:style-name="ro1">
          <table:table-cell office:value-type="time" office:time-value="PT11H40M27.551S" calcext:value-type="time">
            <text:p>11:40:27.55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4578669" calcext:value-type="float">
            <text:p>-4.58E-10</text:p>
          </table:table-cell>
          <table:table-cell table:formula="of:=[.C132]*10^9" office:value-type="float" office:value="-0.4578669" calcext:value-type="float">
            <text:p>-0.4578669</text:p>
          </table:table-cell>
          <table:table-cell table:formula="of:=[.$N$1]*[.D132]" office:value-type="float" office:value="-0.374513014464608" calcext:value-type="float">
            <text:p>-0.374513014464608</text:p>
          </table:table-cell>
          <table:table-cell table:number-columns-repeated="12"/>
        </table:table-row>
        <table:table-row table:style-name="ro1">
          <table:table-cell office:value-type="time" office:time-value="PT11H40M27.935S" calcext:value-type="time">
            <text:p>11:40:27.94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4262461" calcext:value-type="float">
            <text:p>-4.26E-10</text:p>
          </table:table-cell>
          <table:table-cell table:formula="of:=[.C133]*10^9" office:value-type="float" office:value="-0.4262461" calcext:value-type="float">
            <text:p>-0.4262461</text:p>
          </table:table-cell>
          <table:table-cell table:formula="of:=[.$N$1]*[.D133]" office:value-type="float" office:value="-0.348648726987652" calcext:value-type="float">
            <text:p>-0.348648726987652</text:p>
          </table:table-cell>
          <table:table-cell table:number-columns-repeated="12"/>
        </table:table-row>
        <table:table-row table:style-name="ro1">
          <table:table-cell office:value-type="time" office:time-value="PT11H40M28.319S" calcext:value-type="time">
            <text:p>11:40:28.32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3204532" calcext:value-type="float">
            <text:p>-3.20E-10</text:p>
          </table:table-cell>
          <table:table-cell table:formula="of:=[.C134]*10^9" office:value-type="float" office:value="-0.3204532" calcext:value-type="float">
            <text:p>-0.3204532</text:p>
          </table:table-cell>
          <table:table-cell table:formula="of:=[.$N$1]*[.D134]" office:value-type="float" office:value="-0.262115243374941" calcext:value-type="float">
            <text:p>-0.262115243374941</text:p>
          </table:table-cell>
          <table:table-cell table:number-columns-repeated="12"/>
        </table:table-row>
        <table:table-row table:style-name="ro1">
          <table:table-cell office:value-type="time" office:time-value="PT11H40M28.702S" calcext:value-type="time">
            <text:p>11:40:28.70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2245081" calcext:value-type="float">
            <text:p>-2.25E-10</text:p>
          </table:table-cell>
          <table:table-cell table:formula="of:=[.C135]*10^9" office:value-type="float" office:value="-0.2245081" calcext:value-type="float">
            <text:p>-0.2245081</text:p>
          </table:table-cell>
          <table:table-cell table:formula="of:=[.$N$1]*[.D135]" office:value-type="float" office:value="-0.183636784626104" calcext:value-type="float">
            <text:p>-0.183636784626104</text:p>
          </table:table-cell>
          <table:table-cell/>
          <table:table-cell office:value-type="float" office:value="-130" calcext:value-type="float">
            <text:p>-130</text:p>
          </table:table-cell>
          <table:table-cell table:formula="of:=AVERAGE([.E134:.E138])" office:value-type="float" office:value="-0.230091550484398" calcext:value-type="float">
            <text:p>-0.230091550484398</text:p>
          </table:table-cell>
          <table:table-cell office:value-type="float" office:value="0.05" calcext:value-type="float">
            <text:p>0.05</text:p>
          </table:table-cell>
          <table:table-cell table:formula="of:=SQRT(([.H135]*[.$N$2])^2+([.$N$1]*[.L135])^2)" office:value-type="float" office:value="0.0512761321492843" calcext:value-type="float">
            <text:p>0.051276132149284</text:p>
          </table:table-cell>
          <table:table-cell/>
          <table:table-cell table:formula="of:=(MAX([.E134:.E138])-MIN([.E134:.E138]))/2" office:value-type="float" office:value="0.0626566961017867" calcext:value-type="float">
            <text:p>0.062656696101787</text:p>
          </table:table-cell>
          <table:table-cell table:number-columns-repeated="5"/>
        </table:table-row>
        <table:table-row table:style-name="ro1">
          <table:table-cell office:value-type="time" office:time-value="PT11H40M29.085S" calcext:value-type="time">
            <text:p>11:40:29.09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2446195" calcext:value-type="float">
            <text:p>-2.45E-10</text:p>
          </table:table-cell>
          <table:table-cell table:formula="of:=[.C136]*10^9" office:value-type="float" office:value="-0.2446195" calcext:value-type="float">
            <text:p>-0.2446195</text:p>
          </table:table-cell>
          <table:table-cell table:formula="of:=[.$N$1]*[.D136]" office:value-type="float" office:value="-0.200086938675465" calcext:value-type="float">
            <text:p>-0.200086938675465</text:p>
          </table:table-cell>
          <table:table-cell table:number-columns-repeated="12"/>
        </table:table-row>
        <table:table-row table:style-name="ro1">
          <table:table-cell office:value-type="time" office:time-value="PT11H40M29.47S" calcext:value-type="time">
            <text:p>11:40:29.47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2392178" calcext:value-type="float">
            <text:p>-2.39E-10</text:p>
          </table:table-cell>
          <table:table-cell table:formula="of:=[.C137]*10^9" office:value-type="float" office:value="-0.2392178" calcext:value-type="float">
            <text:p>-0.2392178</text:p>
          </table:table-cell>
          <table:table-cell table:formula="of:=[.$N$1]*[.D137]" office:value-type="float" office:value="-0.195668608915804" calcext:value-type="float">
            <text:p>-0.195668608915804</text:p>
          </table:table-cell>
          <table:table-cell table:number-columns-repeated="12"/>
        </table:table-row>
        <table:table-row table:style-name="ro1">
          <table:table-cell office:value-type="time" office:time-value="PT11H40M29.854S" calcext:value-type="time">
            <text:p>11:40:29.85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377712" calcext:value-type="float">
            <text:p>-3.78E-10</text:p>
          </table:table-cell>
          <table:table-cell table:formula="of:=[.C138]*10^9" office:value-type="float" office:value="-0.377712" calcext:value-type="float">
            <text:p>-0.377712</text:p>
          </table:table-cell>
          <table:table-cell table:formula="of:=[.$N$1]*[.D138]" office:value-type="float" office:value="-0.308950176829677" calcext:value-type="float">
            <text:p>-0.308950176829677</text:p>
          </table:table-cell>
          <table:table-cell table:number-columns-repeated="12"/>
        </table:table-row>
        <table:table-row table:style-name="ro1">
          <table:table-cell office:value-type="time" office:time-value="PT11H40M30.238S" calcext:value-type="time">
            <text:p>11:40:30.24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5014132" calcext:value-type="float">
            <text:p>-5.01E-10</text:p>
          </table:table-cell>
          <table:table-cell table:formula="of:=[.C139]*10^9" office:value-type="float" office:value="-0.5014132" calcext:value-type="float">
            <text:p>-0.5014132</text:p>
          </table:table-cell>
          <table:table-cell table:formula="of:=[.$N$1]*[.D139]" office:value-type="float" office:value="-0.410131785076286" calcext:value-type="float">
            <text:p>-0.410131785076286</text:p>
          </table:table-cell>
          <table:table-cell table:number-columns-repeated="12"/>
        </table:table-row>
        <table:table-row table:style-name="ro1">
          <table:table-cell office:value-type="time" office:time-value="PT11H40M30.622S" calcext:value-type="time">
            <text:p>11:40:30.62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5063179" calcext:value-type="float">
            <text:p>-5.06E-10</text:p>
          </table:table-cell>
          <table:table-cell table:formula="of:=[.C140]*10^9" office:value-type="float" office:value="-0.5063179" calcext:value-type="float">
            <text:p>-0.5063179</text:p>
          </table:table-cell>
          <table:table-cell table:formula="of:=[.$N$1]*[.D140]" office:value-type="float" office:value="-0.414143592835363" calcext:value-type="float">
            <text:p>-0.414143592835363</text:p>
          </table:table-cell>
          <table:table-cell/>
          <table:table-cell office:value-type="float" office:value="-135" calcext:value-type="float">
            <text:p>-135</text:p>
          </table:table-cell>
          <table:table-cell table:formula="of:=AVERAGE([.E139:.E143])" office:value-type="float" office:value="-0.407882434228873" calcext:value-type="float">
            <text:p>-0.407882434228873</text:p>
          </table:table-cell>
          <table:table-cell office:value-type="float" office:value="0.05" calcext:value-type="float">
            <text:p>0.05</text:p>
          </table:table-cell>
          <table:table-cell table:formula="of:=SQRT(([.H140]*[.$N$2])^2+([.$N$1]*[.L140])^2)" office:value-type="float" office:value="0.020265849428365" calcext:value-type="float">
            <text:p>0.020265849428365</text:p>
          </table:table-cell>
          <table:table-cell/>
          <table:table-cell table:formula="of:=(MAX([.E139:.E143])-MIN([.E139:.E143]))/2" office:value-type="float" office:value="0.0245225603871025" calcext:value-type="float">
            <text:p>0.024522560387103</text:p>
          </table:table-cell>
          <table:table-cell table:number-columns-repeated="5"/>
        </table:table-row>
        <table:table-row table:style-name="ro1">
          <table:table-cell office:value-type="time" office:time-value="PT11H40M31.005S" calcext:value-type="time">
            <text:p>11:40:31.01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5113867" calcext:value-type="float">
            <text:p>-5.11E-10</text:p>
          </table:table-cell>
          <table:table-cell table:formula="of:=[.C141]*10^9" office:value-type="float" office:value="-0.5113867" calcext:value-type="float">
            <text:p>-0.5113867</text:p>
          </table:table-cell>
          <table:table-cell table:formula="of:=[.$N$1]*[.D141]" office:value-type="float" office:value="-0.418289626470287" calcext:value-type="float">
            <text:p>-0.418289626470287</text:p>
          </table:table-cell>
          <table:table-cell table:number-columns-repeated="12"/>
        </table:table-row>
        <table:table-row table:style-name="ro1">
          <table:table-cell office:value-type="time" office:time-value="PT11H40M31.388S" calcext:value-type="time">
            <text:p>11:40:31.39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5170796" calcext:value-type="float">
            <text:p>-5.17E-10</text:p>
          </table:table-cell>
          <table:table-cell table:formula="of:=[.C142]*10^9" office:value-type="float" office:value="-0.5170796" calcext:value-type="float">
            <text:p>-0.5170796</text:p>
          </table:table-cell>
          <table:table-cell table:formula="of:=[.$N$1]*[.D142]" office:value-type="float" office:value="-0.422946143768317" calcext:value-type="float">
            <text:p>-0.422946143768317</text:p>
          </table:table-cell>
          <table:table-cell table:number-columns-repeated="12"/>
        </table:table-row>
        <table:table-row table:style-name="ro1">
          <table:table-cell office:value-type="time" office:time-value="PT11H40M31.772S" calcext:value-type="time">
            <text:p>11:40:31.77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4571187" calcext:value-type="float">
            <text:p>-4.57E-10</text:p>
          </table:table-cell>
          <table:table-cell table:formula="of:=[.C143]*10^9" office:value-type="float" office:value="-0.4571187" calcext:value-type="float">
            <text:p>-0.4571187</text:p>
          </table:table-cell>
          <table:table-cell table:formula="of:=[.$N$1]*[.D143]" office:value-type="float" office:value="-0.373901022994112" calcext:value-type="float">
            <text:p>-0.373901022994112</text:p>
          </table:table-cell>
          <table:table-cell table:number-columns-repeated="12"/>
        </table:table-row>
        <table:table-row table:style-name="ro1">
          <table:table-cell office:value-type="time" office:time-value="PT11H40M32.156S" calcext:value-type="time">
            <text:p>11:40:32.16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3038735" calcext:value-type="float">
            <text:p>-3.04E-10</text:p>
          </table:table-cell>
          <table:table-cell table:formula="of:=[.C144]*10^9" office:value-type="float" office:value="-0.3038735" calcext:value-type="float">
            <text:p>-0.3038735</text:p>
          </table:table-cell>
          <table:table-cell table:formula="of:=[.$N$1]*[.D144]" office:value-type="float" office:value="-0.248553849384856" calcext:value-type="float">
            <text:p>-0.248553849384856</text:p>
          </table:table-cell>
          <table:table-cell table:number-columns-repeated="12"/>
        </table:table-row>
        <table:table-row table:style-name="ro1">
          <table:table-cell office:value-type="time" office:time-value="PT11H40M32.54S" calcext:value-type="time">
            <text:p>11:40:32.54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3541518" calcext:value-type="float">
            <text:p>-3.54E-10</text:p>
          </table:table-cell>
          <table:table-cell table:formula="of:=[.C145]*10^9" office:value-type="float" office:value="-0.3541518" calcext:value-type="float">
            <text:p>-0.3541518</text:p>
          </table:table-cell>
          <table:table-cell table:formula="of:=[.$N$1]*[.D145]" office:value-type="float" office:value="-0.289679070917917" calcext:value-type="float">
            <text:p>-0.289679070917917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AVERAGE([.E144:.E148])" office:value-type="float" office:value="-0.276790883904412" calcext:value-type="float">
            <text:p>-0.276790883904412</text:p>
          </table:table-cell>
          <table:table-cell office:value-type="float" office:value="0.05" calcext:value-type="float">
            <text:p>0.05</text:p>
          </table:table-cell>
          <table:table-cell table:formula="of:=SQRT(([.H145]*[.$N$2])^2+([.$N$1]*[.L145])^2)" office:value-type="float" office:value="0.0477181926100113" calcext:value-type="float">
            <text:p>0.047718192610011</text:p>
          </table:table-cell>
          <table:table-cell/>
          <table:table-cell table:formula="of:=(MAX([.E144:.E148])-MIN([.E144:.E148]))/2" office:value-type="float" office:value="0.0582892429385776" calcext:value-type="float">
            <text:p>0.058289242938578</text:p>
          </table:table-cell>
          <table:table-cell table:number-columns-repeated="5"/>
        </table:table-row>
        <table:table-row table:style-name="ro1">
          <table:table-cell office:value-type="time" office:time-value="PT11H40M32.925S" calcext:value-type="time">
            <text:p>11:40:32.93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2736646" calcext:value-type="float">
            <text:p>-2.74E-10</text:p>
          </table:table-cell>
          <table:table-cell table:formula="of:=[.C146]*10^9" office:value-type="float" office:value="-0.2736646" calcext:value-type="float">
            <text:p>-0.2736646</text:p>
          </table:table-cell>
          <table:table-cell table:formula="of:=[.$N$1]*[.D146]" office:value-type="float" office:value="-0.223844427929276" calcext:value-type="float">
            <text:p>-0.223844427929276</text:p>
          </table:table-cell>
          <table:table-cell table:number-columns-repeated="12"/>
        </table:table-row>
        <table:table-row table:style-name="ro1">
          <table:table-cell office:value-type="time" office:time-value="PT11H40M33.308S" calcext:value-type="time">
            <text:p>11:40:33.31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4161895" calcext:value-type="float">
            <text:p>-4.16E-10</text:p>
          </table:table-cell>
          <table:table-cell table:formula="of:=[.C147]*10^9" office:value-type="float" office:value="-0.4161895" calcext:value-type="float">
            <text:p>-0.4161895</text:p>
          </table:table-cell>
          <table:table-cell table:formula="of:=[.$N$1]*[.D147]" office:value-type="float" office:value="-0.340422913806432" calcext:value-type="float">
            <text:p>-0.340422913806432</text:p>
          </table:table-cell>
          <table:table-cell table:number-columns-repeated="12"/>
        </table:table-row>
        <table:table-row table:style-name="ro1">
          <table:table-cell office:value-type="time" office:time-value="PT11H40M33.691S" calcext:value-type="time">
            <text:p>11:40:33.69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3440963" calcext:value-type="float">
            <text:p>-3.44E-10</text:p>
          </table:table-cell>
          <table:table-cell table:formula="of:=[.C148]*10^9" office:value-type="float" office:value="-0.3440963" calcext:value-type="float">
            <text:p>-0.3440963</text:p>
          </table:table-cell>
          <table:table-cell table:formula="of:=[.$N$1]*[.D148]" office:value-type="float" office:value="-0.281454157483579" calcext:value-type="float">
            <text:p>-0.281454157483579</text:p>
          </table:table-cell>
          <table:table-cell table:number-columns-repeated="12"/>
        </table:table-row>
        <table:table-row table:style-name="ro1">
          <table:table-cell office:value-type="time" office:time-value="PT11H40M34.075S" calcext:value-type="time">
            <text:p>11:40:34.08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5258469" calcext:value-type="float">
            <text:p>-5.26E-10</text:p>
          </table:table-cell>
          <table:table-cell table:formula="of:=[.C149]*10^9" office:value-type="float" office:value="-0.5258469" calcext:value-type="float">
            <text:p>-0.5258469</text:p>
          </table:table-cell>
          <table:table-cell table:formula="of:=[.$N$1]*[.D149]" office:value-type="float" office:value="-0.430117371807985" calcext:value-type="float">
            <text:p>-0.430117371807985</text:p>
          </table:table-cell>
          <table:table-cell table:number-columns-repeated="12"/>
        </table:table-row>
        <table:table-row table:style-name="ro1">
          <table:table-cell office:value-type="time" office:time-value="PT11H40M34.459S" calcext:value-type="time">
            <text:p>11:40:34.46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4344732" calcext:value-type="float">
            <text:p>-4.34E-10</text:p>
          </table:table-cell>
          <table:table-cell table:formula="of:=[.C150]*10^9" office:value-type="float" office:value="-0.4344732" calcext:value-type="float">
            <text:p>-0.4344732</text:p>
          </table:table-cell>
          <table:table-cell table:formula="of:=[.$N$1]*[.D150]" office:value-type="float" office:value="-0.355378097512802" calcext:value-type="float">
            <text:p>-0.355378097512802</text:p>
          </table:table-cell>
          <table:table-cell/>
          <table:table-cell office:value-type="float" office:value="-145" calcext:value-type="float">
            <text:p>-145</text:p>
          </table:table-cell>
          <table:table-cell table:formula="of:=AVERAGE([.E149:.E153])" office:value-type="float" office:value="-0.378571363676066" calcext:value-type="float">
            <text:p>-0.378571363676066</text:p>
          </table:table-cell>
          <table:table-cell office:value-type="float" office:value="0.05" calcext:value-type="float">
            <text:p>0.05</text:p>
          </table:table-cell>
          <table:table-cell table:formula="of:=SQRT(([.H150]*[.$N$2])^2+([.$N$1]*[.L150])^2)" office:value-type="float" office:value="0.0593591637531848" calcext:value-type="float">
            <text:p>0.059359163753185</text:p>
          </table:table-cell>
          <table:table-cell/>
          <table:table-cell table:formula="of:=(MAX([.E149:.E153])-MIN([.E149:.E153]))/2" office:value-type="float" office:value="0.072496205316913" calcext:value-type="float">
            <text:p>0.072496205316913</text:p>
          </table:table-cell>
          <table:table-cell table:number-columns-repeated="5"/>
        </table:table-row>
        <table:table-row table:style-name="ro1">
          <table:table-cell office:value-type="time" office:time-value="PT11H40M34.843S" calcext:value-type="time">
            <text:p>11:40:34.84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51816" calcext:value-type="float">
            <text:p>-5.18E-10</text:p>
          </table:table-cell>
          <table:table-cell table:formula="of:=[.C151]*10^9" office:value-type="float" office:value="-0.51816" calcext:value-type="float">
            <text:p>-0.51816</text:p>
          </table:table-cell>
          <table:table-cell table:formula="of:=[.$N$1]*[.D151]" office:value-type="float" office:value="-0.423829858797352" calcext:value-type="float">
            <text:p>-0.423829858797352</text:p>
          </table:table-cell>
          <table:table-cell table:number-columns-repeated="12"/>
        </table:table-row>
        <table:table-row table:style-name="ro1">
          <table:table-cell office:value-type="time" office:time-value="PT11H40M35.228S" calcext:value-type="time">
            <text:p>11:40:35.23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4870783" calcext:value-type="float">
            <text:p>-4.87E-10</text:p>
          </table:table-cell>
          <table:table-cell table:formula="of:=[.C152]*10^9" office:value-type="float" office:value="-0.4870783" calcext:value-type="float">
            <text:p>-0.4870783</text:p>
          </table:table-cell>
          <table:table-cell table:formula="of:=[.$N$1]*[.D152]" office:value-type="float" office:value="-0.398406529088031" calcext:value-type="float">
            <text:p>-0.398406529088031</text:p>
          </table:table-cell>
          <table:table-cell table:number-columns-repeated="12"/>
        </table:table-row>
        <table:table-row table:style-name="ro1">
          <table:table-cell office:value-type="time" office:time-value="PT11H40M35.611S" calcext:value-type="time">
            <text:p>11:40:35.61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3485841" calcext:value-type="float">
            <text:p>-3.49E-10</text:p>
          </table:table-cell>
          <table:table-cell table:formula="of:=[.C153]*10^9" office:value-type="float" office:value="-0.3485841" calcext:value-type="float">
            <text:p>-0.3485841</text:p>
          </table:table-cell>
          <table:table-cell table:formula="of:=[.$N$1]*[.D153]" office:value-type="float" office:value="-0.285124961174159" calcext:value-type="float">
            <text:p>-0.285124961174159</text:p>
          </table:table-cell>
          <table:table-cell table:number-columns-repeated="12"/>
        </table:table-row>
        <table:table-row table:style-name="ro1">
          <table:table-cell office:value-type="time" office:time-value="PT11H40M35.995S" calcext:value-type="time">
            <text:p>11:40:36.00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4172706" calcext:value-type="float">
            <text:p>-4.17E-10</text:p>
          </table:table-cell>
          <table:table-cell table:formula="of:=[.C154]*10^9" office:value-type="float" office:value="-0.4172706" calcext:value-type="float">
            <text:p>-0.4172706</text:p>
          </table:table-cell>
          <table:table-cell table:formula="of:=[.$N$1]*[.D154]" office:value-type="float" office:value="-0.341307201401664" calcext:value-type="float">
            <text:p>-0.341307201401664</text:p>
          </table:table-cell>
          <table:table-cell table:number-columns-repeated="12"/>
        </table:table-row>
        <table:table-row table:style-name="ro1">
          <table:table-cell office:value-type="time" office:time-value="PT11H40M36.37S" calcext:value-type="time">
            <text:p>11:40:36.37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4398333" calcext:value-type="float">
            <text:p>-4.40E-10</text:p>
          </table:table-cell>
          <table:table-cell table:formula="of:=[.C155]*10^9" office:value-type="float" office:value="-0.4398333" calcext:value-type="float">
            <text:p>-0.4398333</text:p>
          </table:table-cell>
          <table:table-cell table:formula="of:=[.$N$1]*[.D155]" office:value-type="float" office:value="-0.359762400481267" calcext:value-type="float">
            <text:p>-0.359762400481267</text:p>
          </table:table-cell>
          <table:table-cell/>
          <table:table-cell office:value-type="float" office:value="-150" calcext:value-type="float">
            <text:p>-150</text:p>
          </table:table-cell>
          <table:table-cell table:formula="of:=AVERAGE([.E154:.E158])" office:value-type="float" office:value="-0.332449749549839" calcext:value-type="float">
            <text:p>-0.332449749549839</text:p>
          </table:table-cell>
          <table:table-cell office:value-type="float" office:value="0.05" calcext:value-type="float">
            <text:p>0.05</text:p>
          </table:table-cell>
          <table:table-cell table:formula="of:=SQRT(([.H155]*[.$N$2])^2+([.$N$1]*[.L155])^2)" office:value-type="float" office:value="0.0641654550353541" calcext:value-type="float">
            <text:p>0.064165455035354</text:p>
          </table:table-cell>
          <table:table-cell/>
          <table:table-cell table:formula="of:=(MAX([.E154:.E158])-MIN([.E154:.E158]))/2" office:value-type="float" office:value="0.0783935144636053" calcext:value-type="float">
            <text:p>0.078393514463605</text:p>
          </table:table-cell>
          <table:table-cell table:number-columns-repeated="5"/>
        </table:table-row>
        <table:table-row table:style-name="ro1">
          <table:table-cell office:value-type="time" office:time-value="PT11H40M36.746S" calcext:value-type="time">
            <text:p>11:40:36.75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3538193" calcext:value-type="float">
            <text:p>-3.54E-10</text:p>
          </table:table-cell>
          <table:table-cell table:formula="of:=[.C156]*10^9" office:value-type="float" office:value="-0.3538193" calcext:value-type="float">
            <text:p>-0.3538193</text:p>
          </table:table-cell>
          <table:table-cell table:formula="of:=[.$N$1]*[.D156]" office:value-type="float" office:value="-0.289407101973865" calcext:value-type="float">
            <text:p>-0.289407101973865</text:p>
          </table:table-cell>
          <table:table-cell table:number-columns-repeated="12"/>
        </table:table-row>
        <table:table-row table:style-name="ro1">
          <table:table-cell office:value-type="time" office:time-value="PT11H40M37.131S" calcext:value-type="time">
            <text:p>11:40:37.13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3148016" calcext:value-type="float">
            <text:p>-3.15E-10</text:p>
          </table:table-cell>
          <table:table-cell table:formula="of:=[.C157]*10^9" office:value-type="float" office:value="-0.3148016" calcext:value-type="float">
            <text:p>-0.3148016</text:p>
          </table:table-cell>
          <table:table-cell table:formula="of:=[.$N$1]*[.D157]" office:value-type="float" office:value="-0.257492507482593" calcext:value-type="float">
            <text:p>-0.257492507482593</text:p>
          </table:table-cell>
          <table:table-cell table:number-columns-repeated="12"/>
        </table:table-row>
        <table:table-row table:style-name="ro1">
          <table:table-cell office:value-type="time" office:time-value="PT11H40M37.515S" calcext:value-type="time">
            <text:p>11:40:37.52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5064841" calcext:value-type="float">
            <text:p>-5.06E-10</text:p>
          </table:table-cell>
          <table:table-cell table:formula="of:=[.C158]*10^9" office:value-type="float" office:value="-0.5064841" calcext:value-type="float">
            <text:p>-0.5064841</text:p>
          </table:table-cell>
          <table:table-cell table:formula="of:=[.$N$1]*[.D158]" office:value-type="float" office:value="-0.414279536409804" calcext:value-type="float">
            <text:p>-0.414279536409804</text:p>
          </table:table-cell>
          <table:table-cell table:number-columns-repeated="12"/>
        </table:table-row>
        <table:table-row table:style-name="ro1">
          <table:table-cell office:value-type="time" office:time-value="PT11H40M37.899S" calcext:value-type="time">
            <text:p>11:40:37.90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6162241" calcext:value-type="float">
            <text:p>-6.16E-10</text:p>
          </table:table-cell>
          <table:table-cell table:formula="of:=[.C159]*10^9" office:value-type="float" office:value="-0.6162241" calcext:value-type="float">
            <text:p>-0.6162241</text:p>
          </table:table-cell>
          <table:table-cell table:formula="of:=[.$N$1]*[.D159]" office:value-type="float" office:value="-0.504041557222722" calcext:value-type="float">
            <text:p>-0.504041557222722</text:p>
          </table:table-cell>
          <table:table-cell table:number-columns-repeated="12"/>
        </table:table-row>
        <table:table-row table:style-name="ro1">
          <table:table-cell office:value-type="time" office:time-value="PT11H40M38.282S" calcext:value-type="time">
            <text:p>11:40:38.28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5585906" calcext:value-type="float">
            <text:p>-5.59E-10</text:p>
          </table:table-cell>
          <table:table-cell table:formula="of:=[.C160]*10^9" office:value-type="float" office:value="-0.5585906" calcext:value-type="float">
            <text:p>-0.5585906</text:p>
          </table:table-cell>
          <table:table-cell table:formula="of:=[.$N$1]*[.D160]" office:value-type="float" office:value="-0.456900137261711" calcext:value-type="float">
            <text:p>-0.456900137261711</text:p>
          </table:table-cell>
          <table:table-cell/>
          <table:table-cell office:value-type="float" office:value="-155" calcext:value-type="float">
            <text:p>-155</text:p>
          </table:table-cell>
          <table:table-cell table:formula="of:=AVERAGE([.E159:.E163])" office:value-type="float" office:value="-0.458320919384474" calcext:value-type="float">
            <text:p>-0.458320919384474</text:p>
          </table:table-cell>
          <table:table-cell office:value-type="float" office:value="0.05" calcext:value-type="float">
            <text:p>0.05</text:p>
          </table:table-cell>
          <table:table-cell table:formula="of:=SQRT(([.H160]*[.$N$2])^2+([.$N$1]*[.L160])^2)" office:value-type="float" office:value="0.0310846591234439" calcext:value-type="float">
            <text:p>0.031084659123444</text:p>
          </table:table-cell>
          <table:table-cell/>
          <table:table-cell table:formula="of:=(MAX([.E159:.E163])-MIN([.E159:.E163]))/2" office:value-type="float" office:value="0.037794644856853" calcext:value-type="float">
            <text:p>0.037794644856853</text:p>
          </table:table-cell>
          <table:table-cell table:number-columns-repeated="5"/>
        </table:table-row>
        <table:table-row table:style-name="ro1">
          <table:table-cell office:value-type="time" office:time-value="PT11H40M38.665S" calcext:value-type="time">
            <text:p>11:40:38.67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5330774" calcext:value-type="float">
            <text:p>-5.33E-10</text:p>
          </table:table-cell>
          <table:table-cell table:formula="of:=[.C161]*10^9" office:value-type="float" office:value="-0.5330774" calcext:value-type="float">
            <text:p>-0.5330774</text:p>
          </table:table-cell>
          <table:table-cell table:formula="of:=[.$N$1]*[.D161]" office:value-type="float" office:value="-0.436031571657518" calcext:value-type="float">
            <text:p>-0.436031571657518</text:p>
          </table:table-cell>
          <table:table-cell table:number-columns-repeated="12"/>
        </table:table-row>
        <table:table-row table:style-name="ro1">
          <table:table-cell office:value-type="time" office:time-value="PT11H40M39.049S" calcext:value-type="time">
            <text:p>11:40:39.05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5699347" calcext:value-type="float">
            <text:p>-5.70E-10</text:p>
          </table:table-cell>
          <table:table-cell table:formula="of:=[.C162]*10^9" office:value-type="float" office:value="-0.5699347" calcext:value-type="float">
            <text:p>-0.5699347</text:p>
          </table:table-cell>
          <table:table-cell table:formula="of:=[.$N$1]*[.D162]" office:value-type="float" office:value="-0.466179063271405" calcext:value-type="float">
            <text:p>-0.466179063271405</text:p>
          </table:table-cell>
          <table:table-cell table:number-columns-repeated="12"/>
        </table:table-row>
        <table:table-row table:style-name="ro1">
          <table:table-cell office:value-type="time" office:time-value="PT11H40M39.433S" calcext:value-type="time">
            <text:p>11:40:39.43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5238112" calcext:value-type="float">
            <text:p>-5.24E-10</text:p>
          </table:table-cell>
          <table:table-cell table:formula="of:=[.C163]*10^9" office:value-type="float" office:value="-0.5238112" calcext:value-type="float">
            <text:p>-0.5238112</text:p>
          </table:table-cell>
          <table:table-cell table:formula="of:=[.$N$1]*[.D163]" office:value-type="float" office:value="-0.428452267509016" calcext:value-type="float">
            <text:p>-0.428452267509016</text:p>
          </table:table-cell>
          <table:table-cell table:number-columns-repeated="12"/>
        </table:table-row>
        <table:table-row table:style-name="ro1">
          <table:table-cell office:value-type="time" office:time-value="PT11H40M39.818S" calcext:value-type="time">
            <text:p>11:40:39.82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4470636" calcext:value-type="float">
            <text:p>-4.47E-10</text:p>
          </table:table-cell>
          <table:table-cell table:formula="of:=[.C164]*10^9" office:value-type="float" office:value="-0.4470636" calcext:value-type="float">
            <text:p>-0.4470636</text:p>
          </table:table-cell>
          <table:table-cell table:formula="of:=[.$N$1]*[.D164]" office:value-type="float" office:value="-0.365676436740458" calcext:value-type="float">
            <text:p>-0.365676436740458</text:p>
          </table:table-cell>
          <table:table-cell table:number-columns-repeated="12"/>
        </table:table-row>
        <table:table-row table:style-name="ro1">
          <table:table-cell office:value-type="time" office:time-value="PT11H40M40.201S" calcext:value-type="time">
            <text:p>11:40:40.20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4634357" calcext:value-type="float">
            <text:p>-4.63E-10</text:p>
          </table:table-cell>
          <table:table-cell table:formula="of:=[.C165]*10^9" office:value-type="float" office:value="-0.4634357" calcext:value-type="float">
            <text:p>-0.4634357</text:p>
          </table:table-cell>
          <table:table-cell table:formula="of:=[.$N$1]*[.D165]" office:value-type="float" office:value="-0.379068023955249" calcext:value-type="float">
            <text:p>-0.379068023955249</text:p>
          </table:table-cell>
          <table:table-cell/>
          <table:table-cell office:value-type="float" office:value="-160" calcext:value-type="float">
            <text:p>-160</text:p>
          </table:table-cell>
          <table:table-cell table:formula="of:=AVERAGE([.E164:.E168])" office:value-type="float" office:value="-0.338091685992704" calcext:value-type="float">
            <text:p>-0.338091685992704</text:p>
          </table:table-cell>
          <table:table-cell office:value-type="float" office:value="0.05" calcext:value-type="float">
            <text:p>0.05</text:p>
          </table:table-cell>
          <table:table-cell table:formula="of:=SQRT(([.H165]*[.$N$2])^2+([.$N$1]*[.L165])^2)" office:value-type="float" office:value="0.0339600335425217" calcext:value-type="float">
            <text:p>0.033960033542522</text:p>
          </table:table-cell>
          <table:table-cell/>
          <table:table-cell table:formula="of:=(MAX([.E164:.E168])-MIN([.E164:.E168]))/2" office:value-type="float" office:value="0.0414147355413235" calcext:value-type="float">
            <text:p>0.041414735541324</text:p>
          </table:table-cell>
          <table:table-cell table:number-columns-repeated="5"/>
        </table:table-row>
        <table:table-row table:style-name="ro1">
          <table:table-cell office:value-type="time" office:time-value="PT11H40M40.585S" calcext:value-type="time">
            <text:p>11:40:40.59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367199" calcext:value-type="float">
            <text:p>-3.67E-10</text:p>
          </table:table-cell>
          <table:table-cell table:formula="of:=[.C166]*10^9" office:value-type="float" office:value="-0.367199" calcext:value-type="float">
            <text:p>-0.367199</text:p>
          </table:table-cell>
          <table:table-cell table:formula="of:=[.$N$1]*[.D166]" office:value-type="float" office:value="-0.300351050487357" calcext:value-type="float">
            <text:p>-0.300351050487357</text:p>
          </table:table-cell>
          <table:table-cell table:number-columns-repeated="12"/>
        </table:table-row>
        <table:table-row table:style-name="ro1">
          <table:table-cell office:value-type="time" office:time-value="PT11H40M40.969S" calcext:value-type="time">
            <text:p>11:40:40.97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4268276" calcext:value-type="float">
            <text:p>-4.27E-10</text:p>
          </table:table-cell>
          <table:table-cell table:formula="of:=[.C167]*10^9" office:value-type="float" office:value="-0.4268276" calcext:value-type="float">
            <text:p>-0.4268276</text:p>
          </table:table-cell>
          <table:table-cell table:formula="of:=[.$N$1]*[.D167]" office:value-type="float" office:value="-0.349124365907852" calcext:value-type="float">
            <text:p>-0.349124365907852</text:p>
          </table:table-cell>
          <table:table-cell table:number-columns-repeated="12"/>
        </table:table-row>
        <table:table-row table:style-name="ro1">
          <table:table-cell office:value-type="time" office:time-value="PT11H40M41.352S" calcext:value-type="time">
            <text:p>11:40:41.35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3621712" calcext:value-type="float">
            <text:p>-3.62E-10</text:p>
          </table:table-cell>
          <table:table-cell table:formula="of:=[.C168]*10^9" office:value-type="float" office:value="-0.3621712" calcext:value-type="float">
            <text:p>-0.3621712</text:p>
          </table:table-cell>
          <table:table-cell table:formula="of:=[.$N$1]*[.D168]" office:value-type="float" office:value="-0.296238552872602" calcext:value-type="float">
            <text:p>-0.296238552872602</text:p>
          </table:table-cell>
          <table:table-cell table:number-columns-repeated="12"/>
        </table:table-row>
        <table:table-row table:style-name="ro1">
          <table:table-cell office:value-type="time" office:time-value="PT11H40M41.737S" calcext:value-type="time">
            <text:p>11:40:41.74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5927467" calcext:value-type="float">
            <text:p>-5.93E-10</text:p>
          </table:table-cell>
          <table:table-cell table:formula="of:=[.C169]*10^9" office:value-type="float" office:value="-0.5927467" calcext:value-type="float">
            <text:p>-0.5927467</text:p>
          </table:table-cell>
          <table:table-cell table:formula="of:=[.$N$1]*[.D169]" office:value-type="float" office:value="-0.484838177712669" calcext:value-type="float">
            <text:p>-0.484838177712669</text:p>
          </table:table-cell>
          <table:table-cell table:number-columns-repeated="12"/>
        </table:table-row>
        <table:table-row table:style-name="ro1">
          <table:table-cell office:value-type="time" office:time-value="PT11H40M42.121S" calcext:value-type="time">
            <text:p>11:40:42.12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5377725" calcext:value-type="float">
            <text:p>-5.38E-10</text:p>
          </table:table-cell>
          <table:table-cell table:formula="of:=[.C170]*10^9" office:value-type="float" office:value="-0.5377725" calcext:value-type="float">
            <text:p>-0.5377725</text:p>
          </table:table-cell>
          <table:table-cell table:formula="of:=[.$N$1]*[.D170]" office:value-type="float" office:value="-0.439871936737878" calcext:value-type="float">
            <text:p>-0.439871936737878</text:p>
          </table:table-cell>
          <table:table-cell/>
          <table:table-cell office:value-type="float" office:value="-165" calcext:value-type="float">
            <text:p>-165</text:p>
          </table:table-cell>
          <table:table-cell table:formula="of:=AVERAGE([.E169:.E173])" office:value-type="float" office:value="-0.505577457869352" calcext:value-type="float">
            <text:p>-0.505577457869352</text:p>
          </table:table-cell>
          <table:table-cell office:value-type="float" office:value="0.05" calcext:value-type="float">
            <text:p>0.05</text:p>
          </table:table-cell>
          <table:table-cell table:formula="of:=SQRT(([.H170]*[.$N$2])^2+([.$N$1]*[.L170])^2)" office:value-type="float" office:value="0.0455258292173485" calcext:value-type="float">
            <text:p>0.045525829217349</text:p>
          </table:table-cell>
          <table:table-cell/>
          <table:table-cell table:formula="of:=(MAX([.E169:.E173])-MIN([.E169:.E173]))/2" office:value-type="float" office:value="0.0554853862669483" calcext:value-type="float">
            <text:p>0.055485386266948</text:p>
          </table:table-cell>
          <table:table-cell table:number-columns-repeated="5"/>
        </table:table-row>
        <table:table-row table:style-name="ro1">
          <table:table-cell office:value-type="time" office:time-value="PT11H40M42.505S" calcext:value-type="time">
            <text:p>11:40:42.51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6691612" calcext:value-type="float">
            <text:p>-6.69E-10</text:p>
          </table:table-cell>
          <table:table-cell table:formula="of:=[.C171]*10^9" office:value-type="float" office:value="-0.6691612" calcext:value-type="float">
            <text:p>-0.6691612</text:p>
          </table:table-cell>
          <table:table-cell table:formula="of:=[.$N$1]*[.D171]" office:value-type="float" office:value="-0.547341548766147" calcext:value-type="float">
            <text:p>-0.547341548766147</text:p>
          </table:table-cell>
          <table:table-cell table:number-columns-repeated="12"/>
        </table:table-row>
        <table:table-row table:style-name="ro1">
          <table:table-cell office:value-type="time" office:time-value="PT11H40M42.888S" calcext:value-type="time">
            <text:p>11:40:42.89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6734416" calcext:value-type="float">
            <text:p>-6.73E-10</text:p>
          </table:table-cell>
          <table:table-cell table:formula="of:=[.C172]*10^9" office:value-type="float" office:value="-0.6734416" calcext:value-type="float">
            <text:p>-0.6734416</text:p>
          </table:table-cell>
          <table:table-cell table:formula="of:=[.$N$1]*[.D172]" office:value-type="float" office:value="-0.550842709271775" calcext:value-type="float">
            <text:p>-0.550842709271775</text:p>
          </table:table-cell>
          <table:table-cell table:number-columns-repeated="12"/>
        </table:table-row>
        <table:table-row table:style-name="ro1">
          <table:table-cell office:value-type="time" office:time-value="PT11H40M43.272S" calcext:value-type="time">
            <text:p>11:40:43.27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6173872" calcext:value-type="float">
            <text:p>-6.17E-10</text:p>
          </table:table-cell>
          <table:table-cell table:formula="of:=[.C173]*10^9" office:value-type="float" office:value="-0.6173872" calcext:value-type="float">
            <text:p>-0.6173872</text:p>
          </table:table-cell>
          <table:table-cell table:formula="of:=[.$N$1]*[.D173]" office:value-type="float" office:value="-0.504992916858292" calcext:value-type="float">
            <text:p>-0.504992916858292</text:p>
          </table:table-cell>
          <table:table-cell table:number-columns-repeated="12"/>
        </table:table-row>
        <table:table-row table:style-name="ro1">
          <table:table-cell office:value-type="time" office:time-value="PT11H40M43.656S" calcext:value-type="time">
            <text:p>11:40:43.66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5461252" calcext:value-type="float">
            <text:p>-5.46E-10</text:p>
          </table:table-cell>
          <table:table-cell table:formula="of:=[.C174]*10^9" office:value-type="float" office:value="-0.5461252" calcext:value-type="float">
            <text:p>-0.5461252</text:p>
          </table:table-cell>
          <table:table-cell table:formula="of:=[.$N$1]*[.D174]" office:value-type="float" office:value="-0.446704041997984" calcext:value-type="float">
            <text:p>-0.446704041997984</text:p>
          </table:table-cell>
          <table:table-cell table:number-columns-repeated="12"/>
        </table:table-row>
        <table:table-row table:style-name="ro1">
          <table:table-cell office:value-type="time" office:time-value="PT11H40M44.04S" calcext:value-type="time">
            <text:p>11:40:44.04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4212185" calcext:value-type="float">
            <text:p>-4.21E-10</text:p>
          </table:table-cell>
          <table:table-cell table:formula="of:=[.C175]*10^9" office:value-type="float" office:value="-0.4212185" calcext:value-type="float">
            <text:p>-0.4212185</text:p>
          </table:table-cell>
          <table:table-cell table:formula="of:=[.$N$1]*[.D175]" office:value-type="float" office:value="-0.34453639296324" calcext:value-type="float">
            <text:p>-0.34453639296324</text:p>
          </table:table-cell>
          <table:table-cell/>
          <table:table-cell office:value-type="float" office:value="-170" calcext:value-type="float">
            <text:p>-170</text:p>
          </table:table-cell>
          <table:table-cell table:formula="of:=AVERAGE([.E174:.E178])" office:value-type="float" office:value="-0.438539853298703" calcext:value-type="float">
            <text:p>-0.438539853298703</text:p>
          </table:table-cell>
          <table:table-cell office:value-type="float" office:value="0.05" calcext:value-type="float">
            <text:p>0.05</text:p>
          </table:table-cell>
          <table:table-cell table:formula="of:=SQRT(([.H175]*[.$N$2])^2+([.$N$1]*[.L175])^2)" office:value-type="float" office:value="0.0882932169480878" calcext:value-type="float">
            <text:p>0.088293216948088</text:p>
          </table:table-cell>
          <table:table-cell/>
          <table:table-cell table:formula="of:=(MAX([.E174:.E178])-MIN([.E174:.E178]))/2" office:value-type="float" office:value="0.107877279161248" calcext:value-type="float">
            <text:p>0.107877279161248</text:p>
          </table:table-cell>
          <table:table-cell table:number-columns-repeated="5"/>
        </table:table-row>
        <table:table-row table:style-name="ro1">
          <table:table-cell office:value-type="time" office:time-value="PT11H40M44.424S" calcext:value-type="time">
            <text:p>11:40:44.42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5084366" calcext:value-type="float">
            <text:p>-5.08E-10</text:p>
          </table:table-cell>
          <table:table-cell table:formula="of:=[.C176]*10^9" office:value-type="float" office:value="-0.5084366" calcext:value-type="float">
            <text:p>-0.5084366</text:p>
          </table:table-cell>
          <table:table-cell table:formula="of:=[.$N$1]*[.D176]" office:value-type="float" office:value="-0.415876587126381" calcext:value-type="float">
            <text:p>-0.415876587126381</text:p>
          </table:table-cell>
          <table:table-cell table:number-columns-repeated="12"/>
        </table:table-row>
        <table:table-row table:style-name="ro1">
          <table:table-cell office:value-type="time" office:time-value="PT11H40M44.807S" calcext:value-type="time">
            <text:p>11:40:44.81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5199467" calcext:value-type="float">
            <text:p>-5.20E-10</text:p>
          </table:table-cell>
          <table:table-cell table:formula="of:=[.C177]*10^9" office:value-type="float" office:value="-0.5199467" calcext:value-type="float">
            <text:p>-0.5199467</text:p>
          </table:table-cell>
          <table:table-cell table:formula="of:=[.$N$1]*[.D177]" office:value-type="float" office:value="-0.425291293120174" calcext:value-type="float">
            <text:p>-0.425291293120174</text:p>
          </table:table-cell>
          <table:table-cell table:number-columns-repeated="12"/>
        </table:table-row>
        <table:table-row table:style-name="ro1">
          <table:table-cell office:value-type="time" office:time-value="PT11H40M45.191S" calcext:value-type="time">
            <text:p>11:40:45.19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6849927" calcext:value-type="float">
            <text:p>-6.85E-10</text:p>
          </table:table-cell>
          <table:table-cell table:formula="of:=[.C178]*10^9" office:value-type="float" office:value="-0.6849927" calcext:value-type="float">
            <text:p>-0.6849927</text:p>
          </table:table-cell>
          <table:table-cell table:formula="of:=[.$N$1]*[.D178]" office:value-type="float" office:value="-0.560290951285736" calcext:value-type="float">
            <text:p>-0.560290951285736</text:p>
          </table:table-cell>
          <table:table-cell table:number-columns-repeated="12"/>
        </table:table-row>
        <table:table-row table:style-name="ro1">
          <table:table-cell office:value-type="time" office:time-value="PT11H40M45.575S" calcext:value-type="time">
            <text:p>11:40:45.58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07709239" calcext:value-type="float">
            <text:p>-7.71E-10</text:p>
          </table:table-cell>
          <table:table-cell table:formula="of:=[.C179]*10^9" office:value-type="float" office:value="-0.7709239" calcext:value-type="float">
            <text:p>-0.7709239</text:p>
          </table:table-cell>
          <table:table-cell table:formula="of:=[.$N$1]*[.D179]" office:value-type="float" office:value="-0.630578523391431" calcext:value-type="float">
            <text:p>-0.630578523391431</text:p>
          </table:table-cell>
          <table:table-cell table:number-columns-repeated="12"/>
        </table:table-row>
        <table:table-row table:style-name="ro1">
          <table:table-cell office:value-type="time" office:time-value="PT11H40M45.959S" calcext:value-type="time">
            <text:p>11:40:45.96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07465324" calcext:value-type="float">
            <text:p>-7.47E-10</text:p>
          </table:table-cell>
          <table:table-cell table:formula="of:=[.C180]*10^9" office:value-type="float" office:value="-0.7465324" calcext:value-type="float">
            <text:p>-0.7465324</text:p>
          </table:table-cell>
          <table:table-cell table:formula="of:=[.$N$1]*[.D180]" office:value-type="float" office:value="-0.610627454221955" calcext:value-type="float">
            <text:p>-0.610627454221955</text:p>
          </table:table-cell>
          <table:table-cell/>
          <table:table-cell office:value-type="float" office:value="-175" calcext:value-type="float">
            <text:p>-175</text:p>
          </table:table-cell>
          <table:table-cell table:formula="of:=AVERAGE([.E179:.E183])" office:value-type="float" office:value="-0.600879547418993" calcext:value-type="float">
            <text:p>-0.600879547418993</text:p>
          </table:table-cell>
          <table:table-cell office:value-type="float" office:value="0.05" calcext:value-type="float">
            <text:p>0.05</text:p>
          </table:table-cell>
          <table:table-cell table:formula="of:=SQRT(([.H180]*[.$N$2])^2+([.$N$1]*[.L180])^2)" office:value-type="float" office:value="0.0359911969486445" calcext:value-type="float">
            <text:p>0.035991196948645</text:p>
          </table:table-cell>
          <table:table-cell/>
          <table:table-cell table:formula="of:=(MAX([.E179:.E183])-MIN([.E179:.E183]))/2" office:value-type="float" office:value="0.0436919949011308" calcext:value-type="float">
            <text:p>0.043691994901131</text:p>
          </table:table-cell>
          <table:table-cell table:number-columns-repeated="5"/>
        </table:table-row>
        <table:table-row table:style-name="ro1">
          <table:table-cell office:value-type="time" office:time-value="PT11H40M46.343S" calcext:value-type="time">
            <text:p>11:40:46.34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07469059" calcext:value-type="float">
            <text:p>-7.47E-10</text:p>
          </table:table-cell>
          <table:table-cell table:formula="of:=[.C181]*10^9" office:value-type="float" office:value="-0.7469059" calcext:value-type="float">
            <text:p>-0.7469059</text:p>
          </table:table-cell>
          <table:table-cell table:formula="of:=[.$N$1]*[.D181]" office:value-type="float" office:value="-0.610932959186176" calcext:value-type="float">
            <text:p>-0.610932959186176</text:p>
          </table:table-cell>
          <table:table-cell table:number-columns-repeated="12"/>
        </table:table-row>
        <table:table-row table:style-name="ro1">
          <table:table-cell office:value-type="time" office:time-value="PT11H40M46.727S" calcext:value-type="time">
            <text:p>11:40:46.73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07446213" calcext:value-type="float">
            <text:p>-7.45E-10</text:p>
          </table:table-cell>
          <table:table-cell table:formula="of:=[.C182]*10^9" office:value-type="float" office:value="-0.7446213" calcext:value-type="float">
            <text:p>-0.7446213</text:p>
          </table:table-cell>
          <table:table-cell table:formula="of:=[.$N$1]*[.D182]" office:value-type="float" office:value="-0.609064266706231" calcext:value-type="float">
            <text:p>-0.609064266706231</text:p>
          </table:table-cell>
          <table:table-cell table:number-columns-repeated="12"/>
        </table:table-row>
        <table:table-row table:style-name="ro1">
          <table:table-cell office:value-type="time" office:time-value="PT11H40M47.111S" calcext:value-type="time">
            <text:p>11:40:47.11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06640912" calcext:value-type="float">
            <text:p>-6.64E-10</text:p>
          </table:table-cell>
          <table:table-cell table:formula="of:=[.C183]*10^9" office:value-type="float" office:value="-0.6640912" calcext:value-type="float">
            <text:p>-0.6640912</text:p>
          </table:table-cell>
          <table:table-cell table:formula="of:=[.$N$1]*[.D183]" office:value-type="float" office:value="-0.54319453358917" calcext:value-type="float">
            <text:p>-0.54319453358917</text:p>
          </table:table-cell>
          <table:table-cell table:number-columns-repeated="12"/>
        </table:table-row>
        <table:table-row table:style-name="ro1">
          <table:table-cell office:value-type="time" office:time-value="PT11H40M47.495S" calcext:value-type="time">
            <text:p>11:40:47.50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07024865" calcext:value-type="float">
            <text:p>-7.02E-10</text:p>
          </table:table-cell>
          <table:table-cell table:formula="of:=[.C184]*10^9" office:value-type="float" office:value="-0.7024865" calcext:value-type="float">
            <text:p>-0.7024865</text:p>
          </table:table-cell>
          <table:table-cell table:formula="of:=[.$N$1]*[.D184]" office:value-type="float" office:value="-0.574600034935244" calcext:value-type="float">
            <text:p>-0.574600034935244</text:p>
          </table:table-cell>
          <table:table-cell table:number-columns-repeated="12"/>
        </table:table-row>
        <table:table-row table:style-name="ro1">
          <table:table-cell office:value-type="time" office:time-value="PT11H40M47.878S" calcext:value-type="time">
            <text:p>11:40:47.88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0697293" calcext:value-type="float">
            <text:p>-6.97E-10</text:p>
          </table:table-cell>
          <table:table-cell table:formula="of:=[.C185]*10^9" office:value-type="float" office:value="-0.697293" calcext:value-type="float">
            <text:p>-0.697293</text:p>
          </table:table-cell>
          <table:table-cell table:formula="of:=[.$N$1]*[.D185]" office:value-type="float" office:value="-0.570352002721905" calcext:value-type="float">
            <text:p>-0.570352002721905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AVERAGE([.E184:.E188])" office:value-type="float" office:value="-0.596903206046124" calcext:value-type="float">
            <text:p>-0.596903206046124</text:p>
          </table:table-cell>
          <table:table-cell office:value-type="float" office:value="0.05" calcext:value-type="float">
            <text:p>0.05</text:p>
          </table:table-cell>
          <table:table-cell table:formula="of:=SQRT(([.H185]*[.$N$2])^2+([.$N$1]*[.L185])^2)" office:value-type="float" office:value="0.0746118638900746" calcext:value-type="float">
            <text:p>0.074611863890075</text:p>
          </table:table-cell>
          <table:table-cell/>
          <table:table-cell table:formula="of:=(MAX([.E184:.E188])-MIN([.E184:.E188]))/2" office:value-type="float" office:value="0.0910709480391421" calcext:value-type="float">
            <text:p>0.091070948039142</text:p>
          </table:table-cell>
          <table:table-cell table:number-columns-repeated="5"/>
        </table:table-row>
        <table:table-row table:style-name="ro1">
          <table:table-cell office:value-type="time" office:time-value="PT11H40M48.262S" calcext:value-type="time">
            <text:p>11:40:48.26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06144786" calcext:value-type="float">
            <text:p>-6.14E-10</text:p>
          </table:table-cell>
          <table:table-cell table:formula="of:=[.C186]*10^9" office:value-type="float" office:value="-0.6144786" calcext:value-type="float">
            <text:p>-0.6144786</text:p>
          </table:table-cell>
          <table:table-cell table:formula="of:=[.$N$1]*[.D186]" office:value-type="float" office:value="-0.502613822510411" calcext:value-type="float">
            <text:p>-0.502613822510411</text:p>
          </table:table-cell>
          <table:table-cell table:number-columns-repeated="12"/>
        </table:table-row>
        <table:table-row table:style-name="ro1">
          <table:table-cell office:value-type="time" office:time-value="PT11H40M48.646S" calcext:value-type="time">
            <text:p>11:40:48.65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07973508" calcext:value-type="float">
            <text:p>-7.97E-10</text:p>
          </table:table-cell>
          <table:table-cell table:formula="of:=[.C187]*10^9" office:value-type="float" office:value="-0.7973508" calcext:value-type="float">
            <text:p>-0.7973508</text:p>
          </table:table-cell>
          <table:table-cell table:formula="of:=[.$N$1]*[.D187]" office:value-type="float" office:value="-0.652194451474363" calcext:value-type="float">
            <text:p>-0.652194451474363</text:p>
          </table:table-cell>
          <table:table-cell table:number-columns-repeated="12"/>
        </table:table-row>
        <table:table-row table:style-name="ro1">
          <table:table-cell office:value-type="time" office:time-value="PT11H40M49.03S" calcext:value-type="time">
            <text:p>11:40:49.03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08371591" calcext:value-type="float">
            <text:p>-8.37E-10</text:p>
          </table:table-cell>
          <table:table-cell table:formula="of:=[.C188]*10^9" office:value-type="float" office:value="-0.8371591" calcext:value-type="float">
            <text:p>-0.8371591</text:p>
          </table:table-cell>
          <table:table-cell table:formula="of:=[.$N$1]*[.D188]" office:value-type="float" office:value="-0.684755718588695" calcext:value-type="float">
            <text:p>-0.684755718588695</text:p>
          </table:table-cell>
          <table:table-cell table:number-columns-repeated="12"/>
        </table:table-row>
        <table:table-row table:style-name="ro1">
          <table:table-cell office:value-type="time" office:time-value="PT11H40M49.414S" calcext:value-type="time">
            <text:p>11:40:49.41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1104633" calcext:value-type="float">
            <text:p>-1.10E-09</text:p>
          </table:table-cell>
          <table:table-cell table:formula="of:=[.C189]*10^9" office:value-type="float" office:value="-1.104633" calcext:value-type="float">
            <text:p>-1.104633</text:p>
          </table:table-cell>
          <table:table-cell table:formula="of:=[.$N$1]*[.D189]" office:value-type="float" office:value="-0.903536452857989" calcext:value-type="float">
            <text:p>-0.903536452857989</text:p>
          </table:table-cell>
          <table:table-cell table:number-columns-repeated="12"/>
        </table:table-row>
        <table:table-row table:style-name="ro1">
          <table:table-cell office:value-type="time" office:time-value="PT11H40M49.798S" calcext:value-type="time">
            <text:p>11:40:49.80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1160439" calcext:value-type="float">
            <text:p>-1.16E-09</text:p>
          </table:table-cell>
          <table:table-cell table:formula="of:=[.C190]*10^9" office:value-type="float" office:value="-1.160439" calcext:value-type="float">
            <text:p>-1.160439</text:p>
          </table:table-cell>
          <table:table-cell table:formula="of:=[.$N$1]*[.D190]" office:value-type="float" office:value="-0.949183066066351" calcext:value-type="float">
            <text:p>-0.949183066066351</text:p>
          </table:table-cell>
          <table:table-cell/>
          <table:table-cell office:value-type="float" office:value="-185" calcext:value-type="float">
            <text:p>-185</text:p>
          </table:table-cell>
          <table:table-cell table:formula="of:=AVERAGE([.E189:.E193])" office:value-type="float" office:value="-0.846830739894199" calcext:value-type="float">
            <text:p>-0.846830739894199</text:p>
          </table:table-cell>
          <table:table-cell office:value-type="float" office:value="0.05" calcext:value-type="float">
            <text:p>0.05</text:p>
          </table:table-cell>
          <table:table-cell table:formula="of:=SQRT(([.H190]*[.$N$2])^2+([.$N$1]*[.L190])^2)" office:value-type="float" office:value="0.0804989795683417" calcext:value-type="float">
            <text:p>0.080498979568342</text:p>
          </table:table-cell>
          <table:table-cell/>
          <table:table-cell table:formula="of:=(MAX([.E189:.E193])-MIN([.E189:.E193]))/2" office:value-type="float" office:value="0.0981409545545194" calcext:value-type="float">
            <text:p>0.098140954554519</text:p>
          </table:table-cell>
          <table:table-cell table:number-columns-repeated="5"/>
        </table:table-row>
        <table:table-row table:style-name="ro1">
          <table:table-cell office:value-type="time" office:time-value="PT11H40M50.182S" calcext:value-type="time">
            <text:p>11:40:50.18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101409" calcext:value-type="float">
            <text:p>-1.01E-09</text:p>
          </table:table-cell>
          <table:table-cell table:formula="of:=[.C191]*10^9" office:value-type="float" office:value="-1.01409" calcext:value-type="float">
            <text:p>-1.01409</text:p>
          </table:table-cell>
          <table:table-cell table:formula="of:=[.$N$1]*[.D191]" office:value-type="float" office:value="-0.829476651049496" calcext:value-type="float">
            <text:p>-0.829476651049496</text:p>
          </table:table-cell>
          <table:table-cell table:number-columns-repeated="12"/>
        </table:table-row>
        <table:table-row table:style-name="ro1">
          <table:table-cell office:value-type="time" office:time-value="PT11H40M50.566S" calcext:value-type="time">
            <text:p>11:40:50.57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09768992" calcext:value-type="float">
            <text:p>-9.77E-10</text:p>
          </table:table-cell>
          <table:table-cell table:formula="of:=[.C192]*10^9" office:value-type="float" office:value="-0.9768992" calcext:value-type="float">
            <text:p>-0.9768992</text:p>
          </table:table-cell>
          <table:table-cell table:formula="of:=[.$N$1]*[.D192]" office:value-type="float" office:value="-0.799056372539845" calcext:value-type="float">
            <text:p>-0.799056372539845</text:p>
          </table:table-cell>
          <table:table-cell table:number-columns-repeated="12"/>
        </table:table-row>
        <table:table-row table:style-name="ro1">
          <table:table-cell office:value-type="time" office:time-value="PT11H40M50.949S" calcext:value-type="time">
            <text:p>11:40:50.95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09204714" calcext:value-type="float">
            <text:p>-9.20E-10</text:p>
          </table:table-cell>
          <table:table-cell table:formula="of:=[.C193]*10^9" office:value-type="float" office:value="-0.9204714" calcext:value-type="float">
            <text:p>-0.9204714</text:p>
          </table:table-cell>
          <table:table-cell table:formula="of:=[.$N$1]*[.D193]" office:value-type="float" office:value="-0.752901156957312" calcext:value-type="float">
            <text:p>-0.752901156957312</text:p>
          </table:table-cell>
          <table:table-cell table:number-columns-repeated="12"/>
        </table:table-row>
        <table:table-row table:style-name="ro1">
          <table:table-cell office:value-type="time" office:time-value="PT11H40M51.333S" calcext:value-type="time">
            <text:p>11:40:51.33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1746078" calcext:value-type="float">
            <text:p>-1.75E-09</text:p>
          </table:table-cell>
          <table:table-cell table:formula="of:=[.C194]*10^9" office:value-type="float" office:value="-1.746078" calcext:value-type="float">
            <text:p>-1.746078</text:p>
          </table:table-cell>
          <table:table-cell table:formula="of:=[.$N$1]*[.D194]" office:value-type="float" office:value="-1.42820748839965" calcext:value-type="float">
            <text:p>-1.42820748839965</text:p>
          </table:table-cell>
          <table:table-cell table:number-columns-repeated="12"/>
        </table:table-row>
        <table:table-row table:style-name="ro1">
          <table:table-cell office:value-type="time" office:time-value="PT11H40M51.717S" calcext:value-type="time">
            <text:p>11:40:51.72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1622005" calcext:value-type="float">
            <text:p>-1.62E-09</text:p>
          </table:table-cell>
          <table:table-cell table:formula="of:=[.C195]*10^9" office:value-type="float" office:value="-1.622005" calcext:value-type="float">
            <text:p>-1.622005</text:p>
          </table:table-cell>
          <table:table-cell table:formula="of:=[.$N$1]*[.D195]" office:value-type="float" office:value="-1.32672176570673" calcext:value-type="float">
            <text:p>-1.32672176570673</text:p>
          </table:table-cell>
          <table:table-cell/>
          <table:table-cell office:value-type="float" office:value="-190" calcext:value-type="float">
            <text:p>-190</text:p>
          </table:table-cell>
          <table:table-cell table:formula="of:=AVERAGE([.E194:.E198])" office:value-type="float" office:value="-1.44669139758433" calcext:value-type="float">
            <text:p>-1.44669139758433</text:p>
          </table:table-cell>
          <table:table-cell office:value-type="float" office:value="0.05" calcext:value-type="float">
            <text:p>0.05</text:p>
          </table:table-cell>
          <table:table-cell table:formula="of:=SQRT(([.H195]*[.$N$2])^2+([.$N$1]*[.L195])^2)" office:value-type="float" office:value="0.0732395591763738" calcext:value-type="float">
            <text:p>0.073239559176374</text:p>
          </table:table-cell>
          <table:table-cell/>
          <table:table-cell table:formula="of:=(MAX([.E194:.E198])-MIN([.E194:.E198]))/2" office:value-type="float" office:value="0.0886569680507685" calcext:value-type="float">
            <text:p>0.088656968050769</text:p>
          </table:table-cell>
          <table:table-cell table:number-columns-repeated="5"/>
        </table:table-row>
        <table:table-row table:style-name="ro1">
          <table:table-cell office:value-type="time" office:time-value="PT11H40M52.101S" calcext:value-type="time">
            <text:p>11:40:52.10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1810653" calcext:value-type="float">
            <text:p>-1.81E-09</text:p>
          </table:table-cell>
          <table:table-cell table:formula="of:=[.C196]*10^9" office:value-type="float" office:value="-1.810653" calcext:value-type="float">
            <text:p>-1.810653</text:p>
          </table:table-cell>
          <table:table-cell table:formula="of:=[.$N$1]*[.D196]" office:value-type="float" office:value="-1.48102672016559" calcext:value-type="float">
            <text:p>-1.48102672016559</text:p>
          </table:table-cell>
          <table:table-cell table:number-columns-repeated="12"/>
        </table:table-row>
        <table:table-row table:style-name="ro1">
          <table:table-cell office:value-type="time" office:time-value="PT11H40M52.485S" calcext:value-type="time">
            <text:p>11:40:52.49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182586" calcext:value-type="float">
            <text:p>-1.83E-09</text:p>
          </table:table-cell>
          <table:table-cell table:formula="of:=[.C197]*10^9" office:value-type="float" office:value="-1.82586" calcext:value-type="float">
            <text:p>-1.82586</text:p>
          </table:table-cell>
          <table:table-cell table:formula="of:=[.$N$1]*[.D197]" office:value-type="float" office:value="-1.49346531184139" calcext:value-type="float">
            <text:p>-1.49346531184139</text:p>
          </table:table-cell>
          <table:table-cell table:number-columns-repeated="12"/>
        </table:table-row>
        <table:table-row table:style-name="ro1">
          <table:table-cell office:value-type="time" office:time-value="PT11H40M52.869S" calcext:value-type="time">
            <text:p>11:40:52.87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1838783" calcext:value-type="float">
            <text:p>-1.84E-09</text:p>
          </table:table-cell>
          <table:table-cell table:formula="of:=[.C198]*10^9" office:value-type="float" office:value="-1.838783" calcext:value-type="float">
            <text:p>-1.838783</text:p>
          </table:table-cell>
          <table:table-cell table:formula="of:=[.$N$1]*[.D198]" office:value-type="float" office:value="-1.50403570180827" calcext:value-type="float">
            <text:p>-1.50403570180827</text:p>
          </table:table-cell>
          <table:table-cell table:number-columns-repeated="12"/>
        </table:table-row>
        <table:table-row table:style-name="ro1">
          <table:table-cell office:value-type="time" office:time-value="PT11H40M53.252S" calcext:value-type="time">
            <text:p>11:40:53.25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03580872" calcext:value-type="float">
            <text:p>-3.58E-09</text:p>
          </table:table-cell>
          <table:table-cell table:formula="of:=[.C199]*10^9" office:value-type="float" office:value="-3.580872" calcext:value-type="float">
            <text:p>-3.580872</text:p>
          </table:table-cell>
          <table:table-cell table:formula="of:=[.$N$1]*[.D199]" office:value-type="float" office:value="-2.928980380831" calcext:value-type="float">
            <text:p>-2.928980380831</text:p>
          </table:table-cell>
          <table:table-cell table:number-columns-repeated="12"/>
        </table:table-row>
        <table:table-row table:style-name="ro1">
          <table:table-cell office:value-type="time" office:time-value="PT11H40M53.636S" calcext:value-type="time">
            <text:p>11:40:53.64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03519333" calcext:value-type="float">
            <text:p>-3.52E-09</text:p>
          </table:table-cell>
          <table:table-cell table:formula="of:=[.C200]*10^9" office:value-type="float" office:value="-3.519333" calcext:value-type="float">
            <text:p>-3.519333</text:p>
          </table:table-cell>
          <table:table-cell table:formula="of:=[.$N$1]*[.D200]" office:value-type="float" office:value="-2.87864445046098" calcext:value-type="float">
            <text:p>-2.87864445046098</text:p>
          </table:table-cell>
          <table:table-cell/>
          <table:table-cell office:value-type="float" office:value="-195" calcext:value-type="float">
            <text:p>-195</text:p>
          </table:table-cell>
          <table:table-cell table:formula="of:=AVERAGE([.E199:.E203])" office:value-type="float" office:value="-2.89995520076037" calcext:value-type="float">
            <text:p>-2.89995520076037</text:p>
          </table:table-cell>
          <table:table-cell office:value-type="float" office:value="0.05" calcext:value-type="float">
            <text:p>0.05</text:p>
          </table:table-cell>
          <table:table-cell table:formula="of:=SQRT(([.H200]*[.$N$2])^2+([.$N$1]*[.L200])^2)" office:value-type="float" office:value="0.0623974090959324" calcext:value-type="float">
            <text:p>0.062397409095932</text:p>
          </table:table-cell>
          <table:table-cell/>
          <table:table-cell table:formula="of:=(MAX([.E199:.E203])-MIN([.E199:.E203]))/2" office:value-type="float" office:value="0.0720206481918846" calcext:value-type="float">
            <text:p>0.072020648191885</text:p>
          </table:table-cell>
          <table:table-cell table:number-columns-repeated="5"/>
        </table:table-row>
        <table:table-row table:style-name="ro1">
          <table:table-cell office:value-type="time" office:time-value="PT11H40M54.02S" calcext:value-type="time">
            <text:p>11:40:54.02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03475787" calcext:value-type="float">
            <text:p>-3.48E-09</text:p>
          </table:table-cell>
          <table:table-cell table:formula="of:=[.C201]*10^9" office:value-type="float" office:value="-3.475787" calcext:value-type="float">
            <text:p>-3.475787</text:p>
          </table:table-cell>
          <table:table-cell table:formula="of:=[.$N$1]*[.D201]" office:value-type="float" office:value="-2.84302592523482" calcext:value-type="float">
            <text:p>-2.84302592523482</text:p>
          </table:table-cell>
          <table:table-cell table:number-columns-repeated="12"/>
        </table:table-row>
        <table:table-row table:style-name="ro1">
          <table:table-cell office:value-type="time" office:time-value="PT11H40M54.404S" calcext:value-type="time">
            <text:p>11:40:54.40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03499055" calcext:value-type="float">
            <text:p>-3.50E-09</text:p>
          </table:table-cell>
          <table:table-cell table:formula="of:=[.C202]*10^9" office:value-type="float" office:value="-3.499055" calcext:value-type="float">
            <text:p>-3.499055</text:p>
          </table:table-cell>
          <table:table-cell table:formula="of:=[.$N$1]*[.D202]" office:value-type="float" office:value="-2.86205802565649" calcext:value-type="float">
            <text:p>-2.86205802565649</text:p>
          </table:table-cell>
          <table:table-cell table:number-columns-repeated="12"/>
        </table:table-row>
        <table:table-row table:style-name="ro1">
          <table:table-cell office:value-type="time" office:time-value="PT11H40M54.788S" calcext:value-type="time">
            <text:p>11:40:54.79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03651887" calcext:value-type="float">
            <text:p>-3.65E-09</text:p>
          </table:table-cell>
          <table:table-cell table:formula="of:=[.C203]*10^9" office:value-type="float" office:value="-3.651887" calcext:value-type="float">
            <text:p>-3.651887</text:p>
          </table:table-cell>
          <table:table-cell table:formula="of:=[.$N$1]*[.D203]" office:value-type="float" office:value="-2.98706722161858" calcext:value-type="float">
            <text:p>-2.98706722161858</text:p>
          </table:table-cell>
          <table:table-cell table:number-columns-repeated="12"/>
        </table:table-row>
        <table:table-row table:style-name="ro1">
          <table:table-cell office:value-type="time" office:time-value="PT11H40M55.172S" calcext:value-type="time">
            <text:p>11:40:55.17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0882439" calcext:value-type="float">
            <text:p>-8.82E-09</text:p>
          </table:table-cell>
          <table:table-cell table:formula="of:=[.C204]*10^9" office:value-type="float" office:value="-8.82439" calcext:value-type="float">
            <text:p>-8.82439</text:p>
          </table:table-cell>
          <table:table-cell table:formula="of:=[.$N$1]*[.D204]" office:value-type="float" office:value="-7.21792490287318" calcext:value-type="float">
            <text:p>-7.21792490287318</text:p>
          </table:table-cell>
          <table:table-cell table:number-columns-repeated="12"/>
        </table:table-row>
        <table:table-row table:style-name="ro1">
          <table:table-cell office:value-type="time" office:time-value="PT11H40M55.555S" calcext:value-type="time">
            <text:p>11:40:55.56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089124" calcext:value-type="float">
            <text:p>-8.91E-09</text:p>
          </table:table-cell>
          <table:table-cell table:formula="of:=[.C205]*10^9" office:value-type="float" office:value="-8.9124" calcext:value-type="float">
            <text:p>-8.9124</text:p>
          </table:table-cell>
          <table:table-cell table:formula="of:=[.$N$1]*[.D205]" office:value-type="float" office:value="-7.28991283299661" calcext:value-type="float">
            <text:p>-7.28991283299661</text:p>
          </table:table-cell>
          <table:table-cell/>
          <table:table-cell office:value-type="float" office:value="-200" calcext:value-type="float">
            <text:p>-200</text:p>
          </table:table-cell>
          <table:table-cell table:formula="of:=AVERAGE([.E204:.E208])" office:value-type="float" office:value="-7.17199953172156" calcext:value-type="float">
            <text:p>-7.17199953172156</text:p>
          </table:table-cell>
          <table:table-cell office:value-type="float" office:value="0.05" calcext:value-type="float">
            <text:p>0.05</text:p>
          </table:table-cell>
          <table:table-cell table:formula="of:=SQRT(([.H205]*[.$N$2])^2+([.$N$1]*[.L205])^2)" office:value-type="float" office:value="0.115865403498617" calcext:value-type="float">
            <text:p>0.115865403498617</text:p>
          </table:table-cell>
          <table:table-cell/>
          <table:table-cell table:formula="of:=(MAX([.E204:.E208])-MIN([.E204:.E208]))/2" office:value-type="float" office:value="0.127269196540787" calcext:value-type="float">
            <text:p>0.127269196540787</text:p>
          </table:table-cell>
          <table:table-cell table:number-columns-repeated="5"/>
        </table:table-row>
        <table:table-row table:style-name="ro1">
          <table:table-cell office:value-type="time" office:time-value="PT11H40M55.939S" calcext:value-type="time">
            <text:p>11:40:55.94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0881055" calcext:value-type="float">
            <text:p>-8.81E-09</text:p>
          </table:table-cell>
          <table:table-cell table:formula="of:=[.C206]*10^9" office:value-type="float" office:value="-8.81055" calcext:value-type="float">
            <text:p>-8.81055</text:p>
          </table:table-cell>
          <table:table-cell table:formula="of:=[.$N$1]*[.D206]" office:value-type="float" office:value="-7.20660445118691" calcext:value-type="float">
            <text:p>-7.20660445118691</text:p>
          </table:table-cell>
          <table:table-cell table:number-columns-repeated="12"/>
        </table:table-row>
        <table:table-row table:style-name="ro1">
          <table:table-cell office:value-type="time" office:time-value="PT11H40M56.315S" calcext:value-type="time">
            <text:p>11:40:56.32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08692666" calcext:value-type="float">
            <text:p>-8.69E-09</text:p>
          </table:table-cell>
          <table:table-cell table:formula="of:=[.C207]*10^9" office:value-type="float" office:value="-8.692666" calcext:value-type="float">
            <text:p>-8.692666</text:p>
          </table:table-cell>
          <table:table-cell table:formula="of:=[.$N$1]*[.D207]" office:value-type="float" office:value="-7.11018103163606" calcext:value-type="float">
            <text:p>-7.11018103163606</text:p>
          </table:table-cell>
          <table:table-cell table:number-columns-repeated="12"/>
        </table:table-row>
        <table:table-row table:style-name="ro1">
          <table:table-cell office:value-type="time" office:time-value="PT11H40M56.691S" calcext:value-type="time">
            <text:p>11:40:56.69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0860121" calcext:value-type="float">
            <text:p>-8.60E-09</text:p>
          </table:table-cell>
          <table:table-cell table:formula="of:=[.C208]*10^9" office:value-type="float" office:value="-8.60121" calcext:value-type="float">
            <text:p>-8.60121</text:p>
          </table:table-cell>
          <table:table-cell table:formula="of:=[.$N$1]*[.D208]" office:value-type="float" office:value="-7.03537443991503" calcext:value-type="float">
            <text:p>-7.03537443991503</text:p>
          </table:table-cell>
          <table:table-cell table:number-columns-repeated="12"/>
        </table:table-row>
        <table:table-row table:style-name="ro1">
          <table:table-cell office:value-type="time" office:time-value="PT11H40M57.076S" calcext:value-type="time">
            <text:p>11:40:57.08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2229906" calcext:value-type="float">
            <text:p>-2.23E-08</text:p>
          </table:table-cell>
          <table:table-cell table:formula="of:=[.C209]*10^9" office:value-type="float" office:value="-22.29906" calcext:value-type="float">
            <text:p>-22.29906</text:p>
          </table:table-cell>
          <table:table-cell table:formula="of:=[.$N$1]*[.D209]" office:value-type="float" office:value="-18.2395542904" calcext:value-type="float">
            <text:p>-18.2395542904</text:p>
          </table:table-cell>
          <table:table-cell table:number-columns-repeated="12"/>
        </table:table-row>
        <table:table-row table:style-name="ro1">
          <table:table-cell office:value-type="time" office:time-value="PT11H40M57.459S" calcext:value-type="time">
            <text:p>11:40:57.46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2232788" calcext:value-type="float">
            <text:p>-2.23E-08</text:p>
          </table:table-cell>
          <table:table-cell table:formula="of:=[.C210]*10^9" office:value-type="float" office:value="-22.32788" calcext:value-type="float">
            <text:p>-22.32788</text:p>
          </table:table-cell>
          <table:table-cell table:formula="of:=[.$N$1]*[.D210]" office:value-type="float" office:value="-18.2631276587236" calcext:value-type="float">
            <text:p>-18.2631276587236</text:p>
          </table:table-cell>
          <table:table-cell/>
          <table:table-cell office:value-type="float" office:value="-205" calcext:value-type="float">
            <text:p>-205</text:p>
          </table:table-cell>
          <table:table-cell table:formula="of:=AVERAGE([.E209:.E213])" office:value-type="float" office:value="-18.2759465979452" calcext:value-type="float">
            <text:p>-18.2759465979452</text:p>
          </table:table-cell>
          <table:table-cell office:value-type="float" office:value="0.05" calcext:value-type="float">
            <text:p>0.05</text:p>
          </table:table-cell>
          <table:table-cell table:formula="of:=SQRT(([.H210]*[.$N$2])^2+([.$N$1]*[.L210])^2)" office:value-type="float" office:value="0.135395341323878" calcext:value-type="float">
            <text:p>0.135395341323878</text:p>
          </table:table-cell>
          <table:table-cell/>
          <table:table-cell table:formula="of:=(MAX([.E209:.E213])-MIN([.E209:.E213]))/2" office:value-type="float" office:value="0.0477724697063824" calcext:value-type="float">
            <text:p>0.047772469706382</text:p>
          </table:table-cell>
          <table:table-cell table:number-columns-repeated="5"/>
        </table:table-row>
        <table:table-row table:style-name="ro1">
          <table:table-cell office:value-type="time" office:time-value="PT11H40M57.842S" calcext:value-type="time">
            <text:p>11:40:57.84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2229435" calcext:value-type="float">
            <text:p>-2.23E-08</text:p>
          </table:table-cell>
          <table:table-cell table:formula="of:=[.C211]*10^9" office:value-type="float" office:value="-22.29435" calcext:value-type="float">
            <text:p>-22.29435</text:p>
          </table:table-cell>
          <table:table-cell table:formula="of:=[.$N$1]*[.D211]" office:value-type="float" office:value="-18.2357017378392" calcext:value-type="float">
            <text:p>-18.2357017378392</text:p>
          </table:table-cell>
          <table:table-cell table:number-columns-repeated="12"/>
        </table:table-row>
        <table:table-row table:style-name="ro1">
          <table:table-cell office:value-type="time" office:time-value="PT11H40M58.226S" calcext:value-type="time">
            <text:p>11:40:58.23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2241116" calcext:value-type="float">
            <text:p>-2.24E-08</text:p>
          </table:table-cell>
          <table:table-cell table:formula="of:=[.C212]*10^9" office:value-type="float" office:value="-22.41116" calcext:value-type="float">
            <text:p>-22.41116</text:p>
          </table:table-cell>
          <table:table-cell table:formula="of:=[.$N$1]*[.D212]" office:value-type="float" office:value="-18.3312466772519" calcext:value-type="float">
            <text:p>-18.3312466772519</text:p>
          </table:table-cell>
          <table:table-cell table:number-columns-repeated="12"/>
        </table:table-row>
        <table:table-row table:style-name="ro1">
          <table:table-cell office:value-type="time" office:time-value="PT11H40M58.61S" calcext:value-type="time">
            <text:p>11:40:58.61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2238531" calcext:value-type="float">
            <text:p>-2.24E-08</text:p>
          </table:table-cell>
          <table:table-cell table:formula="of:=[.C213]*10^9" office:value-type="float" office:value="-22.38531" calcext:value-type="float">
            <text:p>-22.38531</text:p>
          </table:table-cell>
          <table:table-cell table:formula="of:=[.$N$1]*[.D213]" office:value-type="float" office:value="-18.3101026255113" calcext:value-type="float">
            <text:p>-18.3101026255113</text:p>
          </table:table-cell>
          <table:table-cell table:number-columns-repeated="12"/>
        </table:table-row>
        <table:table-row table:style-name="ro1">
          <table:table-cell office:value-type="time" office:time-value="PT11H40M58.995S" calcext:value-type="time">
            <text:p>11:40:59.0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5254659" calcext:value-type="float">
            <text:p>-5.25E-08</text:p>
          </table:table-cell>
          <table:table-cell table:formula="of:=[.C214]*10^9" office:value-type="float" office:value="-52.54659" calcext:value-type="float">
            <text:p>-52.54659</text:p>
          </table:table-cell>
          <table:table-cell table:formula="of:=[.$N$1]*[.D214]" office:value-type="float" office:value="-42.9805732205928" calcext:value-type="float">
            <text:p>-42.9805732205928</text:p>
          </table:table-cell>
          <table:table-cell table:number-columns-repeated="12"/>
        </table:table-row>
        <table:table-row table:style-name="ro1">
          <table:table-cell office:value-type="time" office:time-value="PT11H40M59.378S" calcext:value-type="time">
            <text:p>11:40:59.38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525241" calcext:value-type="float">
            <text:p>-5.25E-08</text:p>
          </table:table-cell>
          <table:table-cell table:formula="of:=[.C215]*10^9" office:value-type="float" office:value="-52.5241" calcext:value-type="float">
            <text:p>-52.5241</text:p>
          </table:table-cell>
          <table:table-cell table:formula="of:=[.$N$1]*[.D215]" office:value-type="float" office:value="-42.9621774866026" calcext:value-type="float">
            <text:p>-42.9621774866026</text:p>
          </table:table-cell>
          <table:table-cell/>
          <table:table-cell office:value-type="float" office:value="-210" calcext:value-type="float">
            <text:p>-210</text:p>
          </table:table-cell>
          <table:table-cell table:formula="of:=AVERAGE([.E214:.E218])" office:value-type="float" office:value="-42.9166453866338" calcext:value-type="float">
            <text:p>-42.9166453866338</text:p>
          </table:table-cell>
          <table:table-cell office:value-type="float" office:value="0.05" calcext:value-type="float">
            <text:p>0.05</text:p>
          </table:table-cell>
          <table:table-cell table:formula="of:=SQRT(([.H215]*[.$N$2])^2+([.$N$1]*[.L215])^2)" office:value-type="float" office:value="0.308202148646904" calcext:value-type="float">
            <text:p>0.308202148646904</text:p>
          </table:table-cell>
          <table:table-cell/>
          <table:table-cell table:formula="of:=(MAX([.E214:.E218])-MIN([.E214:.E218]))/2" office:value-type="float" office:value="0.0588925232233493" calcext:value-type="float">
            <text:p>0.058892523223349</text:p>
          </table:table-cell>
          <table:table-cell table:number-columns-repeated="5"/>
        </table:table-row>
        <table:table-row table:style-name="ro1">
          <table:table-cell office:value-type="time" office:time-value="PT11H40M59.762S" calcext:value-type="time">
            <text:p>11:40:59.76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5240259" calcext:value-type="float">
            <text:p>-5.24E-08</text:p>
          </table:table-cell>
          <table:table-cell table:formula="of:=[.C216]*10^9" office:value-type="float" office:value="-52.40259" calcext:value-type="float">
            <text:p>-52.40259</text:p>
          </table:table-cell>
          <table:table-cell table:formula="of:=[.$N$1]*[.D216]" office:value-type="float" office:value="-42.8627881741461" calcext:value-type="float">
            <text:p>-42.8627881741461</text:p>
          </table:table-cell>
          <table:table-cell table:number-columns-repeated="12"/>
        </table:table-row>
        <table:table-row table:style-name="ro1">
          <table:table-cell office:value-type="time" office:time-value="PT11H41M00.146S" calcext:value-type="time">
            <text:p>11:41:00.1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5243593" calcext:value-type="float">
            <text:p>-5.24E-08</text:p>
          </table:table-cell>
          <table:table-cell table:formula="of:=[.C217]*10^9" office:value-type="float" office:value="-52.43593" calcext:value-type="float">
            <text:p>-52.43593</text:p>
          </table:table-cell>
          <table:table-cell table:formula="of:=[.$N$1]*[.D217]" office:value-type="float" office:value="-42.8900586842053" calcext:value-type="float">
            <text:p>-42.8900586842053</text:p>
          </table:table-cell>
          <table:table-cell table:number-columns-repeated="12"/>
        </table:table-row>
        <table:table-row table:style-name="ro1">
          <table:table-cell office:value-type="time" office:time-value="PT11H41M00.529S" calcext:value-type="time">
            <text:p>11:41:00.53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5243296" calcext:value-type="float">
            <text:p>-5.24E-08</text:p>
          </table:table-cell>
          <table:table-cell table:formula="of:=[.C218]*10^9" office:value-type="float" office:value="-52.43296" calcext:value-type="float">
            <text:p>-52.43296</text:p>
          </table:table-cell>
          <table:table-cell table:formula="of:=[.$N$1]*[.D218]" office:value-type="float" office:value="-42.8876293676224" calcext:value-type="float">
            <text:p>-42.8876293676224</text:p>
          </table:table-cell>
          <table:table-cell table:number-columns-repeated="12"/>
        </table:table-row>
        <table:table-row table:style-name="ro1">
          <table:table-cell office:value-type="time" office:time-value="PT14H49M19.319S" calcext:value-type="time">
            <text:p>14:49:19.3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392" calcext:value-type="float">
            <text:p>-1.26E-06</text:p>
          </table:table-cell>
          <table:table-cell table:number-columns-repeated="14"/>
        </table:table-row>
        <table:table-row table:style-name="ro1">
          <table:table-cell office:value-type="time" office:time-value="PT14H49M19.703S" calcext:value-type="time">
            <text:p>14:49:19.7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256" calcext:value-type="float">
            <text:p>-1.26E-06</text:p>
          </table:table-cell>
          <table:table-cell table:number-columns-repeated="14"/>
        </table:table-row>
        <table:table-row table:style-name="ro1">
          <table:table-cell office:value-type="time" office:time-value="PT14H49M20.086S" calcext:value-type="time">
            <text:p>14:49:20.0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4" calcext:value-type="float">
            <text:p>-1.26E-06</text:p>
          </table:table-cell>
          <table:table-cell table:number-columns-repeated="14"/>
        </table:table-row>
        <table:table-row table:style-name="ro1">
          <table:table-cell office:value-type="time" office:time-value="PT14H49M20.469S" calcext:value-type="time">
            <text:p>14:49:20.4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848" calcext:value-type="float">
            <text:p>-1.26E-06</text:p>
          </table:table-cell>
          <table:table-cell table:number-columns-repeated="14"/>
        </table:table-row>
        <table:table-row table:style-name="ro1">
          <table:table-cell office:value-type="time" office:time-value="PT14H49M20.853S" calcext:value-type="time">
            <text:p>14:49:20.8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936" calcext:value-type="float">
            <text:p>-1.26E-06</text:p>
          </table:table-cell>
          <table:table-cell table:number-columns-repeated="14"/>
        </table:table-row>
        <table:table-row table:style-name="ro1">
          <table:table-cell office:value-type="time" office:time-value="PT14H49M21.238S" calcext:value-type="time">
            <text:p>14:49:21.2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031" calcext:value-type="float">
            <text:p>-1.26E-06</text:p>
          </table:table-cell>
          <table:table-cell table:number-columns-repeated="14"/>
        </table:table-row>
        <table:table-row table:style-name="ro1">
          <table:table-cell office:value-type="time" office:time-value="PT14H49M21.622S" calcext:value-type="time">
            <text:p>14:49:21.6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259" calcext:value-type="float">
            <text:p>-1.26E-06</text:p>
          </table:table-cell>
          <table:table-cell table:number-columns-repeated="14"/>
        </table:table-row>
        <table:table-row table:style-name="ro1">
          <table:table-cell office:value-type="time" office:time-value="PT14H49M22.006S" calcext:value-type="time">
            <text:p>14:49:22.0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763" calcext:value-type="float">
            <text:p>-1.26E-06</text:p>
          </table:table-cell>
          <table:table-cell table:number-columns-repeated="14"/>
        </table:table-row>
        <table:table-row table:style-name="ro1">
          <table:table-cell office:value-type="time" office:time-value="PT14H49M22.389S" calcext:value-type="time">
            <text:p>14:49:22.3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60019" calcext:value-type="float">
            <text:p>-1.26E-06</text:p>
          </table:table-cell>
          <table:table-cell table:number-columns-repeated="14"/>
        </table:table-row>
        <table:table-row table:style-name="ro1">
          <table:table-cell office:value-type="time" office:time-value="PT14H49M22.765S" calcext:value-type="time">
            <text:p>14:49:22.7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6" calcext:value-type="float">
            <text:p>-1.26E-06</text:p>
          </table:table-cell>
          <table:table-cell table:number-columns-repeated="14"/>
        </table:table-row>
      </table:table>
      <table:named-expressions/>
      <table:database-ranges>
        <table:database-range table:name="__Anonymous_Sheet_DB__0" table:target-range-address="'Sweep Template'.G5:'Sweep Template'.J21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 style:data-style-name="N2" text:time-value="12:57:23.8102207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43:28.794515965</meta:creation-date>
    <dc:date>2018-02-28T13:10:38.460503047</dc:date>
    <meta:editing-duration>PT1H55M41S</meta:editing-duration>
    <meta:editing-cycles>18</meta:editing-cycles>
    <meta:generator>LibreOffice/5.3.5.2$Linux_X86_64 LibreOffice_project/30$Build-2</meta:generator>
    <meta:document-statistic meta:table-count="1" meta:cell-count="1522" meta:object-count="0"/>
  </office:meta>
</office:document-meta>
</file>